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C1A1C80871EFACF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none" draw:textarea-horizontal-align="left" draw:textarea-vertical-align="top" draw:auto-grow-height="true" draw:auto-grow-width="true" fo:min-height="0.665cm" fo:min-width="0.665cm" fo:padding-top="0cm" fo:padding-bottom="0cm" fo:padding-left="0cm" fo:padding-right="0cm"/>
    </style:style>
    <style:style style:name="gr7" style:family="graphic" style:parent-style-name="standard">
      <style:graphic-properties draw:stroke="none" draw:fill="solid" draw:fill-color="#ffffff"/>
    </style:style>
    <style:style style:name="gr8" style:family="graphic" style:parent-style-name="standard">
      <style:graphic-properties draw:stroke="solid" svg:stroke-width="0cm" svg:stroke-color="#000000" draw:stroke-linejoin="bevel" svg:stroke-linecap="square" draw:fill="none"/>
    </style:style>
    <style:style style:name="gr9" style:family="graphic" style:parent-style-name="standard">
      <style:graphic-properties draw:stroke="solid" svg:stroke-width="0.069cm" svg:stroke-color="#000000" draw:stroke-linejoin="bevel" svg:stroke-linecap="round" draw:fill="none" fo:padding-top="0.034cm" fo:padding-bottom="0.034cm" fo:padding-left="0.034cm" fo:padding-right="0.034cm"/>
    </style:style>
    <style:style style:name="gr10" style:family="graphic" style:parent-style-name="standard">
      <style:graphic-properties draw:stroke="solid" svg:stroke-width="0.034cm" svg:stroke-color="#000000" draw:stroke-linejoin="bevel" svg:stroke-linecap="round" draw:fill="none" fo:padding-top="0.017cm" fo:padding-bottom="0.017cm" fo:padding-left="0.017cm" fo:padding-right="0.017cm"/>
    </style:style>
    <style:style style:name="gr11" style:family="graphic" style:parent-style-name="standard">
      <style:graphic-properties draw:stroke="solid" svg:stroke-width="0.034cm" svg:stroke-color="#ff0000" draw:stroke-linejoin="bevel" svg:stroke-linecap="round" draw:fill="solid" draw:fill-color="#000000" fo:padding-top="0.017cm" fo:padding-bottom="0.017cm" fo:padding-left="0.017cm" fo:padding-right="0.017cm"/>
    </style:style>
    <style:style style:name="gr12"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399cm" fo:min-width="0.399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style:paragraph-properties fo:text-align="start" style:writing-mode="lr-tb"/>
    </style:style>
    <style:style style:name="P4" style:family="paragraph">
      <loext:graphic-properties draw:fill="none"/>
      <style:text-properties fo:font-size="18.8999996185303pt" style:font-size-asian="18.8999996185303pt" style:font-size-complex="18.8999996185303pt"/>
    </style:style>
    <style:style style:name="P5" style:family="paragraph">
      <loext:graphic-properties draw:fill="solid" draw:fill-color="#ffffff"/>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1.3999996185303pt" style:font-size-asian="11.3999996185303pt" style:font-size-complex="11.3999996185303pt"/>
    </style:style>
    <style:style style:name="T1" style:family="text">
      <style:text-properties fo:color="#000000" style:font-name="osifont1" fo:font-size="18.8999996185303pt" style:font-size-asian="18.8999996185303pt" style:font-name-complex="osifont1" style:font-size-complex="18.8999996185303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osifont1" fo:font-size="11.3999996185303pt" style:font-size-asian="11.3999996185303pt" style:font-name-complex="osifont1" style:font-size-complex="11.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C1A1C80871EFACF4.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277cm" svg:height="0.29cm" svg:x="14.806cm" svg:y="16.565cm" svg:viewBox="0 0 1278 291" svg:d="M0 287v-24c7-15 15-28 24-40 9-11 19-22 30-31 10-10 21-18 31-26s19-16 28-24c8-8 14-16 19-25 5-10 8-20 8-31 0-15-4-26-13-35-9-8-21-12-37-12-14 0-26 4-36 12s-15 19-17 34l-35-3c2-22 11-39 27-52s37-19 61-19c28 0 49 6 64 19 14 13 22 31 22 55 0 11-3 21-8 32-4 11-12 21-21 32-10 10-28 26-55 48-14 12-26 23-35 33-9 9-15 19-19 28h142v29zM200 291l79-291h31l-79 291zM337 287v-29h70v-210l-62 44v-33l65-44h32v243h66v29zM730 212c0 25-8 45-24 59-16 13-39 20-68 20-28 0-50-6-66-18-17-13-26-31-29-55l35-4c5 32 25 48 60 48 17 0 31-4 41-12 10-9 15-22 15-39 0-15-6-26-17-34-12-9-28-13-50-13h-19v-30h19c19 0 33-4 44-12 10-9 16-21 16-36 0-14-5-26-13-34-9-9-22-13-38-13s-28 4-37 12c-10 8-15 19-17 33l-35-3c3-22 12-39 28-52 16-12 36-18 61-18 27 0 48 6 64 19 15 12 22 30 22 53 0 17-5 32-14 43-10 11-24 18-43 22v1c21 2 36 9 48 20 11 12 17 26 17 43zM747 291l80-291h30l-78 291zM885 287v-29h69v-210l-61 44v-33l64-44h32v243h66v29zM1278 212c0 25-8 44-24 58s-39 21-68 21c-30 0-53-7-69-20-17-14-25-34-25-59 0-18 5-33 15-45s23-19 39-22v-1c-15-3-26-11-35-22-8-13-13-26-13-42 0-21 8-37 23-50 16-13 38-19 64-19 27 0 48 6 63 18 16 13 23 30 23 52 0 15-4 29-12 41-9 12-21 19-36 22v1c18 3 31 10 41 22 9 12 14 27 14 45zM1235 83c0-31-16-47-50-47-16 0-30 4-38 12-9 8-13 19-13 35 0 15 4 28 13 36s22 12 38 12c17 0 29-3 38-11 8-8 12-21 12-37zM1242 208c0-17-5-29-15-38-10-8-24-13-42-13s-33 5-42 14c-10 9-15 22-15 38 0 37 19 56 58 56 19 0 33-4 42-13 10-10 14-24 14-44z">
          <text:p/>
        </draw:path>
        <draw:path draw:style-name="gr2" draw:text-style-name="P2" draw:layer="layout" svg:width="1.283cm" svg:height="0.296cm" svg:x="14.803cm" svg:y="16.562cm" svg:viewBox="0 0 1284 297" svg:d="M0 290v-24-1c7-16 15-29 25-41 9-11 19-22 30-31 10-10 21-18 31-26s19-16 28-24c8-8 14-16 19-25 5-8 7-18 7-29 0-14-4-25-12-32-8-8-19-12-35-12-14 0-25 4-34 11-9 8-15 18-16 32v3h-3l-36-3-3-1 1-3c2-22 12-40 29-53 16-14 37-20 62-20 28 0 50 7 65 20 16 13 24 33 24 57 0 11-3 23-8 34-5 10-12 21-22 32-10 10-28 26-55 48l-2-2 2 2c-14 12-26 23-35 33-8 9-14 18-18 27l-3-1v-3h142 3v3 29 3h-3-180-3zM3 288h180v2h-3v-29h3v3h-142-4l2-4c4-10 10-19 19-29s21-21 36-33c26-22 44-38 54-48 9-10 16-21 21-31s7-21 7-31c0-23-7-40-21-53-15-12-35-19-62-19-24 0-43 7-59 19-15 13-24 29-27 50h-2v-3l35 3v3h-3c2-15 8-28 18-36s23-13 38-13c17 0 30 5 39 13 9 9 14 22 14 37 0 12-3 23-8 32s-12 18-21 26c-8 8-17 16-27 24-11 8-21 17-31 26-11 9-20 19-30 31-9 11-17 24-23 39l-3-1h3v24h-3zM200 293l80-291v-2h2 31 4l-1 4-79 291v2h-3-31-3zM203 291h31v3l-2-1 78-291 3 1v3h-31v-3l3 1-79 291-3-1zM338 290v-29-3h2 70v3h-3v-210h3l1 2-61 44-4 3v-5-33-2l1-1 64-44h1 1 32 2v3 243h-2v-3h66 3v3 29 3h-3-171-2zM340 288h171v2h-3v-29h3v3h-66-3v-3-243h3v2h-32v-2l1 2-64 44-2-2h3v33h-3l-1-3 61-44 5-3v6 210 3h-3-70v-3h3v29h-3zM736 215c0 26-9 47-25 61-17 14-40 21-70 21-28 0-51-6-68-19s-27-32-30-57l-1-3h3l36-4h3v3c5 31 23 46 57 46 17 0 29-4 39-13 9-8 14-19 14-36 0-14-5-24-16-32s-27-12-48-12h-19-3v-3-30-3h3 19c18 0 32-4 42-12 10-7 15-19 15-33s-4-24-12-32-20-12-36-12c-15 0-27 4-36 11s-14 18-15 31v3h-3l-35-3h-3v-3c3-23 13-41 29-54s38-19 63-19c28 0 50 6 65 19 16 14 24 32 24 56 0 17-5 33-15 45-10 11-25 19-44 23l-1-3h3v1h-3l1-3c20 2 37 9 49 21s18 27 18 45zM730 215c0-16-5-30-16-41s-26-17-46-20h-2v-2-1-2l2-1c18-4 31-11 41-21 9-10 13-25 13-41 0-23-7-39-21-51-15-13-35-19-62-19-24 0-44 6-59 18-16 13-25 29-27 51l-3-1v-2l35 2v3h-3c2-15 8-27 18-35s23-13 39-13c17 0 31 5 40 14s13 21 13 36-5 29-16 38c-11 8-27 13-46 13h-19v-3h2v30h-2v-3h19c22 0 39 5 51 13 12 9 19 22 19 37 0 18-6 32-16 41-11 9-25 13-43 13-36 0-58-17-62-50l2-1 1 3-36 3v-2l2-1c3 24 13 41 28 53 16 12 37 18 65 18 29 0 50-6 66-20 15-13 23-31 23-56zM748 293l79-291 1-2h2 30 4l-1 4-79 291v2h-2-32-3zM750 291h32v3l-3-1 79-291 2 1v3h-30v-3l2 1-79 291-3-1zM885 290v-29-3h3 69v3h-3v-210h3l2 2-62 44-4 3v-5-33-2l1-1 64-44h1 1 32 3v3 243h-3v-3h66 3v3 29 3h-3-170-3zM888 288h170v2h-3v-29h3v3h-66-3v-3-243h3v2h-32v-2l1 2-64 44-1-2h3v33h-3l-2-3 61-44 5-3v6 210 3h-3-69v-3h3v29h-3zM1284 215c0 25-8 46-25 60-16 15-41 22-71 22s-53-7-70-21-26-35-26-61c0-18 5-34 16-47 10-12 24-20 41-23v3h-3v-1h3l-1 3c-15-3-27-11-36-23s-14-28-14-44c0-21 9-39 25-52 16-14 37-20 64-20s50 6 66 19 24 32 24 54c0 16-4 31-13 43s-22 20-37 23l-1-3h3v1h-3l1-3c18 3 32 11 42 23s15 28 15 47zM1278 215c0-18-4-32-13-43-10-12-22-19-39-21l-3-1v-2-1-2l3-1c14-3 25-9 33-20 9-12 13-25 13-40 0-21-8-37-23-49-15-13-36-19-62-19s-46 7-61 19-22 28-22 48c0 15 4 29 12 40 9 11 19 18 34 22h2v2 1 3h-2c-16 3-28 9-38 21s-14 26-14 43c0 25 7 43 23 56 16 14 38 20 67 20s52-6 67-20c16-14 23-32 23-56zM1236 86c0-30-17-44-49-44-16 0-27 4-36 11-8 7-11 18-11 33s4 26 12 34 20 11 35 11c16 0 28-3 37-10 8-7 12-19 12-35zM1241 86c0 17-4 31-14 39s-23 12-40 12c-16 0-30-4-39-13s-14-22-14-38 5-29 14-37 22-12 39-12c36 0 54 17 54 49zM1242 211c0-16-4-28-14-36s-23-12-41-12c-17 0-30 4-39 13-10 9-14 20-14 36 0 36 17 53 54 53 18 0 32-4 41-12 9-9 13-22 13-42zM1248 211c0 21-5 36-15 46-9 9-26 14-45 14-39 0-60-20-60-59 0-17 5-30 16-40 10-10 25-14 43-14s34 4 45 13 16 23 16 40z">
          <text:p/>
        </draw:path>
        <draw:path draw:style-name="gr2" draw:text-style-name="P2" draw:layer="layout" svg:width="0.498cm" svg:height="0.271cm" svg:x="15.195cm" svg:y="18.865cm" svg:viewBox="0 0 499 272" svg:d="M0 272v-29h70v-210l-62 44v-33l65-44h32v243h66v29zM227 103v-40h37v40zM227 272v-40h37v40zM328 272v-29h69v-210l-61 44v-33l64-44h32v243h67v29z">
          <text:p/>
        </draw:path>
        <draw:path draw:style-name="gr2" draw:text-style-name="P2" draw:layer="layout" svg:width="0.503cm" svg:height="0.277cm" svg:x="15.193cm" svg:y="18.862cm" svg:viewBox="0 0 504 278" svg:d="M0 275v-29-3h2 70v3h-3v-210h3l1 2-61 44-4 3v-5-33-2h1l64-45h1 1 32 3v3 243h-3v-3h67 3v3 29 3h-3-172-2zM2 273h172v2h-3v-29h3v3h-67-3v-3-243h3v3h-32v-3l1 2-64 44-2-2h3v33h-3l-1-3 61-43 5-4v6 210 3h-3-70v-3h3v29h-3zM227 106v-40-3h3 37 3v3 40 3h-3-37-3zM230 103h37v3h-3v-40h3v3h-37v-3h2v40h-2zM227 275v-39-3h3 37 3v3 39 3h-3-37-3zM230 273h37v2h-3v-39h3v2h-37v-2h2v39h-2zM328 275v-29-3h3 69v3h-3v-210h3l2 2-62 44-4 3v-5-33-2h1l64-45h1 1 32 3v3 243h-3v-3h66 3v3 29 3h-3-170-3zM331 273h170v2h-3v-29h3v3h-66-3v-3-243h3v3h-32v-3l1 2-64 44-1-2h2v33h-2l-2-3 61-43 5-4v6 210 3h-3-69v-3h3v29h-3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5.872cm" svg:height="0.516cm" svg:x="18.643cm" svg:y="15.46cm" svg:viewBox="0 0 5873 517" svg:d="M0 406v-385h291v43h-239v123h223v42h-223v135h250v42zM545 406l-80-121-80 121h-53l105-151-100-145h55l73 115 73-115h55l-100 144 106 152zM759 404c-16 4-32 7-49 7-40 0-59-23-59-67v-198h-34v-36h36l14-66h33v66h54v36h-54v187c0 14 2 24 7 30 4 6 12 9 24 9 7 0 16-2 28-4zM805 406v-227c0-21-1-44-2-69h47c1 34 2 54 2 60h1c8-25 17-42 27-51 10-10 24-14 43-14 7 0 13 1 20 2v45c-7-1-15-2-26-2-21 0-36 8-47 26s-16 43-16 76v154zM1038 110v188c0 20 2 35 6 45 4 11 10 19 18 24 8 4 21 7 37 7 23 0 42-8 56-25 13-16 20-38 20-67v-172h49v233c0 35 1 56 2 63h-46c-1-1-1-3-1-7s0-9-1-14c0-5 0-15-1-29-12 20-25 35-40 43-14 8-33 13-55 13-32 0-56-8-71-24-15-17-22-43-22-80v-198zM1487 359c-9 19-22 32-37 40-15 9-33 13-55 13-38 0-65-13-83-38-17-25-26-63-26-114 0-104 36-155 109-155 22 0 41 4 56 12s27 21 36 39v-33-123h49v345c0 31 0 51 1 61h-47c0-3-1-9-1-20-1-10-1-20-1-27zM1338 258c0 42 5 71 16 89s29 27 53 27c28 0 48-10 61-29 12-19 19-49 19-90 0-40-7-69-19-87-13-18-33-27-60-27-25 0-43 9-54 27-11 19-16 48-16 90zM1648 269c0 34 7 60 21 78 14 19 35 28 62 28 21 0 38-4 51-13s21-19 26-32l43 12c-18 46-58 70-120 70-44 0-77-13-100-39s-34-65-34-116c0-50 11-87 34-113s55-39 98-39c86 0 130 52 130 158v6zM1808 230c-3-31-11-53-24-68-13-14-32-21-56-21s-43 8-57 24-21 38-22 65zM1923 406v-227c0-21-1-44-2-69h47c1 34 2 54 2 60h1c8-25 17-42 27-51 10-10 25-14 43-14 7 0 13 1 20 2v45c-7-1-15-2-26-2-21 0-36 8-47 26s-16 43-16 76v154zM2062 517v-35h325v35zM2590 406v-188c0-28-4-48-11-59-8-11-22-16-43-16s-37 8-49 24c-13 16-19 38-19 67v172h-48v-233c0-34-1-55-2-63h46c0 1 1 3 1 7s0 9 0 14c1 5 1 15 1 30h1c11-21 23-36 37-44 13-8 30-12 49-12 23 0 41 4 53 13 13 9 23 23 28 43 11-20 23-34 37-43 15-9 32-13 53-13 30 0 51 8 65 24 13 16 20 43 20 80v197h-48v-188c0-28-4-48-12-59s-22-16-42-16c-22 0-38 8-50 23-12 16-18 39-18 68v172zM3131 258c0 52-12 91-34 116-23 25-56 38-99 38-44 0-76-13-98-40-22-26-33-64-33-114 0-102 44-153 132-153 45 0 78 12 100 37 21 25 32 63 32 116zM3079 258c0-41-6-71-18-89-12-19-32-28-61-28s-49 9-62 28-20 48-20 89c0 39 7 69 19 88 13 20 33 29 60 29 29 0 51-9 63-28 13-19 19-48 19-89zM3239 110v188c0 20 2 35 6 45 4 11 10 19 18 24 9 4 21 7 37 7 24 0 43-8 56-25 14-16 21-38 21-67v-172h49v233c0 35 0 56 1 63h-46c0-1 0-3-1-7 0-4 0-9 0-14-1-5-1-15-1-29h-1c-11 20-24 35-39 43s-33 13-55 13c-33 0-56-8-71-24-15-17-23-43-23-80v-198zM3689 406v-188c0-19-2-34-6-45-3-11-10-19-18-23-8-5-21-7-37-7-23 0-42 8-56 24-13 16-20 38-20 67v172h-49v-233c0-34-1-55-2-63h47c0 1 0 3 0 7s0 9 1 14c0 5 0 15 1 30h1c11-21 24-35 39-44 15-8 33-12 55-12 32 0 56 8 71 24s22 42 22 80v197zM3925 404c-16 4-32 7-49 7-39 0-59-23-59-67v-198h-34v-36h36l14-66h33v66h55v36h-55v187c0 14 2 24 7 30s13 9 24 9c7 0 16-2 28-4zM3924 517v-35h325v35zM4280 47v-47h49v47zM4280 406v-296h49v296zM4592 406v-188c0-19-2-34-6-45s-10-19-18-23c-9-5-21-7-37-7-24 0-42 8-56 24s-20 38-20 67v172h-49v-233c0-34-1-55-2-63h46c0 1 1 3 1 7s0 9 0 14c1 5 1 15 1 30h1c12-21 25-35 39-44 15-8 34-12 56-12 32 0 56 8 71 24s22 42 22 80v197zM4936 325c0 27-10 49-31 64s-51 23-89 23c-36 0-65-6-84-18-20-13-33-31-39-57l43-9c4 16 13 28 26 35 13 8 31 11 54 11 25 0 44-4 55-11 12-8 18-19 18-35 0-11-4-21-13-28-8-7-20-13-38-18l-35-9c-29-7-49-15-61-22-11-8-21-16-28-26-6-10-10-22-10-37 0-27 10-47 29-61s47-22 84-22c33 0 58 6 78 18 19 11 31 29 36 55l-44 5c-3-13-10-23-22-30s-28-10-48-10c-22 0-38 3-49 10-11 6-16 17-16 30 0 9 2 15 7 21 4 5 10 10 19 14s27 9 54 16c26 6 45 12 56 19 12 5 21 11 27 18 7 7 12 15 16 24 3 8 5 18 5 30zM5035 269c0 34 6 60 20 78 14 19 35 28 62 28 21 0 38-4 51-13s21-19 26-32l43 12c-18 46-58 70-120 70-44 0-77-13-100-39s-34-65-34-116c0-50 11-87 34-113s56-39 98-39c87 0 130 52 130 158v6zM5194 230c-2-31-10-53-23-68-14-14-32-21-57-21-24 0-43 8-56 24-14 16-22 38-23 65zM5308 406v-227c0-21 0-44-1-69h46c1 34 2 54 2 60h1c8-25 17-42 27-51 10-10 25-14 43-14 7 0 14 1 20 2v45c-6-1-15-2-26-2-20 0-36 8-47 26-10 18-16 43-16 76v154zM5607 404c-16 4-33 7-50 7-39 0-59-23-59-67v-198h-34v-36h36l15-66h32v66h55v36h-55v187c0 14 3 24 7 30 5 6 13 9 24 9 7 0 16-2 29-4zM5873 325c0 27-11 49-32 64s-50 23-88 23c-37 0-65-6-85-18-20-13-33-31-39-57l44-9c4 16 12 28 26 35 13 8 31 11 54 11 25 0 43-4 55-11 11-8 17-19 17-35 0-11-4-21-12-28s-21-13-39-18l-35-9c-28-7-48-15-60-22-12-8-21-16-28-26s-10-22-10-37c0-27 10-47 29-61s47-22 84-22c32 0 58 6 77 18 19 11 32 29 37 55l-45 5c-2-13-10-23-22-30-11-7-27-10-47-10-23 0-39 3-49 10-11 6-16 17-16 30 0 9 2 15 6 21 5 5 11 10 20 14 8 4 26 9 54 16 26 6 44 12 56 19 11 5 20 11 27 18s12 15 15 24c4 8 6 18 6 30z">
          <text:p/>
        </draw:path>
        <draw:path draw:style-name="gr2" draw:text-style-name="P2" draw:layer="layout" svg:width="5.878cm" svg:height="0.521cm" svg:x="18.64cm" svg:y="15.458cm" svg:viewBox="0 0 5879 522" svg:d="M0 407v-384-3h3 291 3v3 43 2h-3-239v-2h3v123h-3v-3h223 3v3 42 3h-3-223v-3h3v134h-3v-3h250 3v3 42 3h-3-302-3zM3 404h302v3h-3v-42h3v2h-250-3v-2-134-3h3 223v3h-3v-42h3v3h-223-3v-3-123-3h3 239v3h-3v-43h3v3h-291v-3h2v384h-2zM545 409l-79-121 2-2 3 2-80 121-1 1h-2-53-5l3-4 105-152 2 2-2 1-100-143-3-5h5 55 1l1 2 74 114-3 2-2-2 73-114 1-2h1 55 6l-4 5-100 143-2-2 2-2 107 153 3 4h-6-54-2zM548 404h54v3l-2 2-106-152-1-2 1-2 100-142 2 1v3h-55v-3l3 2-73 114-3 4-2-4-74-114 3-2v3h-55v-3l3-1 100 143 1 2-1 1-105 152-3-2v-3h53v3l-2-1 80-121 2-4 3 4 79 121-2 1zM763 408c-16 4-33 6-50 6-41 0-62-24-62-69v-197h3v3h-34-3v-3-36-3h3 36v3h-3l14-66 1-3h2 33 3v3 66h-3v-3h54 3v3 36 3h-3-54v-3h3v186c0 14 2 23 6 28s11 8 22 8c6 0 16-1 28-4l3-1v4 36 2zM760 405v-36h2l1 3c-13 2-22 3-29 3-12 0-21-3-26-9s-8-17-8-32v-186-3h3 54v3h-2v-36h2v3h-54-3v-3-66h3v3h-33v-3l3 1-15 66v2h-2-36v-3h3v36h-3v-3h34 3v3 197c0 43 18 64 56 64 16 0 33-2 49-7v3zM805 407v-226c0-21 0-44-2-69v-3h3 47 2l1 3c1 33 2 54 2 60h-3v-2h1v2h-3c8-26 17-44 28-54 11-9 26-14 45-14 7 0 14 1 21 3h2v2 45 4l-4-1c-6-2-15-3-25-3-20 0-34 9-45 25-10 18-15 42-15 74v154 3h-3-49-3zM808 404h49v3h-3v-154c0-33 6-59 17-77s28-27 49-27c11 0 20 1 27 3l-1 2h-3v-45h3l-1 3c-6-2-13-2-19-2-18 0-31 4-41 13s-19 25-26 50l-1 2h-2-1-3v-3c0-6-1-26-2-60h3v3h-47v-3h3c1 25 2 48 2 69v226h-3zM1044 112v187c0 19 2 34 5 45 4 10 10 17 17 21 8 5 20 7 36 7 23 0 40-8 54-23 13-16 19-38 19-66v-171-3h3 49 3v3 232c0 35 1 55 2 63v3h-3-46-3v-2c0-1-1-4-1-8s0-9 0-14c-1-5-1-15-1-29h2v3-3l2 1c-11 21-25 36-40 44-15 9-34 14-57 14-33 0-57-9-73-26-15-16-23-44-23-81v-197-3h3 49 3zM1041 115h-49v-3h2v197c0 36 8 62 22 78 15 15 37 23 69 23 22 0 40-4 54-12 14-9 27-23 38-43l1-1h2 3v3c1 14 1 24 1 29s1 10 1 14 0 6 0 7h-2v-3h46v3l-3 1c-1-8-2-29-2-64v-232h3v3h-49v-3h3v171c0 29-7 53-21 69-14 17-34 26-58 26-17 0-30-3-38-8-9-5-16-13-20-25-4-11-6-26-6-46v-187h3zM1492 361c-9 19-22 33-37 42-16 8-35 13-57 13-38 0-67-14-85-39-18-26-27-65-27-116 0-104 38-157 112-157 22 0 42 4 57 12 15 9 28 22 37 41l-2 1v-3 3h-3v-33-123-2h3 49 3v2 344c0 31 0 51 1 61v3h-3-47-2v-2c-1-3-2-10-2-21-1-10-1-20-1-27h3v3h-1v-3zM1490 357h1 2v3c0 7 1 16 1 27 1 10 2 17 2 20h-3v-3h47v3l-3 1c-1-10-1-31-1-62v-344h3v3h-49v-3h2v123h-2 2l1 33v3h-3-2l-1-2c-9-17-20-30-35-38-14-8-32-11-54-11-71 0-106 49-106 151 0 51 9 88 26 112 17 25 43 37 80 37 22 0 39-4 54-12s26-21 35-39l1-2zM1344 259c0 41 5 70 15 88 11 17 27 25 51 25 27 0 46-9 58-28 13-19 19-48 19-88 0-39-6-66-19-84-12-18-30-26-57-26-24 0-41 8-51 26-11 18-16 47-16 87zM1338 259c0-41 6-71 17-90s30-29 56-29c28 0 49 10 62 29 13 18 19 48 19 87 0 41-6 72-19 91-13 20-34 31-63 31-25 0-44-10-55-29-12-18-17-48-17-90zM1654 270c0 33 7 59 21 77 13 17 32 26 59 26 21 0 37-4 49-12 13-9 21-19 25-31l1-3 3 1 43 12 3 1-1 3c-18 47-60 72-123 72-45 0-79-14-102-40-23-27-35-67-35-118 0-49 12-88 35-114 23-27 57-40 100-40 88 0 133 54 133 160v6 3h-3-211v-3zM1651 267h211v3h-3v-6c0-104-42-154-127-154-42 0-74 12-96 38-22 25-33 61-33 110 0 51 11 88 33 114 22 25 55 38 98 38 61 0 100-23 117-68l3 1-1 3-43-13 1-2 3 1c-5 13-15 25-28 33-13 9-31 14-52 14-28 0-50-10-64-29s-22-46-22-80v-3zM1808 233c-2-31-10-53-23-67-12-14-30-20-54-20-23 0-41 7-55 23-13 15-20 36-21 64l-3-1v-2h159v2zM1811 235h-159-3v-3c1-28 9-51 23-67 15-16 35-25 59-25 25 0 45 8 58 22 14 15 22 39 25 70v3zM1922 407v-226c0-21 0-44-1-69l-1-3h3 48 3v3c1 33 2 54 2 60h-3v-2h1v2h-3c8-26 18-44 28-54 11-9 26-14 45-14 7 0 14 1 21 3h2v2 45 4l-4-1c-6-2-14-3-25-3-20 0-34 9-44 25-11 18-16 42-16 74v154 3h-3-50-3zM1925 404h50v3h-3v-154c0-33 6-59 17-77s28-27 49-27c11 0 20 1 27 3l-1 2h-3v-45h3l-1 3c-6-2-13-2-19-2-18 0-31 4-41 13s-18 25-26 50l-1 2h-2-1-3v-3c0-6-1-26-2-60h3v3h-48v-3h3c1 25 2 48 2 69v226h-3zM2062 519v-35-3h3 325 3v3 35 3h-3-325-3zM2065 516h325v3h-2v-35h2v3h-325v-3h3v35h-3zM2590 407v-187c0-28-3-47-11-57-7-11-20-16-40-16s-35 8-47 23c-12 16-18 37-18 66v171 3h-3-48-3v-3-232c0-34-1-55-2-62v-4h3 46 3v3c0 1 0 3 1 7 0 4 0 9 0 14 1 5 1 15 1 30h-3v-3h1v3l-2-2c10-21 23-36 37-44 14-9 31-13 51-13 23 0 42 5 55 14 14 9 23 24 28 44l-2 1v-3 3l-2-2c10-20 23-35 38-44s33-13 54-13c30 0 53 8 67 25s21 44 21 82v196 3h-3-48-3v-3-187c0-28-4-47-11-57-8-11-20-16-40-16-21 0-37 8-48 23-12 16-17 37-17 66v171 3h-3-49-3zM2593 404h49v3h-3v-171c0-29 6-53 18-69 13-17 31-25 53-25 21 0 36 6 44 17 9 12 13 32 13 61v187h-3v-3h48v3h-3v-196c0-37-6-63-19-78-13-16-34-23-63-23-20 0-37 4-51 12-14 9-26 22-36 42l-1 1h-2-3v-2c-5-19-14-32-26-41-13-8-30-12-52-12-19 0-35 3-48 11s-25 22-35 43l-1 1h-2-1-2v-2c-1-15-1-24-1-30-1-5-1-9-1-13s0-7 0-7l2-1v3h-46v-3h3c1 8 1 29 1 63v232h-2v-3h48v3h-2v-171c0-29 6-53 18-69 13-17 31-25 52-25s37 6 45 17c8 12 12 32 12 61v187h-3zM3136 259c0 52-11 92-34 118-24 25-58 39-101 39-44 0-78-14-100-41-23-27-34-66-34-116 0-102 46-155 135-155 46 0 80 13 102 38s32 65 32 117zM3131 259c0-51-11-89-31-113-21-25-53-36-98-36-87 0-129 49-129 149 0 50 10 87 32 112 22 26 53 39 96 39 42 0 74-12 96-37 23-25 34-62 34-114zM3079 259c0-40-6-69-17-87-12-18-31-26-59-26s-48 9-60 27-19 47-19 86 6 67 19 87c12 18 31 28 57 28 29 0 49-9 61-28 12-18 18-47 18-87zM3085 259c0 41-7 71-20 91-13 19-35 29-65 29-28 0-49-10-62-30s-19-50-19-90 6-70 19-89c14-20 36-30 65-30s51 10 63 29c13 19 19 49 19 90zM3245 112v187c0 19 2 34 6 45 3 10 9 17 17 21 8 5 19 7 35 7 23 0 41-8 54-23 13-16 20-38 20-66v-171-3h3 49 2v3 232c0 35 1 55 2 63l1 3h-4-46-2l-1-2c0-1 0-4 0-8-1-4-1-9-1-14s-1-15-1-29h3v3h-1v-3l2 1c-11 21-25 36-40 44-15 9-34 14-56 14-33 0-58-9-74-26-15-16-23-44-23-81v-197-3h3 49 3zM3242 115h-49v-3h3v197c0 36 7 62 22 78 14 15 37 23 69 23 21 0 39-4 53-12 15-9 27-23 38-43l1-1h2 1 2l1 3c0 14 0 24 1 29 0 5 0 10 0 14s1 6 1 7h-3v-3h46v3l-2 1c-2-8-2-29-2-64v-232h3v3h-49v-3h2v171c0 29-7 53-21 69-14 17-34 26-58 26-16 0-29-3-38-8s-16-13-20-25c-3-11-5-26-5-46v-187h2zM3689 407v-187c0-19-2-34-5-44-4-10-9-17-17-22-8-4-20-7-36-7-23 0-40 8-54 24-13 15-19 37-19 65v171 3h-3-49-3v-3-232c0-34-1-55-2-62v-4h3 47 2v3c1 1 1 3 1 7s0 9 1 14c0 5 0 15 1 30h-3v-3h1v3l-3-2c12-20 25-35 40-44s35-13 57-13c33 0 58 8 73 25 15 16 23 44 23 82v196 3h-3-49-3zM3692 404h49v3h-2v-196c0-37-8-63-22-78-15-16-37-23-69-23-22 0-39 4-54 12-14 8-27 22-38 42l-1 1h-1-1-3v-2c0-15-1-24-1-30 0-5-1-9-1-13s0-7 0-7l3-1v3h-47v-3h3c1 8 2 29 2 63v232h-3v-3h49v3h-3v-171c0-29 7-52 21-69s34-25 58-25c17 0 30 2 38 7 9 5 16 14 20 25s6 27 6 46v187h-3zM3929 408c-16 4-33 6-50 6-41 0-62-24-62-69v-197h3v3h-34-3v-3-36-3h3 36v3h-3l15-66v-3h2 33 3v3 66h-3v-3h55 2v3 36 3h-2-55v-3h3v186c0 14 2 23 6 28s11 8 22 8c7 0 16-1 28-4l3-1v4 36 2zM3926 405v-36h2l1 3c-12 2-22 3-29 3-12 0-21-3-26-9s-8-17-8-32v-186-3h3 55v3h-3v-36h3v3h-55-3v-3-66h3v3h-33v-3l3 1-14 66-1 2h-2-36v-3h3v36h-3v-3h34 3v3 197c0 43 18 64 56 64 17 0 33-2 49-7v3zM3924 519v-35-3h3 325 3v3 35 3h-3-325-3zM3927 516h325v3h-3v-35h3v3h-325v-3h3v35h-3zM4280 49v-47-2h3 49 3v2 47 3h-3-49-3zM4283 47h49v2h-3v-47h3v3h-49v-3h3v47h-3zM4280 407v-295-3h3 49 3v3 295 3h-3-49-3zM4283 404h49v3h-3v-295h3v3h-49v-3h3v295h-3zM4592 407v-187c0-19-2-34-6-44-3-10-9-17-17-22-8-4-19-7-35-7-23 0-41 8-54 24-13 15-20 37-20 65v171 3h-2-49-3v-3-232c0-34-1-55-2-62v-4h3 46 3v3c0 1 0 3 1 7 0 4 0 9 0 14 1 5 1 15 1 30h-3v-3h1v3l-2-2c11-20 25-35 40-44s34-13 57-13c32 0 57 8 73 25 15 16 23 44 23 82v196 3h-3-49-3zM4595 404h49v3h-3v-196c0-37-7-63-21-78-15-16-37-23-69-23-22 0-40 4-54 12-15 8-27 22-38 42l-1 1h-2-1-2v-2c-1-15-1-24-1-30-1-5-1-9-1-13s0-7 0-7l2-1v3h-46v-3h3c1 8 1 29 1 63v232h-2v-3h49v3h-3v-171c0-29 7-52 21-69s34-25 58-25c16 0 29 2 38 7s16 14 20 25 6 27 6 46v187h-3zM4942 326c0 28-11 51-33 66-21 16-51 24-90 24-37 0-66-7-86-19s-34-32-40-58l-1-3 3-1 43-8 3-1 1 3c4 15 12 26 24 33 13 7 31 10 53 10 25 0 43-3 54-11 11-7 16-17 16-32 0-11-4-19-11-26-8-7-20-12-38-17l1-3-1 3-35-9 1-3-1 3c-28-8-49-15-61-22s-22-16-29-26c-7-11-10-24-10-39 0-27 10-49 29-64 20-14 49-21 86-21 33 0 60 6 79 17 20 12 33 31 38 57v3l-3 1-44 5h-2l-1-2c-3-13-9-22-21-28-11-7-26-11-46-11-22 0-37 4-48 10-9 6-14 15-14 28 0 8 2 14 6 19s10 10 18 13c9 4 26 9 54 16 26 6 45 13 56 18 12 6 21 12 28 19s13 15 16 24c4 10 6 20 6 32zM4936 326c0-11-1-21-5-29-3-9-8-16-15-23-6-6-15-12-26-18-11-5-30-11-56-18l1-2-1 2c-27-6-45-12-54-16-9-3-16-9-21-14-4-6-7-14-7-23 0-14 6-26 17-33s29-10 51-10c20 0 37 3 49 11 13 7 21 18 24 32h-3l-1-3 45-5v3h-3c-5-24-16-42-35-53s-44-17-76-17c-36 0-63 7-82 21s-28 33-28 59c0 14 3 26 10 35 6 10 15 18 27 25s31 14 59 21l35 9c19 5 32 11 40 19 9 8 13 18 13 30 0 16-6 29-18 37s-31 12-57 12c-23 0-42-4-55-11-14-8-23-20-28-37l3-1 1 3-44 9v-3l2-1c6 25 19 43 38 55s47 18 83 18c38 0 66-7 87-22 20-15 30-35 30-62zM5040 270c0 33 7 59 21 77 13 17 33 26 59 26 21 0 37-4 49-12 13-9 21-19 25-31l1-3 3 1 43 12 3 1-1 3c-18 47-60 72-123 72-44 0-79-14-102-40-23-27-35-67-35-118 0-49 12-88 35-114 23-27 57-40 100-40 88 0 133 54 133 160v6 3h-3-210v-3zM5038 267h210v3h-3v-6c0-104-42-154-127-154-42 0-73 12-96 38-22 25-33 61-33 110 0 51 11 88 33 114 23 25 55 38 98 38 62 0 100-23 118-68l2 1-1 3-43-13 1-2 3 1c-5 13-14 25-27 33-14 9-32 14-53 14-28 0-49-10-64-29-14-19-21-46-21-80v-3zM5195 233c-3-31-11-53-24-67-12-14-30-20-54-20-23 0-41 7-54 23-14 15-21 36-22 64l-3-1v-2h159v2zM5197 235h-159-3v-3c1-28 9-51 23-67 15-16 35-25 59-25 25 0 45 8 59 22 13 15 21 39 24 70v3zM5308 407v-226c0-21 0-44-1-69v-3h3 46 3v3c1 33 2 54 2 60h-3v-2h1v2h-2c7-26 17-44 27-54 11-9 26-14 45-14 7 0 14 1 21 3h2v2 45 4l-3-1c-7-2-15-3-26-3-20 0-34 9-44 25-11 18-16 42-16 74v154 3h-3-49-3zM5311 404h49v3h-2v-154c0-33 5-59 16-77s28-27 49-27c11 0 20 1 27 3l-1 2h-3v-45h3v3c-7-2-13-2-20-2-18 0-31 4-41 13s-18 25-26 50l-1 2h-2-1-3v-3c0-6 0-26-2-60h3v3h-46v-3h2c2 25 2 48 2 69v226h-3zM5611 408c-17 4-34 6-51 6-40 0-62-24-62-69v-197h3v3h-34-3v-3-36-3h3 36v3h-3l15-66v-3h3 32 3v3 66h-3v-3h55 3v3 36 3h-3-55v-3h3v186c0 14 2 23 7 28 4 5 10 8 21 8 7 0 16-1 28-4l4-1v4 36 2zM5607 405v-36h3v3c-12 2-22 3-29 3-12 0-21-3-26-9s-7-17-7-32v-186-3h2 55v3h-3v-36h3v3h-55-2v-3-66h2v3h-32v-3l2 1-14 66-1 2h-2-36v-3h3v36h-3v-3h34 3v3 197c0 43 18 64 56 64 17 0 33-2 49-7l1 3zM5879 326c0 28-11 51-33 66-22 16-52 24-90 24-37 0-66-7-86-19-21-12-34-32-41-58v-3l3-1 43-8 3-1v3c4 15 12 26 25 33s30 10 53 10c25 0 42-3 53-11 11-7 16-17 16-32 0-11-3-19-11-26s-20-12-37-17v-3 3l-36-9 1-3-1 3c-28-8-48-15-60-22-13-7-22-16-29-26-7-11-11-24-11-39 0-27 10-49 30-64 20-14 49-21 86-21 32 0 59 6 79 17 19 12 32 31 37 57l1 3-3 1-44 5h-3v-2c-3-13-10-22-21-28-12-7-27-11-46-11-22 0-38 4-48 10s-14 15-14 28c0 8 1 14 5 19 5 5 10 10 19 13 8 4 26 9 53 16 26 6 45 13 57 18 12 6 21 12 28 19s12 15 16 24c4 10 6 20 6 32zM5873 326c0-11-2-21-5-29-4-9-9-16-15-23-7-6-15-12-26-18-12-5-30-11-56-18l1-2-1 2c-28-6-46-12-55-16-8-3-15-9-20-14-5-6-7-14-7-23 0-14 6-26 17-33s28-10 51-10c20 0 37 3 49 11 12 7 20 18 23 32h-3v-3l44-5 1 3h-3c-5-24-17-42-35-53-19-11-44-17-76-17-37 0-64 7-83 21-18 14-27 33-27 59 0 14 3 26 9 35 7 10 16 18 27 25 12 7 32 14 60 21l35 9c18 5 32 11 40 19s13 18 13 30c0 16-6 29-19 37-12 8-31 12-56 12-23 0-42-4-56-11-14-8-23-20-27-37l3-1v3l-43 9-1-3 3-1c6 25 18 43 38 55 19 12 47 18 83 18 38 0 66-7 87-22 20-15 30-35 30-62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68cm" svg:height="0.28cm" svg:x="18.593cm" svg:y="18.847cm" svg:viewBox="0 0 1869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1-37c-15-24-24-58-24-104 0-47 9-82 24-105s39-35 72-35c32 0 56 12 71 36 15 23 23 58 23 104zM1172 140c0-39-4-68-13-85-9-18-24-27-45-27s-37 9-46 26c-9 18-14 46-14 86 0 39 5 67 14 85 10 18 25 26 45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9 188c0 28-9 51-26 67-17 18-40 26-71 26-25 0-45-6-61-18-15-11-25-27-29-48l35-4c7 27 26 40 56 40 19 0 34-5 44-16 11-12 16-27 16-47 0-17-5-31-16-41-11-11-25-16-43-16-9 0-18 1-26 4s-16 8-25 15h-33l9-146h154v30h-123l-5 86c15-12 34-17 56-17 27 0 48 7 64 23s24 36 24 62zM1869 201c0 25-8 44-24 58-16 15-38 22-68 22-27 0-49-6-66-20-16-12-26-31-29-55l36-3c5 32 24 48 59 48 18 0 31-4 41-13 10-8 15-21 15-38 0-15-5-27-17-35-11-8-28-12-49-12h-20v-30h19c19 0 34-4 44-13 11-8 16-20 16-34 0-15-4-26-13-35-8-8-21-12-38-12-15 0-27 4-37 12-9 7-15 18-16 33l-35-3c2-22 11-40 27-52 16-13 37-19 62-19 27 0 48 7 63 19 15 13 23 31 23 53 0 18-5 32-15 43-10 10-24 18-42 22 20 3 36 9 47 21 12 11 17 26 17 43z">
          <text:p/>
        </draw:path>
        <draw:path draw:style-name="gr2" draw:text-style-name="P2" draw:layer="layout" svg:width="1.872cm" svg:height="0.284cm" svg:x="18.591cm" svg:y="18.845cm" svg:viewBox="0 0 1873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7-12-73-38c-16-24-24-59-24-105 0-47 8-82 23-106 16-24 42-36 75-36s57 12 73 36c15 24 23 60 23 106zM1208 142c0-46-8-80-23-103s-37-35-69-35-57 11-72 34-22 58-22 104c0 45 8 80 23 103 16 24 39 36 70 36s53-12 69-36 24-58 24-103zM1172 142c0-39-4-67-13-84s-23-26-43-26c-21 0-35 8-44 25-10 17-15 45-15 85 0 38 5 66 15 84 9 17 23 26 43 26s34-9 43-27c10-18 14-45 14-83zM1176 142c0 38-4 67-14 85-10 19-26 28-47 28s-37-9-47-27c-10-19-15-47-15-86 0-40 5-69 15-87 10-17 26-27 48-27 21 0 37 10 47 28 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53 190c0 29-9 52-26 70-18 16-42 25-73 25-25 0-46-6-62-17-16-12-26-29-30-50l-1-2 2-1 36-4h1l1 2c7 26 25 39 54 39 19 0 32-6 43-17 10-11 15-25 15-45 0-17-5-30-15-40-11-10-24-15-42-15-9 0-18 1-26 4-7 3-15 8-23 15h-1-1-33-3l1-2 9-146v-2h2 154 2v2 30 2h-2-123v-2h2l-5 86h-2l-1-2c15-11 35-17 57-17 27 0 49 8 65 24 17 16 25 37 25 63zM1649 190c0-25-8-45-23-60-16-16-36-23-63-23-22 0-40 5-55 17l-3 2v-4l5-86v-2h2 123v2h-2v-30h2v2h-154v-2h2l-9 147-2-1v-1h33v1l-1-1c8-7 17-12 25-15s17-5 27-5c18 0 33 6 44 16 11 11 17 26 17 43 0 20-6 36-17 48-10 12-26 17-45 17-31 0-51-14-58-41l2-1v2l-35 4v-2h2c4 20 13 36 28 48 16 11 35 16 60 16 30 0 53-8 70-25 17-16 25-38 25-66zM1873 203c0 25-8 46-24 61-17 14-40 21-70 21-28 0-50-7-67-19-17-14-27-33-30-58v-2h2l36-3h2v2c4 31 23 46 57 46 17 0 30-4 40-12 10-9 14-21 14-37 0-15-5-25-16-33s-27-12-48-12h-20-2v-2-30-2h2 19c19 0 33-4 43-12s15-19 15-33-4-25-12-33-20-12-37-12c-15 0-27 3-36 11s-14 18-15 32l-1 2h-2l-34-3h-2v-2c2-23 12-41 28-54 16-12 37-19 63-19 27 0 49 7 64 20 16 13 24 31 24 54 0 18-5 33-15 44s-25 19-44 23v-2h2-2v-2c21 3 37 10 49 21 11 12 17 27 17 45zM1869 203c0-17-5-31-16-42s-26-18-46-20h-2v-2-2h1c19-4 32-11 42-22 9-10 14-24 14-41 0-22-7-39-22-51-15-13-35-19-62-19-25 0-45 6-60 18-16 13-25 29-27 51h-2v-2l35 3v2l-2-1c1-14 7-26 17-34s23-12 38-12c17 0 31 4 40 13s13 21 13 36-6 27-16 36c-11 8-27 13-46 13h-19v-2h2v30h-2v-2h20c22 0 39 4 50 13 12 8 18 21 18 36 0 17-5 31-15 40-11 9-25 13-43 13-35 0-56-17-61-50h2v2l-36 3v-2h2c3 24 12 42 28 55 17 12 38 18 65 18 29 0 51-7 67-20 16-15 23-33 23-58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frame draw:style-name="gr6" draw:text-style-name="P4" draw:layer="layout" svg:width="0.665cm" svg:height="0.78cm" svg:x="27.685cm" svg:y="19.214cm">
          <draw:text-box>
            <text:p text:style-name="P3"><text:span text:style-name="T1">X</text:span></text:p>
          </draw:text-box>
        </draw:frame>
        <draw:polygon draw:style-name="gr7" draw:text-style-name="P5" draw:layer="layout" svg:width="3.719cm" svg:height="2.586cm" svg:x="1.568cm" svg:y="16.152cm" svg:viewBox="0 0 3720 2587" draw:points="1491,0 2013,0 3357,634 3404,779 3619,1422 3720,1726 3479,2209 3518,2325 3372,2435 2187,2435 1808,2194 1348,2539 1300,2558 1262,2587 1023,2587 936,2550 944,2518 923,2509 753,2476 406,2334 0,1118 262,922 502,922 834,1158 1043,1253 1092,1217 1074,1163 1107,1138 1074,313">
          <text:p/>
        </draw:polygon>
        <draw:polygon draw:style-name="gr8" draw:text-style-name="P1" draw:layer="layout" svg:width="0cm" svg:height="0cm" svg:x="3.443cm" svg:y="17.302cm" svg:viewBox="0 0 0 0" draw:points="0,0">
          <text:p/>
        </draw:polygon>
        <draw:path draw:style-name="gr7" draw:text-style-name="P5" draw:layer="layout" svg:width="1.998cm" svg:height="1.502cm" svg:x="3.143cm" svg:y="16.753cm" svg:viewBox="0 0 1999 1503" svg:d="M0 0h112l1523 143 364 1092-134 268h-273c14-7 28-15 40-24 25-18 45-42 61-70 75-133 37-343-94-518-130-174-322-270-470-235-31 8-60 21-85 39-105 80-129 247-60 423 70 177 219 329 378 385h-861l-60-179-143-430-242-725z">
          <text:p/>
        </draw:path>
        <draw:polygon draw:style-name="gr8" draw:text-style-name="P1" draw:layer="layout" svg:width="0cm" svg:height="0cm" svg:x="3.443cm" svg:y="17.302cm" svg:viewBox="0 0 0 0" draw:points="0,0">
          <text:p/>
        </draw:polygon>
        <draw:polygon draw:style-name="gr7" draw:text-style-name="P5" draw:layer="layout" svg:width="1.06cm" svg:height="1.665cm" svg:x="1.807cm" svg:y="17.073cm" svg:viewBox="0 0 1061 1666" draw:points="0,196 405,1413 1023,1666 1061,1637 594,236 262,0">
          <text:p/>
        </draw:polygon>
        <draw:polygon draw:style-name="gr8" draw:text-style-name="P1" draw:layer="layout" svg:width="0cm" svg:height="0cm" svg:x="3.443cm" svg:y="17.302cm" svg:viewBox="0 0 0 0" draw:points="0,0">
          <text:p/>
        </draw:polygon>
        <draw:path draw:style-name="gr7" draw:text-style-name="P5" draw:layer="layout" svg:width="0.974cm" svg:height="1.465cm" svg:x="2.61cm" svg:y="16.922cm" svg:viewBox="0 0 975 1466" svg:d="M589 0c-34 224 58 500 243 724l-335 250-143-428c-13-39-50-71-83-71h-11-69 69 11c33 0 70 32 83 71l143 428 335-250 143 430-415 312-286-859c-1-2-2-4-2-6-2-3-4-6-7-9-2-3-6-6-9-8-4-3-7-5-12-7-15-6-34-9-56-7l-188-88 49-36-18-54 33-25h270l7 1 7 2 7 3 7 4 6 5 6 6 5 7 5 8 4 9 4 9 2 10 2 10 1 10v11c1-32 3-63 6-95 9-95 29-188 60-272z">
          <text:p/>
        </draw:path>
        <draw:polygon draw:style-name="gr8" draw:text-style-name="P1" draw:layer="layout" svg:width="0cm" svg:height="0cm" svg:x="3.443cm" svg:y="17.302cm" svg:viewBox="0 0 0 0" draw:points="0,0">
          <text:p/>
        </draw:polygon>
        <draw:path draw:style-name="gr7" draw:text-style-name="P5" draw:layer="layout" svg:width="1.906cm" svg:height="0.519cm" svg:x="2.879cm" svg:y="16.377cm" svg:viewBox="0 0 1907 520" svg:d="M1 100l92 276c5-4 9-8 14-11 5-5 10-9 15-14s10-10 15-15c6-5 11-11 16-17 6-6 11-12 17-18 6-7 11-13 17-20 5-7 11-14 16-21 6-7 11-14 17-21 10-15 21-30 31-45 4-7 9-15 14-22 4-7 9-15 13-22s8-14 12-21 8-14 11-21c-3 7-7 14-11 21s-8 14-12 21-9 15-13 22c-5 7-10 15-14 22-10 15-21 30-31 45-6 7-11 14-17 21-5 7-11 14-16 21-6 7-11 13-17 20-6 6-11 12-17 18-5 6-10 12-16 17-5 5-10 10-15 15s-10 9-15 14c-5 3-9 7-14 11h171 112l1524 144 7-12-6-15-20-18-31-21-43-24-55-25-66-28-75-29-85-30-93-32-100-31-105-32-110-31-113-31-605-161h-135c-80 0-198 39-265 88l1 11z">
          <text:p/>
        </draw:path>
        <draw:polygon draw:style-name="gr8" draw:text-style-name="P1" draw:layer="layout" svg:width="0cm" svg:height="0cm" svg:x="3.443cm" svg:y="17.302cm" svg:viewBox="0 0 0 0" draw:points="0,0">
          <text:p/>
        </draw:polygon>
        <draw:path draw:style-name="gr7" draw:text-style-name="P5" draw:layer="layout" svg:width="0.769cm" svg:height="1.4cm" svg:x="2.401cm" svg:y="17.309cm" svg:viewBox="0 0 770 1401" svg:d="M484 221l286 858-255 303-48 19-467-1401 209 95 189 89c22-2 41 1 56 7 5 2 8 4 12 7 3 2 7 5 9 8 3 3 5 6 7 9 0 2 1 4 2 6z">
          <text:p/>
        </draw:path>
        <draw:polygon draw:style-name="gr8" draw:text-style-name="P1" draw:layer="layout" svg:width="0cm" svg:height="0cm" svg:x="3.443cm" svg:y="17.302cm" svg:viewBox="0 0 0 0" draw:points="0,0">
          <text:p/>
        </draw:polygon>
        <draw:path draw:style-name="gr7" draw:text-style-name="P5" draw:layer="layout" svg:width="1.363cm" svg:height="0.331cm" svg:x="3.644cm" svg:y="18.255cm" svg:viewBox="0 0 1364 332" svg:d="M1091 0h273l-107 216 39 116h-1186l-110-332h861c42 15 83 22 122 22s76-7 108-22z">
          <text:p/>
        </draw:path>
        <draw:polygon draw:style-name="gr8" draw:text-style-name="P1" draw:layer="layout" svg:width="0cm" svg:height="0cm" svg:x="3.443cm" svg:y="17.302cm" svg:viewBox="0 0 0 0" draw:points="0,0">
          <text:p/>
        </draw:polygon>
        <draw:path draw:style-name="gr7" draw:text-style-name="P5" draw:layer="layout" svg:width="0.64cm" svg:height="0.767cm" svg:x="4.234cm" svg:y="17.401cm" svg:viewBox="0 0 641 768" svg:d="M603 761c-20 4-42 7-64 7-120 0-256-71-364-191-107-119-173-270-175-405-1-63 12-119 38-165 148-35 340 61 470 235 132 175 170 386 95 519z">
          <text:p/>
        </draw:path>
        <draw:polygon draw:style-name="gr8" draw:text-style-name="P1" draw:layer="layout" svg:width="0cm" svg:height="0cm" svg:x="3.443cm" svg:y="17.302cm" svg:viewBox="0 0 0 0" draw:points="0,0">
          <text:p/>
        </draw:polygon>
        <draw:polygon draw:style-name="gr7" draw:text-style-name="P5" draw:layer="layout" svg:width="1.645cm" svg:height="0.744cm" svg:x="3.279cm" svg:y="16.152cm" svg:viewBox="0 0 1646 745" draw:points="301,0 1646,635 1619,656 1500,745 1507,733 1501,718 1482,700 1451,680 1408,656 1353,631 1287,603 1212,573 1127,543 1034,511 934,480 828,448 718,417 605,386 0,225">
          <text:p/>
        </draw:polygon>
        <draw:polygon draw:style-name="gr8" draw:text-style-name="P1" draw:layer="layout" svg:width="0cm" svg:height="0cm" svg:x="3.443cm" svg:y="17.302cm" svg:viewBox="0 0 0 0" draw:points="0,0">
          <text:p/>
        </draw:polygon>
        <draw:polygon draw:style-name="gr7" draw:text-style-name="P5" draw:layer="layout" svg:width="0.644cm" svg:height="1.216cm" svg:x="1.568cm" svg:y="17.269cm" svg:viewBox="0 0 645 1217" draw:points="0,0 406,1217 645,1217 240,0">
          <text:p/>
        </draw:polygon>
        <draw:polygon draw:style-name="gr8" draw:text-style-name="P1" draw:layer="layout" svg:width="0cm" svg:height="0cm" svg:x="3.443cm" svg:y="17.302cm" svg:viewBox="0 0 0 0" draw:points="0,0">
          <text:p/>
        </draw:polygon>
        <draw:path draw:style-name="gr7" draw:text-style-name="P5" draw:layer="layout" svg:width="0.432cm" svg:height="0.919cm" svg:x="2.641cm" svg:y="16.465cm" svg:viewBox="0 0 433 920" svg:d="M240 12l13 335h172l8 206c-31 84-51 177-60 272-3 32-5 63-6 95v-11l-1-10-2-10-2-10-4-9-4-9-5-8-5-7-6-6-6-5-7-4-7-3-7-2-7-1h-271l-33-825h239l1 11z">
          <text:p/>
        </draw:path>
        <draw:polygon draw:style-name="gr8" draw:text-style-name="P1" draw:layer="layout" svg:width="0cm" svg:height="0cm" svg:x="3.443cm" svg:y="17.302cm" svg:viewBox="0 0 0 0" draw:points="0,0">
          <text:p/>
        </draw:polygon>
        <draw:polygon draw:style-name="gr7" draw:text-style-name="P5" draw:layer="layout" svg:width="0.509cm" svg:height="1.201cm" svg:x="4.778cm" svg:y="16.786cm" svg:viewBox="0 0 510 1202" draw:points="147,0 194,144 409,788 510,1092 364,1202 0,110 120,21">
          <text:p/>
        </draw:polygon>
        <draw:polygon draw:style-name="gr8" draw:text-style-name="P1" draw:layer="layout" svg:width="0cm" svg:height="0cm" svg:x="3.443cm" svg:y="17.302cm" svg:viewBox="0 0 0 0" draw:points="0,0">
          <text:p/>
        </draw:polygon>
        <draw:path draw:style-name="gr7" draw:text-style-name="P5" draw:layer="layout" svg:width="0.748cm" svg:height="0.869cm" svg:x="4.088cm" svg:y="17.408cm" svg:viewBox="0 0 749 870" svg:d="M749 754c-16 28-36 52-61 70-12 9-26 17-40 24-32 15-69 22-108 22s-80-7-122-22c-159-56-308-208-378-385s-46-344 60-424c25-18 54-31 85-39-26 46-39 102-38 165 2 135 68 287 175 406 108 119 244 190 364 190 22 0 43-3 63-7z">
          <text:p/>
        </draw:path>
        <draw:polygon draw:style-name="gr8" draw:text-style-name="P1" draw:layer="layout" svg:width="0cm" svg:height="0cm" svg:x="3.443cm" svg:y="17.302cm" svg:viewBox="0 0 0 0" draw:points="0,0">
          <text:p/>
        </draw:polygon>
        <draw:path draw:style-name="gr7" draw:text-style-name="P5" draw:layer="layout" svg:width="0.939cm" svg:height="0.313cm" svg:x="2.641cm" svg:y="16.152cm" svg:viewBox="0 0 940 314" svg:d="M417 0h523l-302 225h-135c-80 0-198 40-265 89h-238z">
          <text:p/>
        </draw:path>
        <draw:polygon draw:style-name="gr8" draw:text-style-name="P1" draw:layer="layout" svg:width="0cm" svg:height="0cm" svg:x="3.443cm" svg:y="17.302cm" svg:viewBox="0 0 0 0" draw:points="0,0">
          <text:p/>
        </draw:polygon>
        <draw:polygon draw:style-name="gr7" draw:text-style-name="P5" draw:layer="layout" svg:width="0.379cm" svg:height="0.51cm" svg:x="3.375cm" svg:y="18.076cm" svg:viewBox="0 0 380 511" draw:points="209,0 270,179 380,511 0,269 120,179">
          <text:p/>
        </draw:polygon>
        <draw:polygon draw:style-name="gr8" draw:text-style-name="P1" draw:layer="layout" svg:width="0cm" svg:height="0cm" svg:x="3.443cm" svg:y="17.302cm" svg:viewBox="0 0 0 0" draw:points="0,0">
          <text:p/>
        </draw:polygon>
        <draw:polygon draw:style-name="gr7" draw:text-style-name="P5" draw:layer="layout" svg:width="0.856cm" svg:height="0.253cm" svg:x="1.973cm" svg:y="18.485cm" svg:viewBox="0 0 857 254" draw:points="531,217 618,254 857,254 240,0 0,0 348,143 518,176 539,185">
          <text:p/>
        </draw:polygon>
        <draw:polygon draw:style-name="gr8" draw:text-style-name="P1" draw:layer="layout" svg:width="0cm" svg:height="0cm" svg:x="3.443cm" svg:y="17.302cm" svg:viewBox="0 0 0 0" draw:points="0,0">
          <text:p/>
        </draw:polygon>
        <draw:polygon draw:style-name="gr7" draw:text-style-name="P5" draw:layer="layout" svg:width="0.669cm" svg:height="0.614cm" svg:x="2.915cm" svg:y="18.076cm" svg:viewBox="0 0 670 615" draw:points="256,312 670,0 581,180 461,270 0,615">
          <text:p/>
        </draw:polygon>
        <draw:polygon draw:style-name="gr8" draw:text-style-name="P1" draw:layer="layout" svg:width="0cm" svg:height="0cm" svg:x="3.443cm" svg:y="17.302cm" svg:viewBox="0 0 0 0" draw:points="0,0">
          <text:p/>
        </draw:polygon>
        <draw:polygon draw:style-name="gr7" draw:text-style-name="P5" draw:layer="layout" svg:width="0.501cm" svg:height="0.196cm" svg:x="1.568cm" svg:y="17.073cm" svg:viewBox="0 0 502 197" draw:points="263,0 502,0 240,197 0,197">
          <text:p/>
        </draw:polygon>
        <draw:polygon draw:style-name="gr8" draw:text-style-name="P1" draw:layer="layout" svg:width="0cm" svg:height="0cm" svg:x="3.443cm" svg:y="17.302cm" svg:viewBox="0 0 0 0" draw:points="0,0">
          <text:p/>
        </draw:polygon>
        <draw:polygon draw:style-name="gr7" draw:text-style-name="P5" draw:layer="layout" svg:width="0.387cm" svg:height="0.593cm" svg:x="4.9cm" svg:y="17.877cm" svg:viewBox="0 0 388 594" draw:points="146,484 388,0 241,110 107,379 0,594">
          <text:p/>
        </draw:polygon>
        <draw:polygon draw:style-name="gr8" draw:text-style-name="P1" draw:layer="layout" svg:width="0cm" svg:height="0cm" svg:x="3.443cm" svg:y="17.302cm" svg:viewBox="0 0 0 0" draw:points="0,0">
          <text:p/>
        </draw:polygon>
        <draw:path draw:style-name="gr7" draw:text-style-name="P5" draw:layer="layout" svg:width="0.249cm" svg:height="0.724cm" svg:x="3.192cm" svg:y="16.922cm" svg:viewBox="0 0 250 725" svg:d="M7 0c-34 225 58 501 243 725z">
          <text:p/>
        </draw:path>
        <draw:polygon draw:style-name="gr8" draw:text-style-name="P1" draw:layer="layout" svg:width="0cm" svg:height="0cm" svg:x="3.443cm" svg:y="17.302cm" svg:viewBox="0 0 0 0" draw:points="0,0">
          <text:p/>
        </draw:polygon>
        <draw:polygon draw:style-name="gr7" draw:text-style-name="P5" draw:layer="layout" svg:width="0.134cm" svg:height="0.264cm" svg:x="3.065cm" svg:y="16.753cm" svg:viewBox="0 0 135 265" draw:points="78,0 135,170 8,265 0,60">
          <text:p/>
        </draw:polygon>
        <draw:polygon draw:style-name="gr8" draw:text-style-name="P1" draw:layer="layout" svg:width="0cm" svg:height="0cm" svg:x="3.443cm" svg:y="17.302cm" svg:viewBox="0 0 0 0" draw:points="0,0">
          <text:p/>
        </draw:polygon>
        <draw:polygon draw:style-name="gr7" draw:text-style-name="P5" draw:layer="layout" svg:width="0.185cm" svg:height="0.226cm" svg:x="4.9cm" svg:y="18.36cm" svg:viewBox="0 0 186 227" draw:points="186,116 146,0 0,110 39,227">
          <text:p/>
        </draw:polygon>
        <draw:polygon draw:style-name="gr8" draw:text-style-name="P1" draw:layer="layout" svg:width="0cm" svg:height="0cm" svg:x="3.443cm" svg:y="17.302cm" svg:viewBox="0 0 0 0" draw:points="0,0">
          <text:p/>
        </draw:polygon>
        <draw:polygon draw:style-name="gr7" draw:text-style-name="P5" draw:layer="layout" svg:width="0.092cm" svg:height="0.335cm" svg:x="2.88cm" svg:y="16.477cm" svg:viewBox="0 0 93 336" draw:points="0,0 93,277 13,336">
          <text:p/>
        </draw:polygon>
        <draw:polygon draw:style-name="gr8" draw:text-style-name="P1" draw:layer="layout" svg:width="0cm" svg:height="0cm" svg:x="3.443cm" svg:y="17.302cm" svg:viewBox="0 0 0 0" draw:points="0,0">
          <text:p/>
        </draw:polygon>
        <draw:path draw:style-name="gr7" draw:text-style-name="P5" draw:layer="layout" svg:width="0.128cm" svg:height="0.144cm" svg:x="3.943cm" svg:y="18.301cm" svg:viewBox="0 0 129 145" svg:d="M123 125c8-13 8-32 2-53-8-23-24-44-44-57-14-10-28-15-41-15-3 0-7 1-10 2-5 1-10 3-14 6-23 18-21 61 6 97 26 35 68 50 91 32 4-3 8-7 10-12z">
          <text:p/>
        </draw:path>
        <draw:polygon draw:style-name="gr8" draw:text-style-name="P1" draw:layer="layout" svg:width="0cm" svg:height="0cm" svg:x="3.443cm" svg:y="17.302cm" svg:viewBox="0 0 0 0" draw:points="0,0">
          <text:p/>
        </draw:polygon>
        <draw:path draw:style-name="gr7" draw:text-style-name="P5" draw:layer="layout" svg:width="0.129cm" svg:height="0.143cm" svg:x="4.14cm" svg:y="18.322cm" svg:viewBox="0 0 130 144" svg:d="M113 137c-7 4-15 7-24 7-28 0-59-23-77-55s-16-67 4-81c25-18 65-4 92 32 26 36 29 79 5 97z">
          <text:p/>
        </draw:path>
        <draw:polygon draw:style-name="gr8" draw:text-style-name="P1" draw:layer="layout" svg:width="0cm" svg:height="0cm" svg:x="3.443cm" svg:y="17.302cm" svg:viewBox="0 0 0 0" draw:points="0,0">
          <text:p/>
        </draw:polygon>
        <draw:path draw:style-name="gr7" draw:text-style-name="P5" draw:layer="layout" svg:width="0.129cm" svg:height="0.143cm" svg:x="3.77cm" svg:y="17.213cm" svg:viewBox="0 0 130 144" svg:d="M112 137c-6 5-14 7-24 7-27 0-59-22-76-55-18-32-16-65 5-81 23-18 64-3 90 33 28 35 30 78 5 96z">
          <text:p/>
        </draw:path>
        <draw:polygon draw:style-name="gr8" draw:text-style-name="P1" draw:layer="layout" svg:width="0cm" svg:height="0cm" svg:x="3.443cm" svg:y="17.302cm" svg:viewBox="0 0 0 0" draw:points="0,0">
          <text:p/>
        </draw:polygon>
        <draw:path draw:style-name="gr7" draw:text-style-name="P5" draw:layer="layout" svg:width="0.128cm" svg:height="0.143cm" svg:x="4.694cm" svg:y="17.213cm" svg:viewBox="0 0 129 144" svg:d="M113 137c-6 5-16 7-25 7-27 0-59-22-76-55-17-32-15-65 4-81 24-18 64-3 92 33 26 35 29 78 5 96z">
          <text:p/>
        </draw:path>
        <draw:polygon draw:style-name="gr8" draw:text-style-name="P1" draw:layer="layout" svg:width="0cm" svg:height="0cm" svg:x="3.443cm" svg:y="17.302cm" svg:viewBox="0 0 0 0" draw:points="0,0">
          <text:p/>
        </draw:polygon>
        <draw:polygon draw:style-name="gr7" draw:text-style-name="P5" draw:layer="layout" svg:width="0.25cm" svg:height="0.059cm" svg:x="2.893cm" svg:y="16.753cm" svg:viewBox="0 0 251 60" draw:points="79,0 251,0 172,60 0,60">
          <text:p/>
        </draw:polygon>
        <draw:polygon draw:style-name="gr8" draw:text-style-name="P1" draw:layer="layout" svg:width="0cm" svg:height="0cm" svg:x="3.443cm" svg:y="17.302cm" svg:viewBox="0 0 0 0" draw:points="0,0">
          <text:p/>
        </draw:polygon>
        <draw:path draw:style-name="gr7" draw:text-style-name="P5" draw:layer="layout" svg:width="0.172cm" svg:height="0.081cm" svg:x="2.822cm" svg:y="16.308cm" svg:viewBox="0 0 173 82" svg:d="M173 12c-3-8-15-12-33-12-27 0-64 10-95 25-30 15-49 33-44 45 6 16 48 16 95 0s82-42 77-58z">
          <text:p/>
        </draw:path>
        <draw:polygon draw:style-name="gr8" draw:text-style-name="P1" draw:layer="layout" svg:width="0cm" svg:height="0cm" svg:x="3.443cm" svg:y="17.302cm" svg:viewBox="0 0 0 0" draw:points="0,0">
          <text:p/>
        </draw:polygon>
        <draw:path draw:style-name="gr7" draw:text-style-name="P5" draw:layer="layout" svg:width="0.172cm" svg:height="0.081cm" svg:x="1.677cm" svg:y="17.166cm" svg:viewBox="0 0 173 82" svg:d="M173 12c-3-7-14-12-32-12-28 0-66 10-96 25-31 15-48 33-44 44 5 17 48 17 95 0 48-16 82-41 77-57z">
          <text:p/>
        </draw:path>
        <draw:polygon draw:style-name="gr8" draw:text-style-name="P1" draw:layer="layout" svg:width="0cm" svg:height="0cm" svg:x="3.443cm" svg:y="17.302cm" svg:viewBox="0 0 0 0" draw:points="0,0">
          <text:p/>
        </draw:polygon>
        <draw:path draw:style-name="gr7" draw:text-style-name="P5" draw:layer="layout" svg:width="0.104cm" svg:height="0.125cm" svg:x="3.967cm" svg:y="18.301cm" svg:viewBox="0 0 105 126" svg:d="M58 16c-14-11-29-16-42-16-3 0-7 1-10 2-12 22-6 57 15 85 23 29 54 44 78 38 8-13 8-32 2-52-11 0-24-8-33-20-10-12-13-26-10-37z">
          <text:p/>
        </draw:path>
        <draw:polygon draw:style-name="gr8" draw:text-style-name="P1" draw:layer="layout" svg:width="0cm" svg:height="0cm" svg:x="3.443cm" svg:y="17.302cm" svg:viewBox="0 0 0 0" draw:points="0,0">
          <text:p/>
        </draw:polygon>
        <draw:path draw:style-name="gr7" draw:text-style-name="P5" draw:layer="layout" svg:width="0.122cm" svg:height="0.142cm" svg:x="3.943cm" svg:y="18.303cm" svg:viewBox="0 0 123 143" svg:d="M31 0c-5 1-11 3-15 6-23 18-21 61 6 97 27 35 68 50 91 32 4-3 8-7 10-12-24 6-55-9-77-39-21-28-28-63-15-84z">
          <text:p/>
        </draw:path>
        <draw:polygon draw:style-name="gr8" draw:text-style-name="P1" draw:layer="layout" svg:width="0cm" svg:height="0cm" svg:x="3.443cm" svg:y="17.302cm" svg:viewBox="0 0 0 0" draw:points="0,0">
          <text:p/>
        </draw:polygon>
        <draw:path draw:style-name="gr7" draw:text-style-name="P5" draw:layer="layout" svg:width="0.044cm" svg:height="0.057cm" svg:x="4.023cm" svg:y="18.316cm" svg:viewBox="0 0 45 58" svg:d="M1 0c-3 12 0 26 11 38 9 12 22 20 33 20-8-23-24-44-44-58z">
          <text:p/>
        </draw:path>
        <draw:polygon draw:style-name="gr8" draw:text-style-name="P1" draw:layer="layout" svg:width="0cm" svg:height="0cm" svg:x="3.443cm" svg:y="17.302cm" svg:viewBox="0 0 0 0" draw:points="0,0">
          <text:p/>
        </draw:polygon>
        <draw:path draw:style-name="gr9" draw:text-style-name="P1" draw:layer="layout" svg:width="0.038cm" svg:height="0.165cm" svg:x="4.234cm" svg:y="17.408cm" svg:viewBox="0 0 39 166" svg:d="M0 166c-1-63 13-120 39-166">
          <text:p/>
        </draw:path>
        <draw:line draw:style-name="gr9" draw:text-style-name="P1" draw:layer="layout" svg:x1="4.971cm" svg:y1="16.93cm" svg:x2="5.187cm" svg:y2="17.574cm">
          <text:p/>
        </draw:line>
        <draw:polyline draw:style-name="gr9" draw:text-style-name="P1" draw:layer="layout" svg:width="0cm" svg:height="0cm" svg:x="4.778cm" svg:y="16.896cm" svg:viewBox="0 0 0 0" draw:points="0,0">
          <text:p/>
        </draw:polyline>
        <draw:line draw:style-name="gr9" draw:text-style-name="P1" draw:layer="layout" svg:x1="4.778cm" svg:y1="16.896cm" svg:x2="5.142cm" svg:y2="17.988cm">
          <text:p/>
        </draw:line>
        <draw:line draw:style-name="gr9" draw:text-style-name="P1" draw:layer="layout" svg:x1="5.288cm" svg:y1="17.877cm" svg:x2="5.141cm" svg:y2="17.988cm">
          <text:p/>
        </draw:line>
        <draw:line draw:style-name="gr9" draw:text-style-name="P1" draw:layer="layout" svg:x1="5.186cm" svg:y1="17.573cm" svg:x2="5.288cm" svg:y2="17.878cm">
          <text:p/>
        </draw:line>
        <draw:line draw:style-name="gr9" draw:text-style-name="P1" draw:layer="layout" svg:x1="4.924cm" svg:y1="16.786cm" svg:x2="4.972cm" svg:y2="16.931cm">
          <text:p/>
        </draw:line>
        <draw:line draw:style-name="gr9" draw:text-style-name="P1" draw:layer="layout" svg:x1="4.925cm" svg:y1="16.786cm" svg:x2="4.897cm" svg:y2="16.808cm">
          <text:p/>
        </draw:line>
        <draw:line draw:style-name="gr9" draw:text-style-name="P1" draw:layer="layout" svg:x1="4.899cm" svg:y1="16.807cm" svg:x2="4.778cm" svg:y2="16.897cm">
          <text:p/>
        </draw:line>
        <draw:line draw:style-name="gr9" draw:text-style-name="P1" draw:layer="layout" svg:x1="5.086cm" svg:y1="18.477cm" svg:x2="5.046cm" svg:y2="18.36cm">
          <text:p/>
        </draw:line>
        <draw:line draw:style-name="gr9" draw:text-style-name="P1" draw:layer="layout" svg:x1="5.046cm" svg:y1="18.361cm" svg:x2="5.288cm" svg:y2="17.877cm">
          <text:p/>
        </draw:line>
        <draw:path draw:style-name="gr9" draw:text-style-name="P1" draw:layer="layout" svg:width="0.063cm" svg:height="0.007cm" svg:x="4.773cm" svg:y="18.161cm" svg:viewBox="0 0 64 8" svg:d="M64 0c-21 5-42 8-64 8">
          <text:p/>
        </draw:path>
        <draw:path draw:style-name="gr9" draw:text-style-name="P1" draw:layer="layout" svg:width="0.539cm" svg:height="0.595cm" svg:x="4.234cm" svg:y="17.573cm" svg:viewBox="0 0 540 596" svg:d="M540 596c-120 0-257-72-365-191-107-119-173-270-175-405">
          <text:p/>
        </draw:path>
        <draw:path draw:style-name="gr9" draw:text-style-name="P1" draw:layer="layout" svg:width="0.108cm" svg:height="0.022cm" svg:x="4.627cm" svg:y="18.255cm" svg:viewBox="0 0 109 23" svg:d="M109 0c-32 15-69 23-109 23">
          <text:p/>
        </draw:path>
        <draw:path draw:style-name="gr9" draw:text-style-name="P1" draw:layer="layout" svg:width="0.417cm" svg:height="0.808cm" svg:x="4.088cm" svg:y="17.447cm" svg:viewBox="0 0 418 809" svg:d="M418 809c-160-56-309-209-379-386-69-176-45-343 60-423">
          <text:p/>
        </draw:path>
        <draw:path draw:style-name="gr9" draw:text-style-name="P1" draw:layer="layout" svg:width="0.687cm" svg:height="0.83cm" svg:x="4.187cm" svg:y="17.401cm" svg:viewBox="0 0 688 831" svg:d="M0 46c145-108 394-20 556 196 163 218 177 481 33 589">
          <text:p/>
        </draw:path>
        <draw:path draw:style-name="gr9" draw:text-style-name="P1" draw:layer="layout" svg:width="0.04cm" svg:height="0.024cm" svg:x="4.735cm" svg:y="18.231cm" svg:viewBox="0 0 41 25" svg:d="M41 0c-12 9-26 17-41 25">
          <text:p/>
        </draw:path>
        <draw:path draw:style-name="gr9" draw:text-style-name="P1" draw:layer="layout" svg:width="0.122cm" svg:height="0.022cm" svg:x="4.505cm" svg:y="18.255cm" svg:viewBox="0 0 123 23" svg:d="M123 23c-39 0-81-8-123-23">
          <text:p/>
        </draw:path>
        <draw:path draw:style-name="gr9" draw:text-style-name="P1" draw:layer="layout" svg:width="0.087cm" svg:height="0.135cm" svg:x="3.77cm" svg:y="17.221cm" svg:viewBox="0 0 88 136" svg:d="M88 136c-27 0-60-23-77-56-17-32-15-65 5-80">
          <text:p/>
        </draw:path>
        <draw:path draw:style-name="gr9" draw:text-style-name="P1" draw:layer="layout" svg:width="0.112cm" svg:height="0.136cm" svg:x="3.787cm" svg:y="17.213cm" svg:viewBox="0 0 113 137" svg:d="M0 8c23-19 64-3 91 32s29 78 5 97">
          <text:p/>
        </draw:path>
        <draw:path draw:style-name="gr9" draw:text-style-name="P1" draw:layer="layout" svg:width="0.024cm" svg:height="0.007cm" svg:x="3.858cm" svg:y="17.349cm" svg:viewBox="0 0 25 8" svg:d="M25 0c-6 6-15 8-25 8">
          <text:p/>
        </draw:path>
        <draw:path draw:style-name="gr9" draw:text-style-name="P1" draw:layer="layout" svg:width="0.087cm" svg:height="0.135cm" svg:x="4.694cm" svg:y="17.221cm" svg:viewBox="0 0 88 136" svg:d="M88 136c-27 0-59-23-77-56-17-32-15-65 5-80">
          <text:p/>
        </draw:path>
        <draw:path draw:style-name="gr9" draw:text-style-name="P1" draw:layer="layout" svg:width="0.112cm" svg:height="0.136cm" svg:x="4.71cm" svg:y="17.213cm" svg:viewBox="0 0 113 137" svg:d="M0 8c24-19 65-3 92 32 26 35 29 78 5 97">
          <text:p/>
        </draw:path>
        <draw:path draw:style-name="gr9" draw:text-style-name="P1" draw:layer="layout" svg:width="0.024cm" svg:height="0.007cm" svg:x="4.782cm" svg:y="17.349cm" svg:viewBox="0 0 25 8" svg:d="M25 0c-6 6-15 8-25 8">
          <text:p/>
        </draw:path>
        <draw:line draw:style-name="gr9" draw:text-style-name="P1" draw:layer="layout" svg:x1="3.58cm" svg:y1="16.152cm" svg:x2="4.925cm" svg:y2="16.787cm">
          <text:p/>
        </draw:line>
        <draw:polyline draw:style-name="gr9" draw:text-style-name="P1" draw:layer="layout" svg:width="0cm" svg:height="0cm" svg:x="3.255cm" svg:y="16.753cm" svg:viewBox="0 0 0 0" draw:points="0,0">
          <text:p/>
        </draw:polyline>
        <draw:line draw:style-name="gr9" draw:text-style-name="P1" draw:layer="layout" svg:x1="3.255cm" svg:y1="16.753cm" svg:x2="4.779cm" svg:y2="16.897cm">
          <text:p/>
        </draw:line>
        <draw:line draw:style-name="gr9" draw:text-style-name="P1" draw:layer="layout" svg:x1="3.885cm" svg:y1="16.539cm" svg:x2="3.279cm" svg:y2="16.377cm">
          <text:p/>
        </draw:line>
        <draw:polyline draw:style-name="gr9" draw:text-style-name="P1" draw:layer="layout" svg:width="0.901cm" svg:height="0.358cm" svg:x="3.884cm" svg:y="16.538cm" svg:viewBox="0 0 902 359" draw:points="0,0 113,31 224,62 329,95 429,126 522,158 607,188 682,217 748,245 803,270 846,294 877,314 896,332 902,347 895,359">
          <text:p/>
        </draw:polyline>
        <draw:line draw:style-name="gr9" draw:text-style-name="P1" draw:layer="layout" svg:x1="3.581cm" svg:y1="16.152cm" svg:x2="3.279cm" svg:y2="16.378cm">
          <text:p/>
        </draw:line>
        <draw:line draw:style-name="gr9" draw:text-style-name="P1" draw:layer="layout" svg:x1="3.441cm" svg:y1="17.646cm" svg:x2="3.585cm" svg:y2="18.077cm">
          <text:p/>
        </draw:line>
        <draw:line draw:style-name="gr9" draw:text-style-name="P1" draw:layer="layout" svg:x1="3.584cm" svg:y1="18.076cm" svg:x2="3.645cm" svg:y2="18.256cm">
          <text:p/>
        </draw:line>
        <draw:line draw:style-name="gr9" draw:text-style-name="P1" draw:layer="layout" svg:x1="3.644cm" svg:y1="18.255cm" svg:x2="4.505cm" svg:y2="18.255cm">
          <text:p/>
        </draw:line>
        <draw:line draw:style-name="gr9" draw:text-style-name="P1" draw:layer="layout" svg:x1="4.735cm" svg:y1="18.255cm" svg:x2="5.007cm" svg:y2="18.255cm">
          <text:p/>
        </draw:line>
        <draw:line draw:style-name="gr9" draw:text-style-name="P1" draw:layer="layout" svg:x1="5.142cm" svg:y1="17.987cm" svg:x2="5.007cm" svg:y2="18.256cm">
          <text:p/>
        </draw:line>
        <draw:line draw:style-name="gr9" draw:text-style-name="P1" draw:layer="layout" svg:x1="3.143cm" svg:y1="16.753cm" svg:x2="3.255cm" svg:y2="16.753cm">
          <text:p/>
        </draw:line>
        <draw:line draw:style-name="gr9" draw:text-style-name="P1" draw:layer="layout" svg:x1="3.143cm" svg:y1="16.753cm" svg:x2="3.2cm" svg:y2="16.923cm">
          <text:p/>
        </draw:line>
        <draw:line draw:style-name="gr9" draw:text-style-name="P1" draw:layer="layout" svg:x1="3.199cm" svg:y1="16.922cm" svg:x2="3.442cm" svg:y2="17.647cm">
          <text:p/>
        </draw:line>
        <draw:line draw:style-name="gr9" draw:text-style-name="P1" draw:layer="layout" svg:x1="5.047cm" svg:y1="18.36cm" svg:x2="4.9cm" svg:y2="18.471cm">
          <text:p/>
        </draw:line>
        <draw:line draw:style-name="gr9" draw:text-style-name="P1" draw:layer="layout" svg:x1="5.008cm" svg:y1="18.255cm" svg:x2="4.9cm" svg:y2="18.471cm">
          <text:p/>
        </draw:line>
        <draw:line draw:style-name="gr9" draw:text-style-name="P1" draw:layer="layout" svg:x1="3.058cm" svg:y1="16.152cm" svg:x2="3.58cm" svg:y2="16.152cm">
          <text:p/>
        </draw:line>
        <draw:line draw:style-name="gr9" draw:text-style-name="P1" draw:layer="layout" svg:x1="2.641cm" svg:y1="17.314cm" svg:x2="2.66cm" svg:y2="17.369cm">
          <text:p/>
        </draw:line>
        <draw:line draw:style-name="gr9" draw:text-style-name="P1" draw:layer="layout" svg:x1="2.675cm" svg:y1="17.289cm" svg:x2="2.641cm" svg:y2="17.315cm">
          <text:p/>
        </draw:line>
        <draw:line draw:style-name="gr9" draw:text-style-name="P1" draw:layer="layout" svg:x1="2.641cm" svg:y1="16.465cm" svg:x2="2.675cm" svg:y2="17.29cm">
          <text:p/>
        </draw:line>
        <draw:line draw:style-name="gr9" draw:text-style-name="P1" draw:layer="layout" svg:x1="3.059cm" svg:y1="16.152cm" svg:x2="2.641cm" svg:y2="16.466cm">
          <text:p/>
        </draw:line>
        <draw:line draw:style-name="gr9" draw:text-style-name="P1" draw:layer="layout" svg:x1="5.086cm" svg:y1="18.476cm" svg:x2="4.939cm" svg:y2="18.587cm">
          <text:p/>
        </draw:line>
        <draw:line draw:style-name="gr9" draw:text-style-name="P1" draw:layer="layout" svg:x1="3.754cm" svg:y1="18.586cm" svg:x2="4.939cm" svg:y2="18.586cm">
          <text:p/>
        </draw:line>
        <draw:line draw:style-name="gr9" draw:text-style-name="P1" draw:layer="layout" svg:x1="4.9cm" svg:y1="18.47cm" svg:x2="4.94cm" svg:y2="18.587cm">
          <text:p/>
        </draw:line>
        <draw:path draw:style-name="gr9" draw:text-style-name="P1" draw:layer="layout" svg:width="0.088cm" svg:height="0.135cm" svg:x="4.14cm" svg:y="18.33cm" svg:viewBox="0 0 89 136" svg:d="M89 136c-28 0-60-23-77-56-18-32-16-66 4-80">
          <text:p/>
        </draw:path>
        <draw:path draw:style-name="gr9" draw:text-style-name="P1" draw:layer="layout" svg:width="0.112cm" svg:height="0.136cm" svg:x="4.156cm" svg:y="18.322cm" svg:viewBox="0 0 113 137" svg:d="M0 8c24-18 65-4 92 32 26 35 29 79 5 97">
          <text:p/>
        </draw:path>
        <draw:path draw:style-name="gr9" draw:text-style-name="P1" draw:layer="layout" svg:width="0.024cm" svg:height="0.007cm" svg:x="4.228cm" svg:y="18.458cm" svg:viewBox="0 0 25 8" svg:d="M25 0c-7 4-15 8-25 8">
          <text:p/>
        </draw:path>
        <draw:line draw:style-name="gr9" draw:text-style-name="P1" draw:layer="layout" svg:x1="3.644cm" svg:y1="18.255cm" svg:x2="3.755cm" svg:y2="18.587cm">
          <text:p/>
        </draw:line>
        <draw:path draw:style-name="gr9" draw:text-style-name="P1" draw:layer="layout" svg:width="0.024cm" svg:height="0.009cm" svg:x="3.959cm" svg:y="18.301cm" svg:viewBox="0 0 25 10" svg:d="M25 0c-9 0-18 4-25 10">
          <text:p/>
        </draw:path>
        <draw:path draw:style-name="gr9" draw:text-style-name="P1" draw:layer="layout" svg:width="0.112cm" svg:height="0.136cm" svg:x="3.943cm" svg:y="18.309cm" svg:viewBox="0 0 113 137" svg:d="M16 0c-23 18-21 61 6 96 27 36 68 51 91 33">
          <text:p/>
        </draw:path>
        <draw:path draw:style-name="gr9" draw:text-style-name="P1" draw:layer="layout" svg:width="0.088cm" svg:height="0.136cm" svg:x="3.983cm" svg:y="18.301cm" svg:viewBox="0 0 89 137" svg:d="M73 137c20-16 22-49 5-81-17-33-49-56-78-56">
          <text:p/>
        </draw:path>
        <draw:polyline draw:style-name="gr9" draw:text-style-name="P1" draw:layer="layout" svg:width="0cm" svg:height="0cm" svg:x="2.972cm" svg:y="16.753cm" svg:viewBox="0 0 0 0" draw:points="0,0">
          <text:p/>
        </draw:polyline>
        <draw:line draw:style-name="gr9" draw:text-style-name="P1" draw:layer="layout" svg:x1="2.972cm" svg:y1="16.753cm" svg:x2="3.143cm" svg:y2="16.753cm">
          <text:p/>
        </draw:line>
        <draw:line draw:style-name="gr9" draw:text-style-name="P1" draw:layer="layout" svg:x1="3.279cm" svg:y1="16.377cm" svg:x2="3.144cm" svg:y2="16.377cm">
          <text:p/>
        </draw:line>
        <draw:line draw:style-name="gr9" draw:text-style-name="P1" draw:layer="layout" svg:x1="2.641cm" svg:y1="16.465cm" svg:x2="2.879cm" svg:y2="16.465cm">
          <text:p/>
        </draw:line>
        <draw:path draw:style-name="gr9" draw:text-style-name="P1" draw:layer="layout" svg:width="0.265cm" svg:height="0.088cm" svg:x="2.879cm" svg:y="16.377cm" svg:viewBox="0 0 266 89" svg:d="M0 89c67-49 186-89 266-89">
          <text:p/>
        </draw:path>
        <draw:path draw:style-name="gr9" draw:text-style-name="P1" draw:layer="layout" svg:width="0.14cm" svg:height="0.069cm" svg:x="2.822cm" svg:y="16.308cm" svg:viewBox="0 0 141 70" svg:d="M141 0c-27 0-64 10-95 25s-49 33-45 45">
          <text:p/>
        </draw:path>
        <draw:path draw:style-name="gr9" draw:text-style-name="P1" draw:layer="layout" svg:width="0.171cm" svg:height="0.069cm" svg:x="2.822cm" svg:y="16.32cm" svg:viewBox="0 0 172 70" svg:d="M0 58c6 16 48 16 95 0s82-42 77-58">
          <text:p/>
        </draw:path>
        <draw:path draw:style-name="gr9" draw:text-style-name="P1" draw:layer="layout" svg:width="0.032cm" svg:height="0.012cm" svg:x="2.961cm" svg:y="16.308cm" svg:viewBox="0 0 33 13" svg:d="M33 13c-3-9-15-13-33-13">
          <text:p/>
        </draw:path>
        <draw:line draw:style-name="gr9" draw:text-style-name="P1" draw:layer="layout" svg:x1="2.884cm" svg:y1="17.529cm" svg:x2="3.171cm" svg:y2="18.388cm">
          <text:p/>
        </draw:line>
        <draw:line draw:style-name="gr9" draw:text-style-name="P1" draw:layer="layout" svg:x1="3.17cm" svg:y1="18.388cm" svg:x2="3.585cm" svg:y2="18.076cm">
          <text:p/>
        </draw:line>
        <draw:line draw:style-name="gr9" draw:text-style-name="P1" draw:layer="layout" svg:x1="3.442cm" svg:y1="17.646cm" svg:x2="3.107cm" svg:y2="17.897cm">
          <text:p/>
        </draw:line>
        <draw:line draw:style-name="gr9" draw:text-style-name="P1" draw:layer="layout" svg:x1="3.108cm" svg:y1="17.897cm" svg:x2="2.964cm" svg:y2="17.468cm">
          <text:p/>
        </draw:line>
        <draw:line draw:style-name="gr9" draw:text-style-name="P1" draw:layer="layout" svg:x1="3.585cm" svg:y1="18.076cm" svg:x2="3.495cm" svg:y2="18.256cm">
          <text:p/>
        </draw:line>
        <draw:line draw:style-name="gr9" draw:text-style-name="P1" draw:layer="layout" svg:x1="3.375cm" svg:y1="18.345cm" svg:x2="3.755cm" svg:y2="18.587cm">
          <text:p/>
        </draw:line>
        <draw:path draw:style-name="gr9" draw:text-style-name="P1" draw:layer="layout" svg:width="0.249cm" svg:height="0.724cm" svg:x="3.192cm" svg:y="16.922cm" svg:viewBox="0 0 250 725" svg:d="M7 0c-34 225 58 501 243 725">
          <text:p/>
        </draw:path>
        <draw:line draw:style-name="gr9" draw:text-style-name="P1" draw:layer="layout" svg:x1="3.065cm" svg:y1="16.812cm" svg:x2="3.074cm" svg:y2="17.018cm">
          <text:p/>
        </draw:line>
        <draw:line draw:style-name="gr9" draw:text-style-name="P1" draw:layer="layout" svg:x1="3.144cm" svg:y1="16.753cm" svg:x2="3.065cm" svg:y2="16.813cm">
          <text:p/>
        </draw:line>
        <draw:line draw:style-name="gr9" draw:text-style-name="P1" draw:layer="layout" svg:x1="3.2cm" svg:y1="16.922cm" svg:x2="3.073cm" svg:y2="17.018cm">
          <text:p/>
        </draw:line>
        <draw:polyline draw:style-name="gr9" draw:text-style-name="P1" draw:layer="layout" svg:width="0cm" svg:height="0cm" svg:x="2.641cm" svg:y="17.314cm" svg:viewBox="0 0 0 0" draw:points="0,0">
          <text:p/>
        </draw:polyline>
        <draw:line draw:style-name="gr9" draw:text-style-name="P1" draw:layer="layout" svg:x1="2.641cm" svg:y1="17.314cm" svg:x2="2.66cm" svg:y2="17.368cm">
          <text:p/>
        </draw:line>
        <draw:line draw:style-name="gr9" draw:text-style-name="P1" draw:layer="layout" svg:x1="2.674cm" svg:y1="17.289cm" svg:x2="2.944cm" svg:y2="17.289cm">
          <text:p/>
        </draw:line>
        <draw:line draw:style-name="gr9" draw:text-style-name="P1" draw:layer="layout" svg:x1="2.87cm" svg:y1="17.397cm" svg:x2="2.801cm" svg:y2="17.397cm">
          <text:p/>
        </draw:line>
        <draw:line draw:style-name="gr9" draw:text-style-name="P1" draw:layer="layout" svg:x1="2.881cm" svg:y1="17.397cm" svg:x2="2.87cm" svg:y2="17.397cm">
          <text:p/>
        </draw:line>
        <draw:line draw:style-name="gr9" draw:text-style-name="P1" draw:layer="layout" svg:x1="2.611cm" svg:y1="17.404cm" svg:x2="2.609cm" svg:y2="17.404cm">
          <text:p/>
        </draw:line>
        <draw:line draw:style-name="gr9" draw:text-style-name="P1" draw:layer="layout" svg:x1="2.66cm" svg:y1="17.367cm" svg:x2="2.611cm" svg:y2="17.405cm">
          <text:p/>
        </draw:line>
        <draw:line draw:style-name="gr9" draw:text-style-name="P1" draw:layer="layout" svg:x1="2.641cm" svg:y1="17.314cm" svg:x2="2.66cm" svg:y2="17.368cm">
          <text:p/>
        </draw:line>
        <draw:line draw:style-name="gr9" draw:text-style-name="P1" draw:layer="layout" svg:x1="2.88cm" svg:y1="16.476cm" svg:x2="2.879cm" svg:y2="16.465cm">
          <text:p/>
        </draw:line>
        <draw:line draw:style-name="gr9" draw:text-style-name="P1" draw:layer="layout" svg:x1="2.88cm" svg:y1="16.477cm" svg:x2="2.88cm" svg:y2="16.476cm">
          <text:p/>
        </draw:line>
        <draw:line draw:style-name="gr9" draw:text-style-name="P1" draw:layer="layout" svg:x1="2.88cm" svg:y1="16.477cm" svg:x2="2.894cm" svg:y2="16.813cm">
          <text:p/>
        </draw:line>
        <draw:line draw:style-name="gr9" draw:text-style-name="P1" draw:layer="layout" svg:x1="2.893cm" svg:y1="16.812cm" svg:x2="3.065cm" svg:y2="16.812cm">
          <text:p/>
        </draw:line>
        <draw:path draw:style-name="gr9" draw:text-style-name="P1" draw:layer="layout" svg:width="0.06cm" svg:height="0.272cm" svg:x="3.013cm" svg:y="17.017cm" svg:viewBox="0 0 61 273" svg:d="M0 273c9-96 30-189 61-273">
          <text:p/>
        </draw:path>
        <draw:path draw:style-name="gr9" draw:text-style-name="P1" draw:layer="layout" svg:width="0.007cm" svg:height="0.095cm" svg:x="3.007cm" svg:y="17.289cm" svg:viewBox="0 0 8 96" svg:d="M8 0c-4 32-6 64-8 96">
          <text:p/>
        </draw:path>
        <draw:polyline draw:style-name="gr9" draw:text-style-name="P1" draw:layer="layout" svg:width="0.063cm" svg:height="0.095cm" svg:x="2.944cm" svg:y="17.289cm" svg:viewBox="0 0 64 96" draw:points="64,96 64,85 63,75 61,65 59,55 55,45 51,36 45,28 40,21 34,15 28,10 21,6 14,3 7,1 0,0">
          <text:p/>
        </draw:polyline>
        <draw:line draw:style-name="gr9" draw:text-style-name="P1" draw:layer="layout" svg:x1="2.502cm" svg:y1="18.702cm" svg:x2="2.503cm" svg:y2="18.7cm">
          <text:p/>
        </draw:line>
        <draw:line draw:style-name="gr9" draw:text-style-name="P1" draw:layer="layout" svg:x1="2.502cm" svg:y1="18.702cm" svg:x2="2.591cm" svg:y2="18.739cm">
          <text:p/>
        </draw:line>
        <draw:path draw:style-name="gr9" draw:text-style-name="P1" draw:layer="layout" svg:width="0.098cm" svg:height="0.123cm" svg:x="3.967cm" svg:y="18.303cm" svg:viewBox="0 0 99 124" svg:d="M7 0c-13 21-7 56 15 84 22 30 53 45 77 39">
          <text:p/>
        </draw:path>
        <draw:line draw:style-name="gr9" draw:text-style-name="P1" draw:layer="layout" svg:x1="2.88cm" svg:y1="16.477cm" svg:x2="2.973cm" svg:y2="16.754cm">
          <text:p/>
        </draw:line>
        <draw:path draw:style-name="gr9" draw:text-style-name="P1" draw:layer="layout" svg:width="0.208cm" svg:height="0.268cm" svg:x="2.972cm" svg:y="16.485cm" svg:viewBox="0 0 209 269" svg:d="M0 269c5-4 9-8 14-11 5-5 10-9 15-14s10-10 16-15 11-11 16-17c6-6 11-13 17-19 6-7 11-13 17-20 5-7 11-14 16-21 6-7 11-14 17-21 10-15 21-30 31-45 4-7 9-15 14-22 4-7 9-15 13-22s8-14 12-21 8-14 11-21">
          <text:p/>
        </draw:path>
        <draw:line draw:style-name="gr9" draw:text-style-name="P1" draw:layer="layout" svg:x1="2.973cm" svg:y1="16.753cm" svg:x2="2.893cm" svg:y2="16.813cm">
          <text:p/>
        </draw:line>
        <draw:path draw:style-name="gr9" draw:text-style-name="P1" draw:layer="layout" svg:width="0.086cm" svg:height="0.038cm" svg:x="2.798cm" svg:y="17.491cm" svg:viewBox="0 0 87 39" svg:d="M87 39c-1-2-2-4-2-6-2-3-4-7-7-10-2-3-6-6-9-8-4-3-7-5-12-7-16-6-35-9-57-7">
          <text:p/>
        </draw:path>
        <draw:line draw:style-name="gr9" draw:text-style-name="P1" draw:layer="layout" svg:x1="2.799cm" svg:y1="17.493cm" svg:x2="2.401cm" svg:y2="17.309cm">
          <text:p/>
        </draw:line>
        <draw:line draw:style-name="gr9" draw:text-style-name="P1" draw:layer="layout" svg:x1="2.401cm" svg:y1="17.309cm" svg:x2="2.868cm" svg:y2="18.71cm">
          <text:p/>
        </draw:line>
        <draw:line draw:style-name="gr9" draw:text-style-name="P1" draw:layer="layout" svg:x1="2.867cm" svg:y1="18.71cm" svg:x2="2.916cm" svg:y2="18.69cm">
          <text:p/>
        </draw:line>
        <draw:line draw:style-name="gr9" draw:text-style-name="P1" draw:layer="layout" svg:x1="3.171cm" svg:y1="18.387cm" svg:x2="2.915cm" svg:y2="18.691cm">
          <text:p/>
        </draw:line>
        <draw:line draw:style-name="gr9" draw:text-style-name="P1" draw:layer="layout" svg:x1="2.915cm" svg:y1="18.691cm" svg:x2="3.496cm" svg:y2="18.255cm">
          <text:p/>
        </draw:line>
        <draw:path draw:style-name="gr9" draw:text-style-name="P1" draw:layer="layout" svg:width="0.083cm" svg:height="0.071cm" svg:x="2.881cm" svg:y="17.397cm" svg:viewBox="0 0 84 72" svg:d="M84 72c-13-40-51-72-84-72">
          <text:p/>
        </draw:path>
        <draw:line draw:style-name="gr9" draw:text-style-name="P1" draw:layer="layout" svg:x1="2.59cm" svg:y1="18.738cm" svg:x2="2.829cm" svg:y2="18.738cm">
          <text:p/>
        </draw:line>
        <draw:line draw:style-name="gr9" draw:text-style-name="P1" draw:layer="layout" svg:x1="2.829cm" svg:y1="18.739cm" svg:x2="2.868cm" svg:y2="18.709cm">
          <text:p/>
        </draw:line>
        <draw:line draw:style-name="gr9" draw:text-style-name="P1" draw:layer="layout" svg:x1="1.831cm" svg:y1="17.073cm" svg:x2="1.568cm" svg:y2="17.27cm">
          <text:p/>
        </draw:line>
        <draw:line draw:style-name="gr9" draw:text-style-name="P1" draw:layer="layout" svg:x1="1.568cm" svg:y1="17.269cm" svg:x2="1.974cm" svg:y2="18.486cm">
          <text:p/>
        </draw:line>
        <draw:line draw:style-name="gr9" draw:text-style-name="P1" draw:layer="layout" svg:x1="1.973cm" svg:y1="18.485cm" svg:x2="2.321cm" svg:y2="18.628cm">
          <text:p/>
        </draw:line>
        <draw:line draw:style-name="gr9" draw:text-style-name="P1" draw:layer="layout" svg:x1="2.402cm" svg:y1="17.31cm" svg:x2="2.069cm" svg:y2="17.073cm">
          <text:p/>
        </draw:line>
        <draw:line draw:style-name="gr9" draw:text-style-name="P1" draw:layer="layout" svg:x1="1.83cm" svg:y1="17.073cm" svg:x2="2.069cm" svg:y2="17.073cm">
          <text:p/>
        </draw:line>
        <draw:polyline draw:style-name="gr9" draw:text-style-name="P1" draw:layer="layout" svg:width="0cm" svg:height="0cm" svg:x="2.32cm" svg:y="18.627cm" svg:viewBox="0 0 0 0" draw:points="0,0">
          <text:p/>
        </draw:polyline>
        <draw:line draw:style-name="gr9" draw:text-style-name="P1" draw:layer="layout" svg:x1="1.973cm" svg:y1="18.485cm" svg:x2="2.212cm" svg:y2="18.485cm">
          <text:p/>
        </draw:line>
        <draw:line draw:style-name="gr9" draw:text-style-name="P1" draw:layer="layout" svg:x1="2.212cm" svg:y1="18.485cm" svg:x2="2.83cm" svg:y2="18.739cm">
          <text:p/>
        </draw:line>
        <draw:line draw:style-name="gr9" draw:text-style-name="P1" draw:layer="layout" svg:x1="2.502cm" svg:y1="18.702cm" svg:x2="2.503cm" svg:y2="18.702cm">
          <text:p/>
        </draw:line>
        <draw:line draw:style-name="gr9" draw:text-style-name="P1" draw:layer="layout" svg:x1="2.503cm" svg:y1="18.703cm" svg:x2="2.512cm" svg:y2="18.669cm">
          <text:p/>
        </draw:line>
        <draw:line draw:style-name="gr9" draw:text-style-name="P1" draw:layer="layout" svg:x1="2.512cm" svg:y1="18.67cm" svg:x2="2.49cm" svg:y2="18.66cm">
          <text:p/>
        </draw:line>
        <draw:line draw:style-name="gr9" draw:text-style-name="P1" draw:layer="layout" svg:x1="2.32cm" svg:y1="18.627cm" svg:x2="2.491cm" svg:y2="18.661cm">
          <text:p/>
        </draw:line>
        <draw:path draw:style-name="gr9" draw:text-style-name="P1" draw:layer="layout" svg:width="0.044cm" svg:height="0.057cm" svg:x="4.023cm" svg:y="18.316cm" svg:viewBox="0 0 45 58" svg:d="M1 0c-3 12 0 26 11 38 9 12 22 20 33 20">
          <text:p/>
        </draw:path>
        <draw:line draw:style-name="gr9" draw:text-style-name="P1" draw:layer="layout" svg:x1="1.807cm" svg:y1="17.27cm" svg:x2="2.07cm" svg:y2="17.073cm">
          <text:p/>
        </draw:line>
        <draw:line draw:style-name="gr9" draw:text-style-name="P1" draw:layer="layout" svg:x1="1.807cm" svg:y1="17.269cm" svg:x2="2.213cm" svg:y2="18.486cm">
          <text:p/>
        </draw:line>
        <draw:line draw:style-name="gr9" draw:text-style-name="P1" draw:layer="layout" svg:x1="1.568cm" svg:y1="17.269cm" svg:x2="1.807cm" svg:y2="17.269cm">
          <text:p/>
        </draw:line>
        <draw:path draw:style-name="gr9" draw:text-style-name="P1" draw:layer="layout" svg:width="0.14cm" svg:height="0.069cm" svg:x="1.677cm" svg:y="17.166cm" svg:viewBox="0 0 141 70" svg:d="M141 0c-27 0-65 11-96 26s-48 33-44 44">
          <text:p/>
        </draw:path>
        <draw:path draw:style-name="gr9" draw:text-style-name="P1" draw:layer="layout" svg:width="0.171cm" svg:height="0.069cm" svg:x="1.678cm" svg:y="17.178cm" svg:viewBox="0 0 172 70" svg:d="M0 57c5 17 48 17 95 0 48-16 82-41 77-57">
          <text:p/>
        </draw:path>
        <draw:path draw:style-name="gr9" draw:text-style-name="P1" draw:layer="layout" svg:width="0.032cm" svg:height="0.012cm" svg:x="1.817cm" svg:y="17.166cm" svg:viewBox="0 0 33 13" svg:d="M33 13c-3-8-15-13-33-13">
          <text:p/>
        </draw:path>
        <draw:polygon draw:style-name="gr7" draw:text-style-name="P5" draw:layer="layout" svg:width="6.248cm" svg:height="5.923cm" svg:x="21.019cm" svg:y="2.741cm" svg:viewBox="0 0 6249 5924" draw:points="1151,4529 1151,4181 1151,3400 787,3037 0,2250 0,0 1751,0 2563,1900 2700,1900 2999,1900 3201,1900 3500,1900 3662,1900 5149,0 6249,0 6249,3400 5245,4298 5012,4507 4950,4562 4717,4771 4462,4999 1763,4999 1763,5924 1151,5924 1151,4999 1151,4971 1151,4622">
          <text:p/>
        </draw:polygon>
        <draw:polygon draw:style-name="gr8" draw:text-style-name="P1" draw:layer="layout" svg:width="0cm" svg:height="0cm" svg:x="24.143cm" svg:y="5.702cm" svg:viewBox="0 0 0 0" draw:points="0,0">
          <text:p/>
        </draw:polygon>
        <draw:polygon draw:style-name="gr7" draw:text-style-name="P5" draw:layer="layout" svg:width="2.749cm" svg:height="4.297cm" svg:x="24.518cm" svg:y="2.741cm" svg:viewBox="0 0 2750 4298" draw:points="0,1899 162,1899 1650,0 2750,0 2750,3399 1746,4298 149,3338 0,3249 0,3049">
          <text:p/>
        </draw:polygon>
        <draw:polygon draw:style-name="gr8" draw:text-style-name="P1" draw:layer="layout" svg:width="0cm" svg:height="0cm" svg:x="24.143cm" svg:y="5.702cm" svg:viewBox="0 0 0 0" draw:points="0,0">
          <text:p/>
        </draw:polygon>
        <draw:polygon draw:style-name="gr7" draw:text-style-name="P5" draw:layer="layout" svg:width="2.699cm" svg:height="4.18cm" svg:x="21.019cm" svg:y="2.741cm" svg:viewBox="0 0 2700 4181" draw:points="2551,3338 2700,3249 2700,3049 2700,1899 2563,1899 1750,0 0,0 0,2249 787,3036 1150,3399 1150,4181">
          <text:p/>
        </draw:polygon>
        <draw:polygon draw:style-name="gr8" draw:text-style-name="P1" draw:layer="layout" svg:width="0cm" svg:height="0cm" svg:x="24.143cm" svg:y="5.702cm" svg:viewBox="0 0 0 0" draw:points="0,0">
          <text:p/>
        </draw:polygon>
        <draw:polygon draw:style-name="gr7" draw:text-style-name="P5" draw:layer="layout" svg:width="3.566cm" svg:height="1.199cm" svg:x="22.169cm" svg:y="6.54cm" svg:viewBox="0 0 3567 1200" draw:points="3567,972 3312,1200 612,1200 0,1200 0,1172 1750,121 1950,0 2150,121">
          <text:p/>
        </draw:polygon>
        <draw:polygon draw:style-name="gr8" draw:text-style-name="P1" draw:layer="layout" svg:width="0cm" svg:height="0cm" svg:x="24.143cm" svg:y="5.702cm" svg:viewBox="0 0 0 0" draw:points="0,0">
          <text:p/>
        </draw:polygon>
        <draw:polygon draw:style-name="gr7" draw:text-style-name="P5" draw:layer="layout" svg:width="1.098cm" svg:height="0.87cm" svg:x="23.569cm" svg:y="5.79cm" svg:viewBox="0 0 1099 871" draw:points="750,871 550,751 350,871 196,613 155,545 0,289 150,200 150,0 449,0 651,0 950,0 950,200 1099,289 945,545 904,613">
          <text:p/>
        </draw:polygon>
        <draw:polygon draw:style-name="gr8" draw:text-style-name="P1" draw:layer="layout" svg:width="0cm" svg:height="0cm" svg:x="24.143cm" svg:y="5.702cm" svg:viewBox="0 0 0 0" draw:points="0,0">
          <text:p/>
        </draw:polygon>
        <draw:polygon draw:style-name="gr7" draw:text-style-name="P5" draw:layer="layout" svg:width="1.749cm" svg:height="1.308cm" svg:x="22.169cm" svg:y="6.403cm" svg:viewBox="0 0 1750 1309" draw:points="1750,257 1596,0 0,960 0,1309">
          <text:p/>
        </draw:polygon>
        <draw:polygon draw:style-name="gr8" draw:text-style-name="P1" draw:layer="layout" svg:width="0cm" svg:height="0cm" svg:x="24.143cm" svg:y="5.702cm" svg:viewBox="0 0 0 0" draw:points="0,0">
          <text:p/>
        </draw:polygon>
        <draw:polygon draw:style-name="gr7" draw:text-style-name="P5" draw:layer="layout" svg:width="0.612cm" svg:height="0.925cm" svg:x="22.169cm" svg:y="7.739cm" svg:viewBox="0 0 613 926" draw:points="613,0 613,926 0,926 0,0">
          <text:p/>
        </draw:polygon>
        <draw:polygon draw:style-name="gr8" draw:text-style-name="P1" draw:layer="layout" svg:width="0cm" svg:height="0cm" svg:x="24.143cm" svg:y="5.702cm" svg:viewBox="0 0 0 0" draw:points="0,0">
          <text:p/>
        </draw:polygon>
        <draw:polygon draw:style-name="gr7" draw:text-style-name="P5" draw:layer="layout" svg:width="1.75cm" svg:height="1.168cm" svg:x="24.513cm" svg:y="6.079cm" svg:viewBox="0 0 1751 1169" draw:points="154,0 1751,960 1518,1169 0,256">
          <text:p/>
        </draw:polygon>
        <draw:polygon draw:style-name="gr8" draw:text-style-name="P1" draw:layer="layout" svg:width="0cm" svg:height="0cm" svg:x="24.143cm" svg:y="5.702cm" svg:viewBox="0 0 0 0" draw:points="0,0">
          <text:p/>
        </draw:polygon>
        <draw:polygon draw:style-name="gr7" draw:text-style-name="P5" draw:layer="layout" svg:width="1.554cm" svg:height="1.19cm" svg:x="22.169cm" svg:y="6.079cm" svg:viewBox="0 0 1555 1191" draw:points="1555,256 1401,0 0,843 0,1191">
          <text:p/>
        </draw:polygon>
        <draw:polygon draw:style-name="gr8" draw:text-style-name="P1" draw:layer="layout" svg:width="0cm" svg:height="0cm" svg:x="24.143cm" svg:y="5.702cm" svg:viewBox="0 0 0 0" draw:points="0,0">
          <text:p/>
        </draw:polygon>
        <draw:polygon draw:style-name="gr7" draw:text-style-name="P5" draw:layer="layout" svg:width="1.65cm" svg:height="1.108cm" svg:x="24.318cm" svg:y="6.403cm" svg:viewBox="0 0 1651 1109" draw:points="1418,1109 1651,900 154,0 0,257">
          <text:p/>
        </draw:polygon>
        <draw:polygon draw:style-name="gr8" draw:text-style-name="P1" draw:layer="layout" svg:width="0cm" svg:height="0cm" svg:x="24.143cm" svg:y="5.702cm" svg:viewBox="0 0 0 0" draw:points="0,0">
          <text:p/>
        </draw:polygon>
        <draw:polygon draw:style-name="gr7" draw:text-style-name="P5" draw:layer="layout" svg:width="0.299cm" svg:height="1.15cm" svg:x="23.718cm" svg:y="4.64cm" svg:viewBox="0 0 300 1151" draw:points="0,0 300,0 300,1151 0,1151">
          <text:p/>
        </draw:polygon>
        <draw:polygon draw:style-name="gr8" draw:text-style-name="P1" draw:layer="layout" svg:width="0cm" svg:height="0cm" svg:x="24.143cm" svg:y="5.702cm" svg:viewBox="0 0 0 0" draw:points="0,0">
          <text:p/>
        </draw:polygon>
        <draw:polygon draw:style-name="gr7" draw:text-style-name="P5" draw:layer="layout" svg:width="0.299cm" svg:height="1.15cm" svg:x="24.219cm" svg:y="4.64cm" svg:viewBox="0 0 300 1151" draw:points="0,0 300,0 300,1151 0,1151">
          <text:p/>
        </draw:polygon>
        <draw:polygon draw:style-name="gr8" draw:text-style-name="P1" draw:layer="layout" svg:width="0cm" svg:height="0cm" svg:x="24.143cm" svg:y="5.702cm" svg:viewBox="0 0 0 0" draw:points="0,0">
          <text:p/>
        </draw:polygon>
        <draw:polygon draw:style-name="gr7" draw:text-style-name="P5" draw:layer="layout" svg:width="0.202cm" svg:height="1.15cm" svg:x="24.017cm" svg:y="4.64cm" svg:viewBox="0 0 203 1151" draw:points="0,0 203,0 203,1151 0,1151">
          <text:p/>
        </draw:polygon>
        <draw:polygon draw:style-name="gr8" draw:text-style-name="P1" draw:layer="layout" svg:width="0cm" svg:height="0cm" svg:x="24.143cm" svg:y="5.702cm" svg:viewBox="0 0 0 0" draw:points="0,0">
          <text:p/>
        </draw:polygon>
        <draw:path draw:style-name="gr7" draw:text-style-name="P5" draw:layer="layout" svg:width="0.45cm" svg:height="0.45cm" svg:x="23.896cm" svg:y="5.94cm" svg:viewBox="0 0 451 451" svg:d="M451 226c0 124-101 225-225 225-125 0-226-101-226-225 0-126 101-226 226-226 124 0 225 100 225 226z">
          <text:p/>
        </draw:path>
        <draw:polygon draw:style-name="gr8" draw:text-style-name="P1" draw:layer="layout" svg:width="0cm" svg:height="0cm" svg:x="24.143cm" svg:y="5.702cm" svg:viewBox="0 0 0 0" draw:points="0,0">
          <text:p/>
        </draw:polygon>
        <draw:polygon draw:style-name="gr7" draw:text-style-name="P5" draw:layer="layout" svg:width="1.595cm" svg:height="1.027cm" svg:x="22.169cm" svg:y="6.335cm" svg:viewBox="0 0 1596 1028" draw:points="1596,68 1555,0 0,935 0,1028">
          <text:p/>
        </draw:polygon>
        <draw:polygon draw:style-name="gr8" draw:text-style-name="P1" draw:layer="layout" svg:width="0cm" svg:height="0cm" svg:x="24.143cm" svg:y="5.702cm" svg:viewBox="0 0 0 0" draw:points="0,0">
          <text:p/>
        </draw:polygon>
        <draw:polygon draw:style-name="gr7" draw:text-style-name="P5" draw:layer="layout" svg:width="1.558cm" svg:height="0.967cm" svg:x="24.472cm" svg:y="6.335cm" svg:viewBox="0 0 1559 968" draw:points="1497,968 1559,913 41,0 0,68">
          <text:p/>
        </draw:polygon>
        <draw:polygon draw:style-name="gr8" draw:text-style-name="P1" draw:layer="layout" svg:width="0cm" svg:height="0cm" svg:x="24.143cm" svg:y="5.702cm" svg:viewBox="0 0 0 0" draw:points="0,0">
          <text:p/>
        </draw:polygon>
        <draw:polyline draw:style-name="gr9" draw:text-style-name="P1" draw:layer="layout" svg:width="0.363cm" svg:height="0.363cm" svg:x="21.806cm" svg:y="5.777cm" svg:viewBox="0 0 364 364" draw:points="364,364 362,362 356,356 346,346 332,332 315,315 293,293 268,268 240,240 208,208 173,171 134,133 91,91 47,47 0,0">
          <text:p/>
        </draw:polyline>
        <draw:line draw:style-name="gr9" draw:text-style-name="P1" draw:layer="layout" svg:x1="22.17cm" svg:y1="6.141cm" svg:x2="21.019cm" svg:y2="4.99cm">
          <text:p/>
        </draw:line>
        <draw:path draw:style-name="gr9" draw:text-style-name="P1" draw:layer="layout" svg:width="0cm" svg:height="0.027cm" svg:x="22.169cm" svg:y="7.711cm" svg:viewBox="0 0 0 28" svg:d="M0 28c0-9 0-18 0-28">
          <text:p/>
        </draw:path>
        <draw:line draw:style-name="gr9" draw:text-style-name="P1" draw:layer="layout" svg:x1="21.019cm" svg:y1="4.99cm" svg:x2="21.019cm" svg:y2="2.741cm">
          <text:p/>
        </draw:line>
        <draw:line draw:style-name="gr9" draw:text-style-name="P1" draw:layer="layout" svg:x1="22.169cm" svg:y1="6.921cm" svg:x2="22.169cm" svg:y2="6.14cm">
          <text:p/>
        </draw:line>
        <draw:line draw:style-name="gr9" draw:text-style-name="P1" draw:layer="layout" svg:x1="23.57cm" svg:y1="6.079cm" svg:x2="22.169cm" svg:y2="6.922cm">
          <text:p/>
        </draw:line>
        <draw:line draw:style-name="gr9" draw:text-style-name="P1" draw:layer="layout" svg:x1="23.569cm" svg:y1="6.08cm" svg:x2="23.719cm" svg:y2="5.99cm">
          <text:p/>
        </draw:line>
        <draw:line draw:style-name="gr9" draw:text-style-name="P1" draw:layer="layout" svg:x1="23.718cm" svg:y1="5.99cm" svg:x2="23.718cm" svg:y2="5.79cm">
          <text:p/>
        </draw:line>
        <draw:line draw:style-name="gr9" draw:text-style-name="P1" draw:layer="layout" svg:x1="23.718cm" svg:y1="4.64cm" svg:x2="23.718cm" svg:y2="5.79cm">
          <text:p/>
        </draw:line>
        <draw:line draw:style-name="gr9" draw:text-style-name="P1" draw:layer="layout" svg:x1="23.581cm" svg:y1="4.64cm" svg:x2="23.718cm" svg:y2="4.64cm">
          <text:p/>
        </draw:line>
        <draw:line draw:style-name="gr9" draw:text-style-name="P1" draw:layer="layout" svg:x1="22.769cm" svg:y1="2.741cm" svg:x2="23.582cm" svg:y2="4.641cm">
          <text:p/>
        </draw:line>
        <draw:line draw:style-name="gr9" draw:text-style-name="P1" draw:layer="layout" svg:x1="21.019cm" svg:y1="2.741cm" svg:x2="22.769cm" svg:y2="2.741cm">
          <text:p/>
        </draw:line>
        <draw:line draw:style-name="gr9" draw:text-style-name="P1" draw:layer="layout" svg:x1="22.169cm" svg:y1="7.739cm" svg:x2="22.169cm" svg:y2="7.711cm">
          <text:p/>
        </draw:line>
        <draw:line draw:style-name="gr9" draw:text-style-name="P1" draw:layer="layout" svg:x1="22.169cm" svg:y1="7.739cm" svg:x2="22.169cm" svg:y2="8.664cm">
          <text:p/>
        </draw:line>
        <draw:line draw:style-name="gr9" draw:text-style-name="P1" draw:layer="layout" svg:x1="22.169cm" svg:y1="7.269cm" svg:x2="22.169cm" svg:y2="6.921cm">
          <text:p/>
        </draw:line>
        <draw:line draw:style-name="gr9" draw:text-style-name="P1" draw:layer="layout" svg:x1="22.169cm" svg:y1="7.269cm" svg:x2="22.169cm" svg:y2="7.362cm">
          <text:p/>
        </draw:line>
        <draw:line draw:style-name="gr9" draw:text-style-name="P1" draw:layer="layout" svg:x1="22.169cm" svg:y1="7.711cm" svg:x2="22.169cm" svg:y2="7.362cm">
          <text:p/>
        </draw:line>
        <draw:line draw:style-name="gr9" draw:text-style-name="P1" draw:layer="layout" svg:x1="22.781cm" svg:y1="8.664cm" svg:x2="22.169cm" svg:y2="8.664cm">
          <text:p/>
        </draw:line>
        <draw:line draw:style-name="gr9" draw:text-style-name="P1" draw:layer="layout" svg:x1="22.781cm" svg:y1="7.739cm" svg:x2="22.781cm" svg:y2="8.664cm">
          <text:p/>
        </draw:line>
        <draw:line draw:style-name="gr9" draw:text-style-name="P1" draw:layer="layout" svg:x1="23.57cm" svg:y1="6.079cm" svg:x2="22.169cm" svg:y2="6.922cm">
          <text:p/>
        </draw:line>
        <draw:line draw:style-name="gr9" draw:text-style-name="P1" draw:layer="layout" svg:x1="23.718cm" svg:y1="5.79cm" svg:x2="24.518cm" svg:y2="5.79cm">
          <text:p/>
        </draw:line>
        <draw:line draw:style-name="gr9" draw:text-style-name="P1" draw:layer="layout" svg:x1="24.518cm" svg:y1="5.79cm" svg:x2="24.518cm" svg:y2="5.99cm">
          <text:p/>
        </draw:line>
        <draw:line draw:style-name="gr9" draw:text-style-name="P1" draw:layer="layout" svg:x1="24.518cm" svg:y1="5.99cm" svg:x2="24.668cm" svg:y2="6.08cm">
          <text:p/>
        </draw:line>
        <draw:line draw:style-name="gr9" draw:text-style-name="P1" draw:layer="layout" svg:x1="24.668cm" svg:y1="6.079cm" svg:x2="24.318cm" svg:y2="6.661cm">
          <text:p/>
        </draw:line>
        <draw:line draw:style-name="gr9" draw:text-style-name="P1" draw:layer="layout" svg:x1="24.319cm" svg:y1="6.661cm" svg:x2="24.118cm" svg:y2="6.54cm">
          <text:p/>
        </draw:line>
        <draw:line draw:style-name="gr9" draw:text-style-name="P1" draw:layer="layout" svg:x1="24.119cm" svg:y1="6.54cm" svg:x2="23.918cm" svg:y2="6.661cm">
          <text:p/>
        </draw:line>
        <draw:line draw:style-name="gr9" draw:text-style-name="P1" draw:layer="layout" svg:x1="23.919cm" svg:y1="6.661cm" svg:x2="23.569cm" svg:y2="6.079cm">
          <text:p/>
        </draw:line>
        <draw:path draw:style-name="gr9" draw:text-style-name="P1" draw:layer="layout" svg:width="0.45cm" svg:height="0.45cm" svg:x="23.896cm" svg:y="5.94cm" svg:viewBox="0 0 451 451" svg:d="M451 226c0 124-101 225-225 225-125 0-226-101-226-225 0-126 101-226 226-226 124 0 225 100 225 226z">
          <text:p/>
        </draw:path>
        <draw:line draw:style-name="gr9" draw:text-style-name="P1" draw:layer="layout" svg:x1="24.017cm" svg:y1="4.64cm" svg:x2="23.718cm" svg:y2="4.64cm">
          <text:p/>
        </draw:line>
        <draw:line draw:style-name="gr9" draw:text-style-name="P1" draw:layer="layout" svg:x1="24.219cm" svg:y1="4.64cm" svg:x2="24.518cm" svg:y2="4.64cm">
          <text:p/>
        </draw:line>
        <draw:line draw:style-name="gr9" draw:text-style-name="P1" draw:layer="layout" svg:x1="24.518cm" svg:y1="4.64cm" svg:x2="24.68cm" svg:y2="4.64cm">
          <text:p/>
        </draw:line>
        <draw:line draw:style-name="gr9" draw:text-style-name="P1" draw:layer="layout" svg:x1="24.219cm" svg:y1="4.64cm" svg:x2="24.518cm" svg:y2="4.64cm">
          <text:p/>
        </draw:line>
        <draw:line draw:style-name="gr9" draw:text-style-name="P1" draw:layer="layout" svg:x1="24.017cm" svg:y1="4.64cm" svg:x2="24.219cm" svg:y2="4.64cm">
          <text:p/>
        </draw:line>
        <draw:line draw:style-name="gr9" draw:text-style-name="P1" draw:layer="layout" svg:x1="23.718cm" svg:y1="4.64cm" svg:x2="24.017cm" svg:y2="4.64cm">
          <text:p/>
        </draw:line>
        <draw:line draw:style-name="gr9" draw:text-style-name="P1" draw:layer="layout" svg:x1="23.919cm" svg:y1="6.66cm" svg:x2="22.169cm" svg:y2="7.712cm">
          <text:p/>
        </draw:line>
        <draw:line draw:style-name="gr9" draw:text-style-name="P1" draw:layer="layout" svg:x1="23.919cm" svg:y1="6.66cm" svg:x2="22.169cm" svg:y2="7.712cm">
          <text:p/>
        </draw:line>
        <draw:line draw:style-name="gr9" draw:text-style-name="P1" draw:layer="layout" svg:x1="23.765cm" svg:y1="6.403cm" svg:x2="22.169cm" svg:y2="7.363cm">
          <text:p/>
        </draw:line>
        <draw:line draw:style-name="gr9" draw:text-style-name="P1" draw:layer="layout" svg:x1="22.781cm" svg:y1="7.739cm" svg:x2="22.169cm" svg:y2="7.739cm">
          <text:p/>
        </draw:line>
        <draw:line draw:style-name="gr9" draw:text-style-name="P1" draw:layer="layout" svg:x1="25.736cm" svg:y1="7.512cm" svg:x2="24.318cm" svg:y2="6.66cm">
          <text:p/>
        </draw:line>
        <draw:line draw:style-name="gr9" draw:text-style-name="P1" draw:layer="layout" svg:x1="25.736cm" svg:y1="7.511cm" svg:x2="25.48cm" svg:y2="7.74cm">
          <text:p/>
        </draw:line>
        <draw:line draw:style-name="gr9" draw:text-style-name="P1" draw:layer="layout" svg:x1="25.48cm" svg:y1="7.739cm" svg:x2="22.781cm" svg:y2="7.739cm">
          <text:p/>
        </draw:line>
        <draw:line draw:style-name="gr9" draw:text-style-name="P1" draw:layer="layout" svg:x1="23.724cm" svg:y1="6.335cm" svg:x2="22.169cm" svg:y2="7.27cm">
          <text:p/>
        </draw:line>
        <draw:line draw:style-name="gr9" draw:text-style-name="P1" draw:layer="layout" svg:x1="24.518cm" svg:y1="4.64cm" svg:x2="24.518cm" svg:y2="5.79cm">
          <text:p/>
        </draw:line>
        <draw:line draw:style-name="gr9" draw:text-style-name="P1" draw:layer="layout" svg:x1="24.68cm" svg:y1="4.641cm" svg:x2="26.168cm" svg:y2="2.741cm">
          <text:p/>
        </draw:line>
        <draw:line draw:style-name="gr9" draw:text-style-name="P1" draw:layer="layout" svg:x1="26.167cm" svg:y1="2.741cm" svg:x2="27.267cm" svg:y2="2.741cm">
          <text:p/>
        </draw:line>
        <draw:line draw:style-name="gr9" draw:text-style-name="P1" draw:layer="layout" svg:x1="27.267cm" svg:y1="2.741cm" svg:x2="27.267cm" svg:y2="6.14cm">
          <text:p/>
        </draw:line>
        <draw:line draw:style-name="gr9" draw:text-style-name="P1" draw:layer="layout" svg:x1="27.268cm" svg:y1="6.14cm" svg:x2="26.263cm" svg:y2="7.039cm">
          <text:p/>
        </draw:line>
        <draw:line draw:style-name="gr9" draw:text-style-name="P1" draw:layer="layout" svg:x1="24.667cm" svg:y1="6.079cm" svg:x2="26.264cm" svg:y2="7.039cm">
          <text:p/>
        </draw:line>
        <draw:line draw:style-name="gr9" draw:text-style-name="P1" draw:layer="layout" svg:x1="24.318cm" svg:y1="6.661cm" svg:x2="24.473cm" svg:y2="6.403cm">
          <text:p/>
        </draw:line>
        <draw:line draw:style-name="gr9" draw:text-style-name="P1" draw:layer="layout" svg:x1="24.514cm" svg:y1="6.335cm" svg:x2="24.472cm" svg:y2="6.404cm">
          <text:p/>
        </draw:line>
        <draw:line draw:style-name="gr9" draw:text-style-name="P1" draw:layer="layout" svg:x1="24.017cm" svg:y1="4.64cm" svg:x2="24.017cm" svg:y2="5.79cm">
          <text:p/>
        </draw:line>
        <draw:line draw:style-name="gr9" draw:text-style-name="P1" draw:layer="layout" svg:x1="24.219cm" svg:y1="4.64cm" svg:x2="24.219cm" svg:y2="5.79cm">
          <text:p/>
        </draw:line>
        <draw:line draw:style-name="gr9" draw:text-style-name="P1" draw:layer="layout" svg:x1="24.518cm" svg:y1="4.64cm" svg:x2="24.518cm" svg:y2="5.79cm">
          <text:p/>
        </draw:line>
        <draw:line draw:style-name="gr9" draw:text-style-name="P1" draw:layer="layout" svg:x1="25.735cm" svg:y1="7.512cm" svg:x2="25.969cm" svg:y2="7.302cm">
          <text:p/>
        </draw:line>
        <draw:line draw:style-name="gr9" draw:text-style-name="P1" draw:layer="layout" svg:x1="25.968cm" svg:y1="7.303cm" svg:x2="26.031cm" svg:y2="7.247cm">
          <text:p/>
        </draw:line>
        <draw:line draw:style-name="gr9" draw:text-style-name="P1" draw:layer="layout" svg:x1="26.264cm" svg:y1="7.038cm" svg:x2="26.03cm" svg:y2="7.248cm">
          <text:p/>
        </draw:line>
        <draw:line draw:style-name="gr9" draw:text-style-name="P1" draw:layer="layout" svg:x1="25.736cm" svg:y1="7.512cm" svg:x2="24.318cm" svg:y2="6.66cm">
          <text:p/>
        </draw:line>
        <draw:line draw:style-name="gr9" draw:text-style-name="P1" draw:layer="layout" svg:x1="24.667cm" svg:y1="6.079cm" svg:x2="26.264cm" svg:y2="7.039cm">
          <text:p/>
        </draw:line>
        <draw:line draw:style-name="gr9" draw:text-style-name="P1" draw:layer="layout" svg:x1="24.513cm" svg:y1="6.335cm" svg:x2="26.031cm" svg:y2="7.248cm">
          <text:p/>
        </draw:line>
        <draw:line draw:style-name="gr9" draw:text-style-name="P1" draw:layer="layout" svg:x1="25.969cm" svg:y1="7.303cm" svg:x2="24.472cm" svg:y2="6.403cm">
          <text:p/>
        </draw:line>
        <draw:path draw:style-name="gr9" draw:text-style-name="P1" draw:layer="layout" svg:width="0.45cm" svg:height="0.45cm" svg:x="23.896cm" svg:y="5.94cm" svg:viewBox="0 0 451 451" svg:d="M451 226c0 124-101 225-225 225-125 0-226-101-226-225 0-126 101-226 226-226 124 0 225 100 225 226z">
          <text:p/>
        </draw:path>
        <draw:path draw:style-name="gr2" draw:text-style-name="P2" draw:layer="layout" svg:width="0.84cm" svg:height="0.839cm" svg:x="23.701cm" svg:y="5.745cm" svg:viewBox="0 0 841 840" svg:d="M421 840v-840zM841 420h-841z">
          <text:p/>
        </draw:path>
        <draw:path draw:style-name="gr10" draw:text-style-name="P1" draw:layer="layout" svg:width="0.84cm" svg:height="0.839cm" svg:x="23.701cm" svg:y="5.745cm" svg:viewBox="0 0 841 840" svg:d="M421 840v-840M841 420h-841">
          <text:p/>
        </draw:path>
        <draw:polygon draw:style-name="gr8" draw:text-style-name="P1" draw:layer="layout" svg:width="0cm" svg:height="0cm" svg:x="24.143cm" svg:y="5.702cm" svg:viewBox="0 0 0 0" draw:points="0,0">
          <text:p/>
        </draw:polygon>
        <draw:polyline draw:style-name="gr10" draw:text-style-name="P1" draw:layer="layout" svg:width="1.484cm" svg:height="3.301cm" draw:transform="rotate (-3.14159265358979) translate (25.742cm 9.652cm)" svg:viewBox="0 0 1485 3302" draw:points="541,0 0,0 1485,3302">
          <text:p/>
        </draw:polyline>
        <draw:polygon draw:style-name="gr11" draw:text-style-name="P2" draw:layer="layout" svg:width="0.133cm" svg:height="0.354cm" draw:transform="rotate (-2.59879525621956) translate (24.4407962938776cm 6.55595154094019cm)" svg:viewBox="0 0 134 355" draw:points="0,355 134,25 19,0">
          <text:p/>
        </draw:polygon>
        <draw:polygon draw:style-name="gr7" draw:text-style-name="P5" draw:layer="layout" svg:width="6.247cm" svg:height="6.697cm" svg:x="7.752cm" svg:y="12.102cm" svg:viewBox="0 0 6248 6698" draw:points="6248,0 6248,1749 5099,6698 4986,6698 4487,6698 4486,1749 4486,1374 4157,1374 3955,1374 3087,1374 2750,1374 2749,1374 2746,1372 2742,1369 2737,1365 2730,1360 2721,1354 2711,1347 2700,1338 2687,1329 2673,1319 2658,1308 2642,1297 2625,1285 2607,1272 1950,799 1099,799 0,799 0,0 1099,0 2587,0 2750,0 3549,0 3687,0 4499,0">
          <text:p/>
        </draw:polygon>
        <draw:polygon draw:style-name="gr8" draw:text-style-name="P1" draw:layer="layout" svg:width="0cm" svg:height="0cm" svg:x="10.875cm" svg:y="15.578cm" svg:viewBox="0 0 0 0" draw:points="0,0">
          <text:p/>
        </draw:polygon>
        <draw:polygon draw:style-name="gr7" draw:text-style-name="P5" draw:layer="layout" svg:width="1.761cm" svg:height="4.948cm" svg:x="12.238cm" svg:y="13.851cm" svg:viewBox="0 0 1762 4949" draw:points="499,1852 496,2198 487,2540 471,2874 450,3195 423,3500 390,3783 353,4042 311,4273 266,4474 217,4642 165,4775 111,4871 56,4929 0,4949 499,1852 499,0 1762,0 612,4949 499,4949 0,4949">
          <text:p/>
        </draw:polygon>
        <draw:polygon draw:style-name="gr8" draw:text-style-name="P1" draw:layer="layout" svg:width="0cm" svg:height="0cm" svg:x="10.875cm" svg:y="15.578cm" svg:viewBox="0 0 0 0" draw:points="0,0">
          <text:p/>
        </draw:polygon>
        <draw:path draw:style-name="gr7" draw:text-style-name="P5" draw:layer="layout" svg:width="1.749cm" svg:height="1.749cm" svg:x="12.25cm" svg:y="12.102cm" svg:viewBox="0 0 1750 1750" svg:d="M1750 0v1750h-1263v-451c0-271-216-493-487-500v-799z">
          <text:p/>
        </draw:path>
        <draw:polygon draw:style-name="gr8" draw:text-style-name="P1" draw:layer="layout" svg:width="0cm" svg:height="0cm" svg:x="10.875cm" svg:y="15.578cm" svg:viewBox="0 0 0 0" draw:points="0,0">
          <text:p/>
        </draw:polygon>
        <draw:path draw:style-name="gr7" draw:text-style-name="P5" draw:layer="layout" svg:width="0.5cm" svg:height="5.898cm" svg:x="12.237cm" svg:y="12.901cm" svg:viewBox="0 0 501 5899" svg:d="M501 2803l-3 346-9 342-17 334-21 321-27 304-33 283-37 259-42 231-45 201-49 168-52 133-54 96-55 58-56 20 500-3096v-1853-451c0-271-217-492-488-499h-12l-1 575 1 375v4949z">
          <text:p/>
        </draw:path>
        <draw:polygon draw:style-name="gr8" draw:text-style-name="P1" draw:layer="layout" svg:width="0cm" svg:height="0cm" svg:x="10.875cm" svg:y="15.578cm" svg:viewBox="0 0 0 0" draw:points="0,0">
          <text:p/>
        </draw:polygon>
        <draw:path draw:style-name="gr7" draw:text-style-name="P5" draw:layer="layout" svg:width="1.507cm" svg:height="1.272cm" svg:x="8.851cm" svg:y="12.102cm" svg:viewBox="0 0 1508 1273" svg:d="M1508 1273c-13-31-20-65-20-99v-1174h-1488v799h850z">
          <text:p/>
        </draw:path>
        <draw:polygon draw:style-name="gr8" draw:text-style-name="P1" draw:layer="layout" svg:width="0cm" svg:height="0cm" svg:x="10.875cm" svg:y="15.578cm" svg:viewBox="0 0 0 0" draw:points="0,0">
          <text:p/>
        </draw:polygon>
        <draw:path draw:style-name="gr7" draw:text-style-name="P5" draw:layer="layout" svg:width="1.1cm" svg:height="1.374cm" svg:x="10.338cm" svg:y="12.102cm" svg:viewBox="0 0 1101 1375" svg:d="M1101 0v907l-1 22-1 24-3 21-4 21-4 19-6 19-6 16-8 15-7 13-9 11-9 9-9 6-9 4-10 1h-514 512-512v-201 201 30 37c0 15 0 30 0 45 0 7 0 14 0 21s0 14 0 21c0 6 0 13 0 20 0 6 0 12 0 18 0 5 0 11 0 17 0 5 0 9 0 14s0 9 0 13 0 8 0 11 0 6 0 9c0 2 0 4 0 6 0 1 0 3 0 4v1h-337-1l-3-2-4-3-5-4-7-5-9-6-10-7-11-9-14-9-14-10-15-11-16-11-17-12-18-13c-13-30-20-64-20-98v-1175h164l298 300c63 0 140 0 202 0l299-300z">
          <text:p/>
        </draw:path>
        <draw:polygon draw:style-name="gr8" draw:text-style-name="P1" draw:layer="layout" svg:width="0cm" svg:height="0cm" svg:x="10.875cm" svg:y="15.578cm" svg:viewBox="0 0 0 0" draw:points="0,0">
          <text:p/>
        </draw:polygon>
        <draw:path draw:style-name="gr7" draw:text-style-name="P5" draw:layer="layout" svg:width="0.902cm" svg:height="1.374cm" svg:x="11.348cm" svg:y="12.102cm" svg:viewBox="0 0 903 1375" svg:d="M903 0v799h-12-331v576h-202l-18-24-18-23-19-21-18-21-19-20-19-19-19-17-19-17-20-15-19-14-20-14-20-12-20-11-20-9c-30-14-60-24-90-30h4l10-1 9-4 9-6 9-9 9-11 7-13 8-15 6-16 6-19 4-19 4-21 3-21 1-24 1-22v-907z">
          <text:p/>
        </draw:path>
        <draw:polygon draw:style-name="gr8" draw:text-style-name="P1" draw:layer="layout" svg:width="0cm" svg:height="0cm" svg:x="10.875cm" svg:y="15.578cm" svg:viewBox="0 0 0 0" draw:points="0,0">
          <text:p/>
        </draw:polygon>
        <draw:polygon draw:style-name="gr7" draw:text-style-name="P5" draw:layer="layout" svg:width="1.099cm" svg:height="0.799cm" svg:x="7.752cm" svg:y="12.102cm" svg:viewBox="0 0 1100 800" draw:points="1100,0 1100,800 0,800 0,0">
          <text:p/>
        </draw:polygon>
        <draw:polygon draw:style-name="gr8" draw:text-style-name="P1" draw:layer="layout" svg:width="0cm" svg:height="0cm" svg:x="10.875cm" svg:y="15.578cm" svg:viewBox="0 0 0 0" draw:points="0,0">
          <text:p/>
        </draw:polygon>
        <draw:path draw:style-name="gr7" draw:text-style-name="P5" draw:layer="layout" svg:width="0.868cm" svg:height="0.267cm" svg:x="10.838cm" svg:y="13.209cm" svg:viewBox="0 0 869 268" svg:d="M600 31c-30-14-60-25-90-31l90 31 20 9 20 11 20 12 20 14 19 14 20 15 19 17 19 17 19 19 19 20 18 21 19 21 18 23 19 24h-869v-1c0-1 0-3 0-4 0-2 0-4 0-6 0-3 0-6 0-9s0-7 0-11 0-8 0-13 0-9 0-14c0-6 0-12 0-17 0-6 0-12 0-18 0-7 0-14 0-20 0-7 0-14 0-21s0-14 0-21c0-15 0-30 0-45v-37-31h511z">
          <text:p/>
        </draw:path>
        <draw:polygon draw:style-name="gr8" draw:text-style-name="P1" draw:layer="layout" svg:width="0cm" svg:height="0cm" svg:x="10.875cm" svg:y="15.578cm" svg:viewBox="0 0 0 0" draw:points="0,0">
          <text:p/>
        </draw:polygon>
        <draw:polygon draw:style-name="gr7" draw:text-style-name="P5" draw:layer="layout" svg:width="0.329cm" svg:height="0.575cm" svg:x="11.908cm" svg:y="12.901cm" svg:viewBox="0 0 330 576" draw:points="330,0 330,576 0,576 0,0">
          <text:p/>
        </draw:polygon>
        <draw:polygon draw:style-name="gr8" draw:text-style-name="P1" draw:layer="layout" svg:width="0cm" svg:height="0cm" svg:x="10.875cm" svg:y="15.578cm" svg:viewBox="0 0 0 0" draw:points="0,0">
          <text:p/>
        </draw:polygon>
        <draw:path draw:style-name="gr7" draw:text-style-name="P5" draw:layer="layout" svg:width="0.449cm" svg:height="0.449cm" svg:x="12.675cm" svg:y="12.252cm" svg:viewBox="0 0 450 450" svg:d="M450 226c0 124-100 224-224 224-126 0-226-100-226-224 0-125 100-226 226-226 124 0 224 101 224 226z">
          <text:p/>
        </draw:path>
        <draw:polygon draw:style-name="gr8" draw:text-style-name="P1" draw:layer="layout" svg:width="0cm" svg:height="0cm" svg:x="10.875cm" svg:y="15.578cm" svg:viewBox="0 0 0 0" draw:points="0,0">
          <text:p/>
        </draw:polygon>
        <draw:path draw:style-name="gr7" draw:text-style-name="P5" draw:layer="layout" svg:width="0.45cm" svg:height="0.449cm" svg:x="7.877cm" svg:y="12.252cm" svg:viewBox="0 0 451 450" svg:d="M451 226c0 124-102 224-226 224-125 0-225-100-225-224 0-125 100-226 225-226 124 0 226 101 226 226z">
          <text:p/>
        </draw:path>
        <draw:polygon draw:style-name="gr8" draw:text-style-name="P1" draw:layer="layout" svg:width="0cm" svg:height="0cm" svg:x="10.875cm" svg:y="15.578cm" svg:viewBox="0 0 0 0" draw:points="0,0">
          <text:p/>
        </draw:polygon>
        <draw:path draw:style-name="gr7" draw:text-style-name="P5" draw:layer="layout" svg:width="0.799cm" svg:height="0.3cm" svg:x="10.501cm" svg:y="12.102cm" svg:viewBox="0 0 800 301" svg:d="M800 0v1l-299 300c-62 0-139 0-202 0l-299-301z">
          <text:p/>
        </draw:path>
        <draw:polygon draw:style-name="gr8" draw:text-style-name="P1" draw:layer="layout" svg:width="0cm" svg:height="0cm" svg:x="10.875cm" svg:y="15.578cm" svg:viewBox="0 0 0 0" draw:points="0,0">
          <text:p/>
        </draw:polygon>
        <draw:line draw:style-name="gr9" draw:text-style-name="P1" draw:layer="layout" svg:x1="12.237cm" svg:y1="18.799cm" svg:x2="12.238cm" svg:y2="18.799cm">
          <text:p/>
        </draw:line>
        <draw:line draw:style-name="gr9" draw:text-style-name="P1" draw:layer="layout" svg:x1="12.85cm" svg:y1="18.799cm" svg:x2="12.737cm" svg:y2="18.799cm">
          <text:p/>
        </draw:line>
        <draw:line draw:style-name="gr9" draw:text-style-name="P1" draw:layer="layout" svg:x1="12.737cm" svg:y1="18.799cm" svg:x2="12.238cm" svg:y2="18.799cm">
          <text:p/>
        </draw:line>
        <draw:line draw:style-name="gr9" draw:text-style-name="P1" draw:layer="layout" svg:x1="14cm" svg:y1="13.851cm" svg:x2="12.85cm" svg:y2="18.8cm">
          <text:p/>
        </draw:line>
        <draw:line draw:style-name="gr9" draw:text-style-name="P1" draw:layer="layout" svg:x1="12.237cm" svg:y1="13.851cm" svg:x2="12.238cm" svg:y2="13.851cm">
          <text:p/>
        </draw:line>
        <draw:line draw:style-name="gr9" draw:text-style-name="P1" draw:layer="layout" svg:x1="12.237cm" svg:y1="13.851cm" svg:x2="12.237cm" svg:y2="18.799cm">
          <text:p/>
        </draw:line>
        <draw:line draw:style-name="gr9" draw:text-style-name="P1" draw:layer="layout" svg:x1="12.737cm" svg:y1="15.703cm" svg:x2="12.737cm" svg:y2="13.851cm">
          <text:p/>
        </draw:line>
        <draw:polyline draw:style-name="gr9" draw:text-style-name="P1" draw:layer="layout" svg:width="0.499cm" svg:height="3.096cm" svg:x="12.238cm" svg:y="15.703cm" svg:viewBox="0 0 500 3097" draw:points="500,0 497,346 488,688 472,1022 450,1344 423,1648 390,1931 353,2190 311,2421 266,2622 217,2790 165,2923 111,3019 56,3077 0,3097">
          <text:p/>
        </draw:polyline>
        <draw:line draw:style-name="gr9" draw:text-style-name="P1" draw:layer="layout" svg:x1="13.999cm" svg:y1="13.851cm" svg:x2="12.737cm" svg:y2="13.851cm">
          <text:p/>
        </draw:line>
        <draw:line draw:style-name="gr9" draw:text-style-name="P1" draw:layer="layout" svg:x1="12.237cm" svg:y1="13.476cm" svg:x2="12.237cm" svg:y2="13.851cm">
          <text:p/>
        </draw:line>
        <draw:line draw:style-name="gr9" draw:text-style-name="P1" draw:layer="layout" svg:x1="13.999cm" svg:y1="12.102cm" svg:x2="13.999cm" svg:y2="13.851cm">
          <text:p/>
        </draw:line>
        <draw:line draw:style-name="gr9" draw:text-style-name="P1" draw:layer="layout" svg:x1="11.438cm" svg:y1="12.102cm" svg:x2="11.3cm" svg:y2="12.102cm">
          <text:p/>
        </draw:line>
        <draw:line draw:style-name="gr9" draw:text-style-name="P1" draw:layer="layout" svg:x1="12.25cm" svg:y1="12.102cm" svg:x2="11.438cm" svg:y2="12.102cm">
          <text:p/>
        </draw:line>
        <draw:line draw:style-name="gr9" draw:text-style-name="P1" draw:layer="layout" svg:x1="13.999cm" svg:y1="12.102cm" svg:x2="12.25cm" svg:y2="12.102cm">
          <text:p/>
        </draw:line>
        <draw:line draw:style-name="gr9" draw:text-style-name="P1" draw:layer="layout" svg:x1="12.237cm" svg:y1="12.901cm" svg:x2="12.237cm" svg:y2="13.476cm">
          <text:p/>
        </draw:line>
        <draw:line draw:style-name="gr9" draw:text-style-name="P1" draw:layer="layout" svg:x1="12.737cm" svg:y1="13.851cm" svg:x2="12.737cm" svg:y2="13.4cm">
          <text:p/>
        </draw:line>
        <draw:line draw:style-name="gr9" draw:text-style-name="P1" draw:layer="layout" svg:x1="12.25cm" svg:y1="12.102cm" svg:x2="12.25cm" svg:y2="12.901cm">
          <text:p/>
        </draw:line>
        <draw:path draw:style-name="gr9" draw:text-style-name="P1" draw:layer="layout" svg:width="0.487cm" svg:height="0.499cm" svg:x="12.25cm" svg:y="12.901cm" svg:viewBox="0 0 488 500" svg:d="M0 0c272 7 488 228 488 500">
          <text:p/>
        </draw:path>
        <draw:path draw:style-name="gr9" draw:text-style-name="P1" draw:layer="layout" svg:width="0.449cm" svg:height="0.449cm" svg:x="12.675cm" svg:y="12.252cm" svg:viewBox="0 0 450 450" svg:d="M450 226c0 124-100 224-224 224-126 0-226-100-226-224 0-125 100-226 226-226 124 0 224 101 224 226z">
          <text:p/>
        </draw:path>
        <draw:line draw:style-name="gr9" draw:text-style-name="P1" draw:layer="layout" svg:x1="11.706cm" svg:y1="13.476cm" svg:x2="10.838cm" svg:y2="13.476cm">
          <text:p/>
        </draw:line>
        <draw:line draw:style-name="gr9" draw:text-style-name="P1" draw:layer="layout" svg:x1="10.838cm" svg:y1="13.476cm" svg:x2="10.501cm" svg:y2="13.476cm">
          <text:p/>
        </draw:line>
        <draw:line draw:style-name="gr9" draw:text-style-name="P1" draw:layer="layout" svg:x1="11.908cm" svg:y1="13.476cm" svg:x2="11.706cm" svg:y2="13.476cm">
          <text:p/>
        </draw:line>
        <draw:line draw:style-name="gr9" draw:text-style-name="P1" draw:layer="layout" svg:x1="12.237cm" svg:y1="13.476cm" svg:x2="11.908cm" svg:y2="13.476cm">
          <text:p/>
        </draw:line>
        <draw:line draw:style-name="gr9" draw:text-style-name="P1" draw:layer="layout" svg:x1="12.237cm" svg:y1="13.476cm" svg:x2="11.908cm" svg:y2="13.476cm">
          <text:p/>
        </draw:line>
        <draw:line draw:style-name="gr9" draw:text-style-name="P1" draw:layer="layout" svg:x1="11.3cm" svg:y1="12.102cm" svg:x2="10.501cm" svg:y2="12.102cm">
          <text:p/>
        </draw:line>
        <draw:line draw:style-name="gr9" draw:text-style-name="P1" draw:layer="layout" svg:x1="11.3cm" svg:y1="12.103cm" svg:x2="11.3cm" svg:y2="12.102cm">
          <text:p/>
        </draw:line>
        <draw:line draw:style-name="gr9" draw:text-style-name="P1" draw:layer="layout" svg:x1="11.3cm" svg:y1="12.102cm" svg:x2="11.3cm" svg:y2="12.103cm">
          <text:p/>
        </draw:line>
        <draw:line draw:style-name="gr9" draw:text-style-name="P1" draw:layer="layout" svg:x1="11.438cm" svg:y1="12.102cm" svg:x2="11.438cm" svg:y2="13.009cm">
          <text:p/>
        </draw:line>
        <draw:line draw:style-name="gr9" draw:text-style-name="P1" draw:layer="layout" svg:x1="10.838cm" svg:y1="13.239cm" svg:x2="10.838cm" svg:y2="13.009cm">
          <text:p/>
        </draw:line>
        <draw:line draw:style-name="gr9" draw:text-style-name="P1" draw:layer="layout" svg:x1="10.838cm" svg:y1="13.276cm" svg:x2="10.838cm" svg:y2="13.239cm">
          <text:p/>
        </draw:line>
        <draw:line draw:style-name="gr9" draw:text-style-name="P1" draw:layer="layout" svg:x1="10.338cm" svg:y1="12.102cm" svg:x2="10.338cm" svg:y2="13.276cm">
          <text:p/>
        </draw:line>
        <draw:line draw:style-name="gr9" draw:text-style-name="P1" draw:layer="layout" svg:x1="10.501cm" svg:y1="12.102cm" svg:x2="10.338cm" svg:y2="12.102cm">
          <text:p/>
        </draw:line>
        <draw:line draw:style-name="gr9" draw:text-style-name="P1" draw:layer="layout" svg:x1="10.501cm" svg:y1="12.102cm" svg:x2="10.501cm" svg:y2="12.103cm">
          <text:p/>
        </draw:line>
        <draw:line draw:style-name="gr9" draw:text-style-name="P1" draw:layer="layout" svg:x1="10.8cm" svg:y1="12.403cm" svg:x2="10.501cm" svg:y2="12.103cm">
          <text:p/>
        </draw:line>
        <draw:line draw:style-name="gr9" draw:text-style-name="P1" draw:layer="layout" svg:x1="11.001cm" svg:y1="12.402cm" svg:x2="10.799cm" svg:y2="12.402cm">
          <text:p/>
        </draw:line>
        <draw:line draw:style-name="gr9" draw:text-style-name="P1" draw:layer="layout" svg:x1="11.301cm" svg:y1="12.103cm" svg:x2="11.001cm" svg:y2="12.403cm">
          <text:p/>
        </draw:line>
        <draw:line draw:style-name="gr9" draw:text-style-name="P1" draw:layer="layout" svg:x1="12.238cm" svg:y1="12.901cm" svg:x2="12.25cm" svg:y2="12.901cm">
          <text:p/>
        </draw:line>
        <draw:line draw:style-name="gr9" draw:text-style-name="P1" draw:layer="layout" svg:x1="12.237cm" svg:y1="12.901cm" svg:x2="12.238cm" svg:y2="12.901cm">
          <text:p/>
        </draw:line>
        <draw:line draw:style-name="gr9" draw:text-style-name="P1" draw:layer="layout" svg:x1="12.237cm" svg:y1="12.901cm" svg:x2="11.908cm" svg:y2="12.901cm">
          <text:p/>
        </draw:line>
        <draw:line draw:style-name="gr9" draw:text-style-name="P1" draw:layer="layout" svg:x1="11.908cm" svg:y1="12.901cm" svg:x2="11.908cm" svg:y2="13.476cm">
          <text:p/>
        </draw:line>
        <draw:polyline draw:style-name="gr9" draw:text-style-name="P1" draw:layer="layout" svg:width="0.268cm" svg:height="0.237cm" svg:x="11.438cm" svg:y="13.239cm" svg:viewBox="0 0 269 238" draw:points="0,0 20,9 40,20 60,32 80,46 99,60 119,75 138,92 157,109 176,128 195,148 213,170 233,191 251,214 269,238">
          <text:p/>
        </draw:polyline>
        <draw:path draw:style-name="gr9" draw:text-style-name="P1" draw:layer="layout" svg:width="0.09cm" svg:height="0.031cm" svg:x="11.348cm" svg:y="13.209cm" svg:viewBox="0 0 91 32" svg:d="M91 32c-31-15-61-25-91-32">
          <text:p/>
        </draw:path>
        <draw:polyline draw:style-name="gr9" draw:text-style-name="P1" draw:layer="layout" svg:width="0.086cm" svg:height="0.2cm" svg:x="11.352cm" svg:y="13.009cm" svg:viewBox="0 0 87 201" draw:points="0,201 10,200 19,196 28,190 37,181 46,170 53,157 61,142 67,126 73,107 77,88 82,67 85,46 86,22 87,0">
          <text:p/>
        </draw:polyline>
        <draw:polyline draw:style-name="gr9" draw:text-style-name="P1" draw:layer="layout" svg:width="0.143cm" svg:height="0.102cm" svg:x="10.358cm" svg:y="13.374cm" svg:viewBox="0 0 144 103" draw:points="144,103 143,103 140,101 136,98 131,94 124,89 115,83 105,76 94,67 81,58 66,48 51,36 35,25 18,13 0,0">
          <text:p/>
        </draw:polyline>
        <draw:line draw:style-name="gr9" draw:text-style-name="P1" draw:layer="layout" svg:x1="10.359cm" svg:y1="13.375cm" svg:x2="9.701cm" svg:y2="12.901cm">
          <text:p/>
        </draw:line>
        <draw:path draw:style-name="gr9" draw:text-style-name="P1" draw:layer="layout" svg:width="0cm" svg:height="0.199cm" svg:x="10.838cm" svg:y="13.276cm" svg:viewBox="0 0 0 200" svg:d="M0 200v-1c0-1 0-3 0-4 0-2 0-4 0-6 0-3 0-6 0-9s0-7 0-11 0-8 0-13 0-9 0-14c0-6 0-12 0-17 0-6 0-12 0-18 0-7 0-14 0-20 0-7 0-14 0-21s0-14 0-21c0-15 0-30 0-45">
          <text:p/>
        </draw:path>
        <draw:path draw:style-name="gr9" draw:text-style-name="P1" draw:layer="layout" svg:width="0.02cm" svg:height="0.098cm" svg:x="10.338cm" svg:y="13.276cm" svg:viewBox="0 0 21 99" svg:d="M21 99c-14-30-21-65-21-99">
          <text:p/>
        </draw:path>
        <draw:line draw:style-name="gr9" draw:text-style-name="P1" draw:layer="layout" svg:x1="11.301cm" svg:y1="12.103cm" svg:x2="11.001cm" svg:y2="12.403cm">
          <text:p/>
        </draw:line>
        <draw:line draw:style-name="gr9" draw:text-style-name="P1" draw:layer="layout" svg:x1="10.338cm" svg:y1="12.102cm" svg:x2="8.851cm" svg:y2="12.102cm">
          <text:p/>
        </draw:line>
        <draw:line draw:style-name="gr9" draw:text-style-name="P1" draw:layer="layout" svg:x1="8.851cm" svg:y1="12.102cm" svg:x2="7.752cm" svg:y2="12.102cm">
          <text:p/>
        </draw:line>
        <draw:path draw:style-name="gr9" draw:text-style-name="P1" draw:layer="layout" svg:width="0.201cm" svg:height="0cm" svg:x="10.799cm" svg:y="12.402cm" svg:viewBox="0 0 202 0" svg:d="M0 0c63 0 140 0 202 0">
          <text:p/>
        </draw:path>
        <draw:line draw:style-name="gr9" draw:text-style-name="P1" draw:layer="layout" svg:x1="9.701cm" svg:y1="12.901cm" svg:x2="8.851cm" svg:y2="12.901cm">
          <text:p/>
        </draw:line>
        <draw:line draw:style-name="gr9" draw:text-style-name="P1" draw:layer="layout" svg:x1="8.851cm" svg:y1="12.102cm" svg:x2="8.851cm" svg:y2="12.901cm">
          <text:p/>
        </draw:line>
        <draw:line draw:style-name="gr9" draw:text-style-name="P1" draw:layer="layout" svg:x1="7.752cm" svg:y1="12.901cm" svg:x2="8.851cm" svg:y2="12.901cm">
          <text:p/>
        </draw:line>
        <draw:line draw:style-name="gr9" draw:text-style-name="P1" draw:layer="layout" svg:x1="7.752cm" svg:y1="12.102cm" svg:x2="7.752cm" svg:y2="12.901cm">
          <text:p/>
        </draw:line>
        <draw:path draw:style-name="gr9" draw:text-style-name="P1" draw:layer="layout" svg:width="0.45cm" svg:height="0.449cm" svg:x="7.877cm" svg:y="12.252cm" svg:viewBox="0 0 451 450" svg:d="M451 226c0 124-102 224-226 224-125 0-225-100-225-224 0-125 100-226 225-226 124 0 226 101 226 226z">
          <text:p/>
        </draw:path>
        <draw:line draw:style-name="gr9" draw:text-style-name="P1" draw:layer="layout" svg:x1="10.838cm" svg:y1="13.209cm" svg:x2="11.352cm" svg:y2="13.209cm">
          <text:p/>
        </draw:line>
        <draw:path draw:style-name="gr2" draw:text-style-name="P2" draw:layer="layout" svg:width="0.839cm" svg:height="0.84cm" svg:x="11.819cm" svg:y="12.98cm" svg:viewBox="0 0 840 841" svg:d="M420 841v-841zM840 421h-840z">
          <text:p/>
        </draw:path>
        <draw:path draw:style-name="gr10" draw:text-style-name="P1" draw:layer="layout" svg:width="0.839cm" svg:height="0.84cm" svg:x="11.819cm" svg:y="12.98cm" svg:viewBox="0 0 840 841" svg:d="M420 841v-841M840 421h-840">
          <text:p/>
        </draw:path>
        <draw:path draw:style-name="gr2" draw:text-style-name="P2" draw:layer="layout" svg:width="0.839cm" svg:height="0.839cm" svg:x="12.48cm" svg:y="12.057cm" svg:viewBox="0 0 840 840" svg:d="M420 840v-840zM840 421h-840z">
          <text:p/>
        </draw:path>
        <draw:path draw:style-name="gr2" draw:text-style-name="P2" draw:layer="layout" svg:width="0.839cm" svg:height="0.839cm" svg:x="7.682cm" svg:y="12.057cm" svg:viewBox="0 0 840 840" svg:d="M421 840v-840zM840 421h-840z">
          <text:p/>
        </draw:path>
        <draw:polygon draw:style-name="gr8" draw:text-style-name="P1" draw:layer="layout" svg:width="0cm" svg:height="0cm" svg:x="10.875cm" svg:y="15.578cm" svg:viewBox="0 0 0 0" draw:points="0,0">
          <text:p/>
        </draw:polygon>
        <draw:polyline draw:style-name="gr10" draw:text-style-name="P1" draw:layer="layout" svg:width="4.317cm" svg:height="1.523cm" draw:transform="rotate (-3.14159265358979) translate (12.7cm 12.319cm)" svg:viewBox="0 0 4318 1524" draw:points="0,1524 534,1524 4318,0">
          <text:p/>
        </draw:polyline>
        <draw:polygon draw:style-name="gr11" draw:text-style-name="P2" draw:layer="layout" svg:width="0.199cm" svg:height="0.342cm" draw:transform="rotate (1.77238185540024) translate (8.25548499052279cm 12.4472131687047cm)" svg:viewBox="0 0 200 343" draw:points="0,0 94,343 200,295">
          <text:p/>
        </draw:polygon>
        <draw:polygon draw:style-name="gr8" draw:text-style-name="P1" draw:layer="layout" svg:width="0cm" svg:height="0cm" svg:x="10.875cm" svg:y="15.578cm" svg:viewBox="0 0 0 0" draw:points="0,0">
          <text:p/>
        </draw:polygon>
        <draw:frame draw:style-name="gr12" draw:text-style-name="P6" draw:layer="layout" svg:width="0.119cm" svg:height="0.141cm" svg:x="28.094cm" svg:y="19.721cm">
          <draw:text-box>
            <text:p text:style-name="P3"><text:span text:style-name="T2"><text:s/></text:span></text:p>
          </draw:text-box>
        </draw:frame>
        <draw:polyline draw:style-name="gr10" draw:text-style-name="P1" draw:layer="layout" svg:width="0.729cm" svg:height="1.477cm" svg:x="12.071cm" svg:y="10.798cm" svg:viewBox="0 0 730 1478" draw:points="500,0 0,0 730,1478">
          <text:p/>
        </draw:polyline>
        <draw:polygon draw:style-name="gr11" draw:text-style-name="P2" draw:layer="layout" svg:width="0.207cm" svg:height="0.34cm" svg:x="12.593cm" svg:y="11.935cm" svg:viewBox="0 0 208 341" draw:points="208,341 104,0 0,52">
          <text:p/>
        </draw:polygon>
        <draw:frame draw:style-name="gr13" draw:text-style-name="P7" draw:layer="layout" svg:width="6.555cm" svg:height="0.462cm" svg:x="19.734cm" svg:y="10.16cm">
          <draw:text-box>
            <text:p text:style-name="P3"><text:span text:style-name="T3">1X M3 Brass Insert [HD-MS0030]</text:span></text:p>
          </draw:text-box>
        </draw:frame>
        <draw:path draw:style-name="gr7" draw:text-style-name="P5" draw:layer="layout" svg:width="5.982cm" svg:height="5.923cm" svg:x="13.896cm" svg:y="2.792cm" svg:viewBox="0 0 5983 5924" svg:d="M3400 436l241-436h571 1c1 0 2 0 4 0s4 0 6 0c3 0 6 0 9 0s7 0 11 0 9 0 13 0c5 0 10 0 15 0 6 0 12 0 17 0 7 0 13 0 19 0 7 0 14 0 21 0s14 0 21 0c8 0 15 0 23 0 15 0 31 0 47 0h565v949l90 27 86 25 84 24 79 23 77 21 72 20 68 19 65 16 60 16 55 13 51 12 47 10 41 9 37 7 87 10v3048l-531 750-424 600v325h-2809-433l-973-925 1-29 211-348v-93l-212-348v-781l-813-1150v-2250h818 4 11 19 26 31 36 39 42 42 42 38 35 31 24 568-2 8 319-325l1594 436-1269-436z">
          <text:p/>
        </draw:path>
        <draw:polygon draw:style-name="gr8" draw:text-style-name="P1" draw:layer="layout" svg:width="0cm" svg:height="0cm" svg:x="16.908cm" svg:y="5.753cm" svg:viewBox="0 0 0 0" draw:points="0,0">
          <text:p/>
        </draw:polygon>
        <draw:path draw:style-name="gr7" draw:text-style-name="P5" draw:layer="layout" svg:width="1.944cm" svg:height="4.297cm" svg:x="16.37cm" svg:y="2.792cm" svg:viewBox="0 0 1945 4298" svg:d="M0 1899h1 114l21-37 546-985 244-442 241-435h571 1c1 0 2 0 4 0s4 0 6 0c3 0 6 0 9 0s7 0 11 0 9 0 13 0c5 0 10 0 15 0 6 0 12 0 17 0 7 0 13 0 19 0 7 0 14 0 21 0s14 0 21 0c8 0 15 0 23 0 15 0 31 0 47 0v3399l-710 899-1129-959-106-90v-200z">
          <text:p/>
        </draw:path>
        <draw:polygon draw:style-name="gr8" draw:text-style-name="P1" draw:layer="layout" svg:width="0cm" svg:height="0cm" svg:x="16.908cm" svg:y="5.753cm" svg:viewBox="0 0 0 0" draw:points="0,0">
          <text:p/>
        </draw:polygon>
        <draw:polygon draw:style-name="gr7" draw:text-style-name="P5" draw:layer="layout" svg:width="1.909cm" svg:height="4.18cm" svg:x="13.896cm" svg:y="2.792cm" svg:viewBox="0 0 1910 4181" draw:points="1804,3338 1910,3249 1910,3049 1910,1899 1812,1899 1238,0 1214,0 1183,0 1148,0 1110,0 1068,0 1027,0 985,0 946,0 910,0 879,0 853,0 834,0 823,0 819,0 0,0 0,2249 814,3399 814,4181">
          <text:p/>
        </draw:polygon>
        <draw:polygon draw:style-name="gr8" draw:text-style-name="P1" draw:layer="layout" svg:width="0cm" svg:height="0cm" svg:x="16.908cm" svg:y="5.753cm" svg:viewBox="0 0 0 0" draw:points="0,0">
          <text:p/>
        </draw:polygon>
        <draw:path draw:style-name="gr7" draw:text-style-name="P5" draw:layer="layout" svg:width="1.176cm" svg:height="3.913cm" svg:x="18.702cm" svg:y="3.877cm" svg:viewBox="0 0 1177 3914" svg:d="M177 0l913 105 87 10v3049l-532 750h-645c320-150 549-550 587-1024 38-473-122-936-410-1185z">
          <text:p/>
        </draw:path>
        <draw:polygon draw:style-name="gr8" draw:text-style-name="P1" draw:layer="layout" svg:width="0cm" svg:height="0cm" svg:x="16.908cm" svg:y="5.753cm" svg:viewBox="0 0 0 0" draw:points="0,0">
          <text:p/>
        </draw:polygon>
        <draw:path draw:style-name="gr7" draw:text-style-name="P5" draw:layer="layout" svg:width="3.233cm" svg:height="0.925cm" svg:x="16.114cm" svg:y="7.79cm" svg:viewBox="0 0 3234 926" svg:d="M2589 0h645l-424 601v325h-2810v-926h936 566 541c18 9 37 17 56 24 71 25 144 38 217 38 92 0 185-21 273-62z">
          <text:p/>
        </draw:path>
        <draw:polygon draw:style-name="gr8" draw:text-style-name="P1" draw:layer="layout" svg:width="0cm" svg:height="0cm" svg:x="16.908cm" svg:y="5.753cm" svg:viewBox="0 0 0 0" draw:points="0,0">
          <text:p/>
        </draw:polygon>
        <draw:polygon draw:style-name="gr7" draw:text-style-name="P5" draw:layer="layout" svg:width="0.565cm" svg:height="3.399cm" svg:x="18.314cm" svg:y="2.792cm" svg:viewBox="0 0 566 3400" draw:points="0,0 566,0 566,948 566,1085 566,2791 566,3400 0,3400">
          <text:p/>
        </draw:polygon>
        <draw:polygon draw:style-name="gr8" draw:text-style-name="P1" draw:layer="layout" svg:width="0cm" svg:height="0cm" svg:x="16.908cm" svg:y="5.753cm" svg:viewBox="0 0 0 0" draw:points="0,0">
          <text:p/>
        </draw:polygon>
        <draw:polygon draw:style-name="gr7" draw:text-style-name="P5" draw:layer="layout" svg:width="2.522cm" svg:height="1.2cm" svg:x="14.709cm" svg:y="6.59cm" svg:viewBox="0 0 2523 1201" draw:points="2523,973 2342,1201 1405,1201 433,1201 0,1201 1,1172 1237,122 1378,0 1520,122">
          <text:p/>
        </draw:polygon>
        <draw:polygon draw:style-name="gr8" draw:text-style-name="P1" draw:layer="layout" svg:width="0cm" svg:height="0cm" svg:x="16.908cm" svg:y="5.753cm" svg:viewBox="0 0 0 0" draw:points="0,0">
          <text:p/>
        </draw:polygon>
        <draw:polygon draw:style-name="gr7" draw:text-style-name="P5" draw:layer="layout" svg:width="1.373cm" svg:height="1.899cm" svg:x="15.133cm" svg:y="2.792cm" svg:viewBox="0 0 1374 1900" draw:points="0,0 568,0 0,0 574,1900 673,1900 1096,1900 1238,1900 1353,1900 1374,1863 1367,1819 1362,1775 1357,1731 1353,1688 1350,1644 1348,1602 1346,1559 1346,1517 1346,1475 1346,1434 1348,1393 1351,1353 1354,1313 1358,1273 1215,801 808,801 574,28 574,27 566,0">
          <text:p/>
        </draw:polygon>
        <draw:polygon draw:style-name="gr8" draw:text-style-name="P1" draw:layer="layout" svg:width="0cm" svg:height="0cm" svg:x="16.908cm" svg:y="5.753cm" svg:viewBox="0 0 0 0" draw:points="0,0">
          <text:p/>
        </draw:polygon>
        <draw:polygon draw:style-name="gr7" draw:text-style-name="P5" draw:layer="layout" svg:width="1.596cm" svg:height="0.877cm" svg:x="15.699cm" svg:y="2.792cm" svg:viewBox="0 0 1597 878" draw:points="8,28 241,801 648,801 680,801 1353,878 1597,436 327,0 4,0 0,0 8,0 8,27 0,0">
          <text:p/>
        </draw:polygon>
        <draw:polygon draw:style-name="gr8" draw:text-style-name="P1" draw:layer="layout" svg:width="0cm" svg:height="0cm" svg:x="16.908cm" svg:y="5.753cm" svg:viewBox="0 0 0 0" draw:points="0,0">
          <text:p/>
        </draw:polygon>
        <draw:polygon draw:style-name="gr7" draw:text-style-name="P5" draw:layer="layout" svg:width="1.829cm" svg:height="1.599cm" svg:x="17.05cm" svg:y="6.191cm" svg:viewBox="0 0 1830 1600" draw:points="1265,0 1830,0 1773,72 783,1326 567,1600 0,1600 181,1372 558,1163 602,1108 555,898">
          <text:p/>
        </draw:polygon>
        <draw:polygon draw:style-name="gr8" draw:text-style-name="P1" draw:layer="layout" svg:width="0cm" svg:height="0cm" svg:x="16.908cm" svg:y="5.753cm" svg:viewBox="0 0 0 0" draw:points="0,0">
          <text:p/>
        </draw:polygon>
        <draw:path draw:style-name="gr7" draw:text-style-name="P5" draw:layer="layout" svg:width="1.083cm" svg:height="2.27cm" svg:x="18.212cm" svg:y="5.582cm" svg:viewBox="0 0 1084 2271" svg:d="M667 0v610l-57 72c71 320 46 667-70 960-115 293-310 507-540 591 71 25 144 38 217 38 92 0 185-21 273-62 321-150 550-550 588-1024 38-473-122-935-411-1185z">
          <text:p/>
        </draw:path>
        <draw:polygon draw:style-name="gr8" draw:text-style-name="P1" draw:layer="layout" svg:width="0cm" svg:height="0cm" svg:x="16.908cm" svg:y="5.753cm" svg:viewBox="0 0 0 0" draw:points="0,0">
          <text:p/>
        </draw:polygon>
        <draw:path draw:style-name="gr7" draw:text-style-name="P5" draw:layer="layout" svg:width="1.03cm" svg:height="1.551cm" svg:x="17.832cm" svg:y="6.263cm" svg:viewBox="0 0 1031 1552" svg:d="M991 0c71 320 46 667-70 961-115 293-310 507-540 591-19-7-38-15-56-24-121-57-232-150-325-274z">
          <text:p/>
        </draw:path>
        <draw:polygon draw:style-name="gr8" draw:text-style-name="P1" draw:layer="layout" svg:width="0cm" svg:height="0cm" svg:x="16.908cm" svg:y="5.753cm" svg:viewBox="0 0 0 0" draw:points="0,0">
          <text:p/>
        </draw:polygon>
        <draw:polygon draw:style-name="gr7" draw:text-style-name="P5" draw:layer="layout" svg:width="1.378cm" svg:height="1.108cm" svg:x="16.229cm" svg:y="6.454cm" svg:viewBox="0 0 1379 1109" draw:points="1003,1109 1379,900 321,0 0,257">
          <text:p/>
        </draw:polygon>
        <draw:polygon draw:style-name="gr8" draw:text-style-name="P1" draw:layer="layout" svg:width="0cm" svg:height="0cm" svg:x="16.908cm" svg:y="5.753cm" svg:viewBox="0 0 0 0" draw:points="0,0">
          <text:p/>
        </draw:polygon>
        <draw:polygon draw:style-name="gr7" draw:text-style-name="P5" draw:layer="layout" svg:width="1.154cm" svg:height="1.19cm" svg:x="14.71cm" svg:y="6.13cm" svg:viewBox="0 0 1155 1191" draw:points="991,0 0,843 211,1191 1155,389">
          <text:p/>
        </draw:polygon>
        <draw:polygon draw:style-name="gr8" draw:text-style-name="P1" draw:layer="layout" svg:width="0cm" svg:height="0cm" svg:x="16.908cm" svg:y="5.753cm" svg:viewBox="0 0 0 0" draw:points="0,0">
          <text:p/>
        </draw:polygon>
        <draw:polygon draw:style-name="gr7" draw:text-style-name="P5" draw:layer="layout" svg:width="0.423cm" svg:height="1.15cm" svg:x="15.805cm" svg:y="4.691cm" svg:viewBox="0 0 424 1151" draw:points="0,0 424,0 424,1151 0,1151">
          <text:p/>
        </draw:polygon>
        <draw:polygon draw:style-name="gr8" draw:text-style-name="P1" draw:layer="layout" svg:width="0cm" svg:height="0cm" svg:x="16.908cm" svg:y="5.753cm" svg:viewBox="0 0 0 0" draw:points="0,0">
          <text:p/>
        </draw:polygon>
        <draw:polygon draw:style-name="gr7" draw:text-style-name="P5" draw:layer="layout" svg:width="0.776cm" svg:height="0.87cm" svg:x="15.699cm" svg:y="5.841cm" svg:viewBox="0 0 777 871" draw:points="672,200 777,289 531,871 389,750 248,871 195,747 165,679 0,289 106,200 106,0 530,0 672,0">
          <text:p/>
        </draw:polygon>
        <draw:polygon draw:style-name="gr8" draw:text-style-name="P1" draw:layer="layout" svg:width="0cm" svg:height="0cm" svg:x="16.908cm" svg:y="5.753cm" svg:viewBox="0 0 0 0" draw:points="0,0">
          <text:p/>
        </draw:polygon>
        <draw:polygon draw:style-name="gr7" draw:text-style-name="P5" draw:layer="layout" svg:width="0.972cm" svg:height="0.925cm" svg:x="15.142cm" svg:y="7.79cm" svg:viewBox="0 0 973 926" draw:points="973,0 973,926 0,0">
          <text:p/>
        </draw:polygon>
        <draw:polygon draw:style-name="gr8" draw:text-style-name="P1" draw:layer="layout" svg:width="0cm" svg:height="0cm" svg:x="16.908cm" svg:y="5.753cm" svg:viewBox="0 0 0 0" draw:points="0,0">
          <text:p/>
        </draw:polygon>
        <draw:polygon draw:style-name="gr7" draw:text-style-name="P5" draw:layer="layout" svg:width="1.405cm" svg:height="0.925cm" svg:x="14.709cm" svg:y="7.79cm" svg:viewBox="0 0 1406 926" draw:points="434,0 1406,926 973,926 0,0">
          <text:p/>
        </draw:polygon>
        <draw:polygon draw:style-name="gr8" draw:text-style-name="P1" draw:layer="layout" svg:width="0cm" svg:height="0cm" svg:x="16.908cm" svg:y="5.753cm" svg:viewBox="0 0 0 0" draw:points="0,0">
          <text:p/>
        </draw:polygon>
        <draw:polygon draw:style-name="gr7" draw:text-style-name="P5" draw:layer="layout" svg:width="0.704cm" svg:height="1.062cm" svg:x="16.347cm" svg:y="3.592cm" svg:viewBox="0 0 705 1063" draw:points="159,1063 705,77 32,0 0,0 143,473 139,513 136,553 133,593 131,634 131,675 131,717 131,759 133,802 135,844 138,888 142,931 147,975 152,1019">
          <text:p/>
        </draw:polygon>
        <draw:polygon draw:style-name="gr8" draw:text-style-name="P1" draw:layer="layout" svg:width="0cm" svg:height="0cm" svg:x="16.908cm" svg:y="5.753cm" svg:viewBox="0 0 0 0" draw:points="0,0">
          <text:p/>
        </draw:polygon>
        <draw:path draw:style-name="gr7" draw:text-style-name="P5" draw:layer="layout" svg:width="0.576cm" svg:height="0.55cm" svg:x="13.775cm" svg:y="5.941cm" svg:viewBox="0 0 577 551" svg:d="M194 0c108 0 196 123 196 275s-88 276-196 276c-107 0-194-124-194-276s87-275 194-275c108 0 196 123 196 275s-88 276-196 276c-107 0-194-124-194-276s87-275 194-275h36c27 0 54 8 79 24 17-6 33-9 49-9h35c101 0 184 116 184 260s-83 260-184 260h-35c-16 0-32-3-49-9-25 16-52 25-79 25h-36 36c27 0 54-9 79-25 1 0 1 0 2 0-1 0-1 0-2 0 17 6 33 9 49 9h35c101 0 184-116 184-260s-83-260-184-260h-35c101 0 183 116 183 260s-82 260-183 260c101 0 183-116 183-260s-82-260-183-260c-16 0-32 3-49 9 1 0 1 0 2 1 70 45 114 142 114 250s-44 206-114 251h-1 41c97 0 176-112 176-251 0-138-79-250-176-250l-41-1h-1c1 0 1 0 2 1l-81-25c27 0 54 8 79 24l-115-24h36z">
          <text:p/>
        </draw:path>
        <draw:polygon draw:style-name="gr8" draw:text-style-name="P1" draw:layer="layout" svg:width="0cm" svg:height="0cm" svg:x="16.908cm" svg:y="5.753cm" svg:viewBox="0 0 0 0" draw:points="0,0">
          <text:p/>
        </draw:polygon>
        <draw:polygon draw:style-name="gr7" draw:text-style-name="P5" draw:layer="layout" svg:width="1.235cm" svg:height="1.173cm" svg:x="14.711cm" svg:y="6.587cm" svg:viewBox="0 0 1236 1174" draw:points="1236,124 1183,0 210,826 0,1174">
          <text:p/>
        </draw:polygon>
        <draw:polygon draw:style-name="gr8" draw:text-style-name="P1" draw:layer="layout" svg:width="0cm" svg:height="0cm" svg:x="16.908cm" svg:y="5.753cm" svg:viewBox="0 0 0 0" draw:points="0,0">
          <text:p/>
        </draw:polygon>
        <draw:polygon draw:style-name="gr7" draw:text-style-name="P5" draw:layer="layout" svg:width="1.175cm" svg:height="1.167cm" svg:x="16.476cm" svg:y="6.131cm" svg:viewBox="0 0 1176 1168" draw:points="0,0 1129,959 1176,1168 103,255">
          <text:p/>
        </draw:polygon>
        <draw:polygon draw:style-name="gr8" draw:text-style-name="P1" draw:layer="layout" svg:width="0cm" svg:height="0cm" svg:x="16.908cm" svg:y="5.753cm" svg:viewBox="0 0 0 0" draw:points="0,0">
          <text:p/>
        </draw:polygon>
        <draw:polygon draw:style-name="gr7" draw:text-style-name="P5" draw:layer="layout" svg:width="0.142cm" svg:height="1.15cm" svg:x="16.228cm" svg:y="4.691cm" svg:viewBox="0 0 143 1151" draw:points="143,0 143,1151 0,1151 0,0">
          <text:p/>
        </draw:polygon>
        <draw:polygon draw:style-name="gr8" draw:text-style-name="P1" draw:layer="layout" svg:width="0cm" svg:height="0cm" svg:x="16.908cm" svg:y="5.753cm" svg:viewBox="0 0 0 0" draw:points="0,0">
          <text:p/>
        </draw:polygon>
        <draw:path draw:style-name="gr7" draw:text-style-name="P5" draw:layer="layout" svg:width="0.318cm" svg:height="0.45cm" svg:x="15.931cm" svg:y="5.991cm" svg:viewBox="0 0 319 451" svg:d="M266 393c33-42 53-103 53-167s-20-125-53-169c-30-37-67-57-106-57-89 0-160 101-160 226 0 124 71 225 160 225 39 0 76-21 106-58z">
          <text:p/>
        </draw:path>
        <draw:polygon draw:style-name="gr8" draw:text-style-name="P1" draw:layer="layout" svg:width="0cm" svg:height="0cm" svg:x="16.908cm" svg:y="5.753cm" svg:viewBox="0 0 0 0" draw:points="0,0">
          <text:p/>
        </draw:polygon>
        <draw:polygon draw:style-name="gr7" draw:text-style-name="P5" draw:layer="layout" svg:width="1.101cm" svg:height="0.967cm" svg:x="16.55cm" svg:y="6.386cm" svg:viewBox="0 0 1102 968" draw:points="1058,968 1102,913 29,0 0,68">
          <text:p/>
        </draw:polygon>
        <draw:polygon draw:style-name="gr8" draw:text-style-name="P1" draw:layer="layout" svg:width="0cm" svg:height="0cm" svg:x="16.908cm" svg:y="5.753cm" svg:viewBox="0 0 0 0" draw:points="0,0">
          <text:p/>
        </draw:polygon>
        <draw:path draw:style-name="gr7" draw:text-style-name="P5" draw:layer="layout" svg:width="0.283cm" svg:height="0.4cm" svg:x="16.741cm" svg:y="7.92cm" svg:viewBox="0 0 284 401" svg:d="M143 401c78 0 141-90 141-201s-63-200-141-200c-12 0-24 2-36 6-37 14-70 49-89 97-24 60-24 133 0 195 19 48 52 83 89 96 12 5 24 7 36 7z">
          <text:p/>
        </draw:path>
        <draw:polygon draw:style-name="gr8" draw:text-style-name="P1" draw:layer="layout" svg:width="0cm" svg:height="0cm" svg:x="16.908cm" svg:y="5.753cm" svg:viewBox="0 0 0 0" draw:points="0,0">
          <text:p/>
        </draw:polygon>
        <draw:path draw:style-name="gr7" draw:text-style-name="P5" draw:layer="layout" svg:width="0.283cm" svg:height="0.4cm" svg:x="19.383cm" svg:y="4.879cm" svg:viewBox="0 0 284 401" svg:d="M141 401c-78 0-141-90-141-200 0-112 63-201 141-201 79 0 143 89 143 201 0 110-64 200-143 200z">
          <text:p/>
        </draw:path>
        <draw:polygon draw:style-name="gr8" draw:text-style-name="P1" draw:layer="layout" svg:width="0cm" svg:height="0cm" svg:x="16.908cm" svg:y="5.753cm" svg:viewBox="0 0 0 0" draw:points="0,0">
          <text:p/>
        </draw:polygon>
        <draw:path draw:style-name="gr7" draw:text-style-name="P5" draw:layer="layout" svg:width="0.282cm" svg:height="0.4cm" svg:x="17.192cm" svg:y="7.977cm" svg:viewBox="0 0 283 401" svg:d="M141 401c-78 0-141-89-141-201 0-110 63-200 141-200 79 0 142 90 142 200 0 112-63 201-142 201z">
          <text:p/>
        </draw:path>
        <draw:polygon draw:style-name="gr8" draw:text-style-name="P1" draw:layer="layout" svg:width="0cm" svg:height="0cm" svg:x="16.908cm" svg:y="5.753cm" svg:viewBox="0 0 0 0" draw:points="0,0">
          <text:p/>
        </draw:polygon>
        <draw:polygon draw:style-name="gr7" draw:text-style-name="P5" draw:layer="layout" svg:width="0.972cm" svg:height="0.894cm" svg:x="14.921cm" svg:y="6.519cm" svg:viewBox="0 0 973 895" draw:points="973,68 944,0 0,802 0,895">
          <text:p/>
        </draw:polygon>
        <draw:polygon draw:style-name="gr8" draw:text-style-name="P1" draw:layer="layout" svg:width="0cm" svg:height="0cm" svg:x="16.908cm" svg:y="5.753cm" svg:viewBox="0 0 0 0" draw:points="0,0">
          <text:p/>
        </draw:polygon>
        <draw:path draw:style-name="gr7" draw:text-style-name="P5" draw:layer="layout" svg:width="0.265cm" svg:height="0.45cm" svg:x="15.931cm" svg:y="5.991cm" svg:viewBox="0 0 266 451" svg:d="M266 57c-34 44-53 105-53 169s19 125 53 167c-30 37-67 58-106 58-89 0-160-101-160-225 0-125 71-226 160-226 39 0 76 20 106 57z">
          <text:p/>
        </draw:path>
        <draw:polygon draw:style-name="gr8" draw:text-style-name="P1" draw:layer="layout" svg:width="0cm" svg:height="0cm" svg:x="16.908cm" svg:y="5.753cm" svg:viewBox="0 0 0 0" draw:points="0,0">
          <text:p/>
        </draw:polygon>
        <draw:path draw:style-name="gr7" draw:text-style-name="P5" draw:layer="layout" svg:width="0.54cm" svg:height="0.274cm" svg:x="17.616cm" svg:y="7.516cm" svg:viewBox="0 0 541 275" svg:d="M541 275c-122-57-232-150-325-275l-216 275z">
          <text:p/>
        </draw:path>
        <draw:polygon draw:style-name="gr8" draw:text-style-name="P1" draw:layer="layout" svg:width="0cm" svg:height="0cm" svg:x="16.908cm" svg:y="5.753cm" svg:viewBox="0 0 0 0" draw:points="0,0">
          <text:p/>
        </draw:polygon>
        <draw:polygon draw:style-name="gr7" draw:text-style-name="P5" draw:layer="layout" svg:width="0.912cm" svg:height="0.242cm" svg:x="18.879cm" svg:y="3.74cm" svg:viewBox="0 0 913 243" draw:points="0,0 0,137 913,243 876,235 835,226 788,216 737,204 681,191 621,175 556,159 488,140 416,120 339,99 260,76 176,52 90,27">
          <text:p/>
        </draw:polygon>
        <draw:polygon draw:style-name="gr8" draw:text-style-name="P1" draw:layer="layout" svg:width="0cm" svg:height="0cm" svg:x="16.908cm" svg:y="5.753cm" svg:viewBox="0 0 0 0" draw:points="0,0">
          <text:p/>
        </draw:polygon>
        <draw:path draw:style-name="gr7" draw:text-style-name="P5" draw:layer="layout" svg:width="0.194cm" svg:height="0.387cm" svg:x="16.759cm" svg:y="7.926cm" svg:viewBox="0 0 195 388" svg:d="M0 292c19 48 52 83 89 96 63-22 106-102 106-193s-43-171-106-195c-37 15-70 50-89 98 32 11 54 51 54 97 0 45-22 85-54 97z">
          <text:p/>
        </draw:path>
        <draw:polygon draw:style-name="gr8" draw:text-style-name="P1" draw:layer="layout" svg:width="0cm" svg:height="0cm" svg:x="16.908cm" svg:y="5.753cm" svg:viewBox="0 0 0 0" draw:points="0,0">
          <text:p/>
        </draw:polygon>
        <draw:path draw:style-name="gr7" draw:text-style-name="P5" draw:layer="layout" svg:width="0.212cm" svg:height="0.3cm" svg:x="13.863cm" svg:y="6.066cm" svg:viewBox="0 0 213 301" svg:d="M213 151c0 18-2 36-7 53-16 58-55 97-99 97-58 0-107-68-107-150 0-83 49-151 107-151 44 0 83 38 99 97 5 17 7 35 7 54z">
          <text:p/>
        </draw:path>
        <draw:polygon draw:style-name="gr8" draw:text-style-name="P1" draw:layer="layout" svg:width="0cm" svg:height="0cm" svg:x="16.908cm" svg:y="5.753cm" svg:viewBox="0 0 0 0" draw:points="0,0">
          <text:p/>
        </draw:polygon>
        <draw:path draw:style-name="gr7" draw:text-style-name="P5" draw:layer="layout" svg:width="0.205cm" svg:height="0.3cm" svg:x="13.863cm" svg:y="6.066cm" svg:viewBox="0 0 206 301" svg:d="M206 204c-9-34-9-73 0-107-16-59-55-97-100-97-58 0-106 68-106 151 0 82 48 150 106 150 45 0 84-39 100-97z">
          <text:p/>
        </draw:path>
        <draw:polygon draw:style-name="gr8" draw:text-style-name="P1" draw:layer="layout" svg:width="0cm" svg:height="0cm" svg:x="16.908cm" svg:y="5.753cm" svg:viewBox="0 0 0 0" draw:points="0,0">
          <text:p/>
        </draw:polygon>
        <draw:path draw:style-name="gr7" draw:text-style-name="P5" draw:layer="layout" svg:width="0.215cm" svg:height="0.5cm" svg:x="14.086cm" svg:y="5.966cm" svg:viewBox="0 0 216 501" svg:d="M0 0h39c97 0 177 112 177 250 0 139-80 251-177 251h-39c69-45 113-143 113-251s-44-205-113-250z">
          <text:p/>
        </draw:path>
        <draw:polygon draw:style-name="gr8" draw:text-style-name="P1" draw:layer="layout" svg:width="0cm" svg:height="0cm" svg:x="16.908cm" svg:y="5.753cm" svg:viewBox="0 0 0 0" draw:points="0,0">
          <text:p/>
        </draw:polygon>
        <draw:path draw:style-name="gr7" draw:text-style-name="P5" draw:layer="layout" svg:width="0.177cm" svg:height="0.4cm" svg:x="16.847cm" svg:y="7.92cm" svg:viewBox="0 0 178 401" svg:d="M0 394c12 5 24 7 36 7 78 0 142-90 142-201s-64-200-142-200c-12 0-24 2-36 6 63 23 106 103 106 194 0 92-43 172-106 194z">
          <text:p/>
        </draw:path>
        <draw:polygon draw:style-name="gr8" draw:text-style-name="P1" draw:layer="layout" svg:width="0cm" svg:height="0cm" svg:x="16.908cm" svg:y="5.753cm" svg:viewBox="0 0 0 0" draw:points="0,0">
          <text:p/>
        </draw:polygon>
        <draw:path draw:style-name="gr7" draw:text-style-name="P5" draw:layer="layout" svg:width="0.106cm" svg:height="0.335cm" svg:x="16.143cm" svg:y="6.048cm" svg:viewBox="0 0 107 336" svg:d="M54 336c33-42 53-103 53-167 0-65-20-126-53-169-35 43-54 104-54 169 0 64 19 125 54 167z">
          <text:p/>
        </draw:path>
        <draw:polygon draw:style-name="gr8" draw:text-style-name="P1" draw:layer="layout" svg:width="0cm" svg:height="0cm" svg:x="16.908cm" svg:y="5.753cm" svg:viewBox="0 0 0 0" draw:points="0,0">
          <text:p/>
        </draw:polygon>
        <draw:path draw:style-name="gr7" draw:text-style-name="P5" draw:layer="layout" svg:width="0.071cm" svg:height="0.194cm" svg:x="16.741cm" svg:y="8.023cm" svg:viewBox="0 0 72 195" svg:d="M18 0c-24 60-24 133 0 195 32-12 54-53 54-98 0-46-22-86-54-97z">
          <text:p/>
        </draw:path>
        <draw:polygon draw:style-name="gr8" draw:text-style-name="P1" draw:layer="layout" svg:width="0cm" svg:height="0cm" svg:x="16.908cm" svg:y="5.753cm" svg:viewBox="0 0 0 0" draw:points="0,0">
          <text:p/>
        </draw:polygon>
        <draw:path draw:style-name="gr7" draw:text-style-name="P5" draw:layer="layout" svg:width="0.014cm" svg:height="0.107cm" svg:x="14.061cm" svg:y="6.162cm" svg:viewBox="0 0 15 108" svg:d="M15 54c0 18-2 36-7 54-11-35-11-74 0-108 5 17 7 35 7 54z">
          <text:p/>
        </draw:path>
        <draw:polygon draw:style-name="gr8" draw:text-style-name="P1" draw:layer="layout" svg:width="0cm" svg:height="0cm" svg:x="16.908cm" svg:y="5.753cm" svg:viewBox="0 0 0 0" draw:points="0,0">
          <text:p/>
        </draw:polygon>
        <draw:line draw:style-name="gr9" draw:text-style-name="P1" draw:layer="layout" svg:x1="19.878cm" svg:y1="3.992cm" svg:x2="19.878cm" svg:y2="7.04cm">
          <text:p/>
        </draw:line>
        <draw:line draw:style-name="gr9" draw:text-style-name="P1" draw:layer="layout" svg:x1="14.71cm" svg:y1="6.192cm" svg:x2="13.896cm" svg:y2="5.041cm">
          <text:p/>
        </draw:line>
        <draw:path draw:style-name="gr9" draw:text-style-name="P1" draw:layer="layout" svg:width="0.65cm" svg:height="1.551cm" svg:x="18.212cm" svg:y="6.263cm" svg:viewBox="0 0 651 1552" svg:d="M611 0c71 320 46 667-70 961-115 293-311 507-541 591">
          <text:p/>
        </draw:path>
        <draw:path draw:style-name="gr9" draw:text-style-name="P1" draw:layer="layout" svg:width="0.273cm" svg:height="0.062cm" svg:x="18.429cm" svg:y="7.79cm" svg:viewBox="0 0 274 63" svg:d="M274 0c-89 41-182 63-274 63">
          <text:p/>
        </draw:path>
        <draw:path draw:style-name="gr9" draw:text-style-name="P1" draw:layer="layout" svg:width="0.324cm" svg:height="0.274cm" svg:x="17.832cm" svg:y="7.516cm" svg:viewBox="0 0 325 275" svg:d="M325 275c-121-57-232-150-325-275">
          <text:p/>
        </draw:path>
        <draw:path draw:style-name="gr9" draw:text-style-name="P1" draw:layer="layout" svg:width="0.593cm" svg:height="2.208cm" svg:x="18.702cm" svg:y="5.582cm" svg:viewBox="0 0 594 2209" svg:d="M177 0c288 249 449 711 411 1184-38 474-268 874-588 1025">
          <text:p/>
        </draw:path>
        <draw:path draw:style-name="gr9" draw:text-style-name="P1" draw:layer="layout" svg:width="0.273cm" svg:height="0.062cm" svg:x="18.156cm" svg:y="7.79cm" svg:viewBox="0 0 274 63" svg:d="M274 63c-94 0-186-22-274-63">
          <text:p/>
        </draw:path>
        <draw:path draw:style-name="gr9" draw:text-style-name="P1" draw:layer="layout" svg:width="0.141cm" svg:height="0.4cm" svg:x="19.383cm" svg:y="4.879cm" svg:viewBox="0 0 142 401" svg:d="M142 401c-78 0-142-90-142-200 0-112 64-201 142-201">
          <text:p/>
        </draw:path>
        <draw:path draw:style-name="gr9" draw:text-style-name="P1" draw:layer="layout" svg:width="0.142cm" svg:height="0.4cm" svg:x="19.524cm" svg:y="4.879cm" svg:viewBox="0 0 143 401" svg:d="M0 0c79 0 143 89 143 201 0 110-64 200-143 200">
          <text:p/>
        </draw:path>
        <draw:line draw:style-name="gr9" draw:text-style-name="P1" draw:layer="layout" svg:x1="16.379cm" svg:y1="3.592cm" svg:x2="17.052cm" svg:y2="3.67cm">
          <text:p/>
        </draw:line>
        <draw:line draw:style-name="gr9" draw:text-style-name="P1" draw:layer="layout" svg:x1="18.879cm" svg:y1="3.877cm" svg:x2="19.879cm" svg:y2="3.993cm">
          <text:p/>
        </draw:line>
        <draw:line draw:style-name="gr9" draw:text-style-name="P1" draw:layer="layout" svg:x1="17.296cm" svg:y1="3.228cm" svg:x2="16.026cm" svg:y2="2.792cm">
          <text:p/>
        </draw:line>
        <draw:polyline draw:style-name="gr9" draw:text-style-name="P1" draw:layer="layout" svg:width="0.912cm" svg:height="0.242cm" svg:x="18.879cm" svg:y="3.74cm" svg:viewBox="0 0 913 243" draw:points="0,0 90,27 176,52 260,76 339,99 416,120 488,140 556,159 621,175 681,191 737,204 788,216 835,226 876,235 913,243">
          <text:p/>
        </draw:polyline>
        <draw:line draw:style-name="gr9" draw:text-style-name="P1" draw:layer="layout" svg:x1="16.114cm" svg:y1="7.79cm" svg:x2="18.156cm" svg:y2="7.79cm">
          <text:p/>
        </draw:line>
        <draw:line draw:style-name="gr9" draw:text-style-name="P1" draw:layer="layout" svg:x1="18.702cm" svg:y1="7.79cm" svg:x2="19.347cm" svg:y2="7.79cm">
          <text:p/>
        </draw:line>
        <draw:line draw:style-name="gr9" draw:text-style-name="P1" draw:layer="layout" svg:x1="19.879cm" svg:y1="7.04cm" svg:x2="19.347cm" svg:y2="7.791cm">
          <text:p/>
        </draw:line>
        <draw:line draw:style-name="gr9" draw:text-style-name="P1" draw:layer="layout" svg:x1="16.347cm" svg:y1="3.592cm" svg:x2="16.379cm" svg:y2="3.592cm">
          <text:p/>
        </draw:line>
        <draw:line draw:style-name="gr9" draw:text-style-name="P1" draw:layer="layout" svg:x1="19.348cm" svg:y1="7.79cm" svg:x2="18.923cm" svg:y2="8.391cm">
          <text:p/>
        </draw:line>
        <draw:line draw:style-name="gr9" draw:text-style-name="P1" draw:layer="layout" svg:x1="13.896cm" svg:y1="5.041cm" svg:x2="13.896cm" svg:y2="2.792cm">
          <text:p/>
        </draw:line>
        <draw:line draw:style-name="gr9" draw:text-style-name="P1" draw:layer="layout" svg:x1="14.709cm" svg:y1="6.972cm" svg:x2="14.709cm" svg:y2="6.191cm">
          <text:p/>
        </draw:line>
        <draw:line draw:style-name="gr9" draw:text-style-name="P1" draw:layer="layout" svg:x1="15.7cm" svg:y1="6.13cm" svg:x2="14.709cm" svg:y2="6.973cm">
          <text:p/>
        </draw:line>
        <draw:line draw:style-name="gr9" draw:text-style-name="P1" draw:layer="layout" svg:x1="15.699cm" svg:y1="6.131cm" svg:x2="15.806cm" svg:y2="6.041cm">
          <text:p/>
        </draw:line>
        <draw:line draw:style-name="gr9" draw:text-style-name="P1" draw:layer="layout" svg:x1="15.805cm" svg:y1="6.041cm" svg:x2="15.805cm" svg:y2="5.841cm">
          <text:p/>
        </draw:line>
        <draw:line draw:style-name="gr9" draw:text-style-name="P1" draw:layer="layout" svg:x1="15.805cm" svg:y1="4.691cm" svg:x2="15.805cm" svg:y2="5.841cm">
          <text:p/>
        </draw:line>
        <draw:line draw:style-name="gr9" draw:text-style-name="P1" draw:layer="layout" svg:x1="15.707cm" svg:y1="4.691cm" svg:x2="15.805cm" svg:y2="4.691cm">
          <text:p/>
        </draw:line>
        <draw:line draw:style-name="gr9" draw:text-style-name="P1" draw:layer="layout" svg:x1="15.133cm" svg:y1="2.792cm" svg:x2="15.708cm" svg:y2="4.692cm">
          <text:p/>
        </draw:line>
        <draw:line draw:style-name="gr9" draw:text-style-name="P1" draw:layer="layout" svg:x1="13.896cm" svg:y1="2.792cm" svg:x2="15.133cm" svg:y2="2.792cm">
          <text:p/>
        </draw:line>
        <draw:line draw:style-name="gr9" draw:text-style-name="P1" draw:layer="layout" svg:x1="14.709cm" svg:y1="7.79cm" svg:x2="14.709cm" svg:y2="7.762cm">
          <text:p/>
        </draw:line>
        <draw:line draw:style-name="gr9" draw:text-style-name="P1" draw:layer="layout" svg:x1="14.709cm" svg:y1="7.79cm" svg:x2="15.682cm" svg:y2="8.716cm">
          <text:p/>
        </draw:line>
        <draw:line draw:style-name="gr9" draw:text-style-name="P1" draw:layer="layout" svg:x1="14.71cm" svg:y1="6.972cm" svg:x2="14.709cm" svg:y2="6.972cm">
          <text:p/>
        </draw:line>
        <draw:line draw:style-name="gr9" draw:text-style-name="P1" draw:layer="layout" svg:x1="14.922cm" svg:y1="7.321cm" svg:x2="14.71cm" svg:y2="6.972cm">
          <text:p/>
        </draw:line>
        <draw:line draw:style-name="gr9" draw:text-style-name="P1" draw:layer="layout" svg:x1="14.921cm" svg:y1="7.32cm" svg:x2="14.921cm" svg:y2="7.413cm">
          <text:p/>
        </draw:line>
        <draw:line draw:style-name="gr9" draw:text-style-name="P1" draw:layer="layout" svg:x1="14.711cm" svg:y1="7.761cm" svg:x2="14.922cm" svg:y2="7.413cm">
          <text:p/>
        </draw:line>
        <draw:line draw:style-name="gr9" draw:text-style-name="P1" draw:layer="layout" svg:x1="16.114cm" svg:y1="8.715cm" svg:x2="15.681cm" svg:y2="8.715cm">
          <text:p/>
        </draw:line>
        <draw:line draw:style-name="gr9" draw:text-style-name="P1" draw:layer="layout" svg:x1="16.114cm" svg:y1="8.715cm" svg:x2="18.923cm" svg:y2="8.715cm">
          <text:p/>
        </draw:line>
        <draw:line draw:style-name="gr9" draw:text-style-name="P1" draw:layer="layout" svg:x1="18.923cm" svg:y1="8.39cm" svg:x2="18.923cm" svg:y2="8.715cm">
          <text:p/>
        </draw:line>
        <draw:path draw:style-name="gr9" draw:text-style-name="P1" draw:layer="layout" svg:width="0.141cm" svg:height="0.4cm" svg:x="17.192cm" svg:y="7.977cm" svg:viewBox="0 0 142 401" svg:d="M142 401c-79 0-142-89-142-201 0-110 63-200 142-200">
          <text:p/>
        </draw:path>
        <draw:path draw:style-name="gr9" draw:text-style-name="P1" draw:layer="layout" svg:width="0.141cm" svg:height="0.4cm" svg:x="17.333cm" svg:y="7.977cm" svg:viewBox="0 0 142 401" svg:d="M0 0c78 0 142 90 142 200 0 112-64 201-142 201">
          <text:p/>
        </draw:path>
        <draw:line draw:style-name="gr9" draw:text-style-name="P1" draw:layer="layout" svg:x1="16.114cm" svg:y1="7.79cm" svg:x2="16.114cm" svg:y2="8.715cm">
          <text:p/>
        </draw:line>
        <draw:path draw:style-name="gr9" draw:text-style-name="P1" draw:layer="layout" svg:width="0.142cm" svg:height="0.4cm" svg:x="16.741cm" svg:y="7.92cm" svg:viewBox="0 0 143 401" svg:d="M143 0c-80 0-143 89-143 200s63 201 143 201">
          <text:p/>
        </draw:path>
        <draw:path draw:style-name="gr9" draw:text-style-name="P1" draw:layer="layout" svg:width="0.141cm" svg:height="0.4cm" svg:x="16.883cm" svg:y="7.92cm" svg:viewBox="0 0 142 401" svg:d="M0 401c78 0 142-90 142-201s-64-200-142-200">
          <text:p/>
        </draw:path>
        <draw:line draw:style-name="gr9" draw:text-style-name="P1" draw:layer="layout" svg:x1="16.026cm" svg:y1="2.792cm" svg:x2="15.707cm" svg:y2="2.792cm">
          <text:p/>
        </draw:line>
        <draw:line draw:style-name="gr9" draw:text-style-name="P1" draw:layer="layout" svg:x1="15.133cm" svg:y1="2.792cm" svg:x2="15.699cm" svg:y2="2.792cm">
          <text:p/>
        </draw:line>
        <draw:line draw:style-name="gr9" draw:text-style-name="P1" draw:layer="layout" svg:x1="15.699cm" svg:y1="2.792cm" svg:x2="15.707cm" svg:y2="2.792cm">
          <text:p/>
        </draw:line>
        <draw:polyline draw:style-name="gr9" draw:text-style-name="P1" draw:layer="layout" svg:width="0.418cm" svg:height="0cm" svg:x="14.714cm" svg:y="2.792cm" svg:viewBox="0 0 419 0" draw:points="0,0 4,0 15,0 34,0 60,0 91,0 127,0 166,0 208,0 249,0 291,0 329,0 364,0 395,0 419,0">
          <text:p/>
        </draw:polyline>
        <draw:line draw:style-name="gr9" draw:text-style-name="P1" draw:layer="layout" svg:x1="15.142cm" svg:y1="7.79cm" svg:x2="16.115cm" svg:y2="8.716cm">
          <text:p/>
        </draw:line>
        <draw:line draw:style-name="gr9" draw:text-style-name="P1" draw:layer="layout" svg:x1="16.347cm" svg:y1="3.592cm" svg:x2="16.491cm" svg:y2="4.065cm">
          <text:p/>
        </draw:line>
        <draw:line draw:style-name="gr9" draw:text-style-name="P1" draw:layer="layout" svg:x1="15.701cm" svg:y1="6.131cm" svg:x2="14.71cm" svg:y2="6.973cm">
          <text:p/>
        </draw:line>
        <draw:line draw:style-name="gr9" draw:text-style-name="P1" draw:layer="layout" svg:x1="15.805cm" svg:y1="5.841cm" svg:x2="16.37cm" svg:y2="5.841cm">
          <text:p/>
        </draw:line>
        <draw:line draw:style-name="gr9" draw:text-style-name="P1" draw:layer="layout" svg:x1="16.37cm" svg:y1="5.841cm" svg:x2="16.37cm" svg:y2="6.041cm">
          <text:p/>
        </draw:line>
        <draw:line draw:style-name="gr9" draw:text-style-name="P1" draw:layer="layout" svg:x1="16.37cm" svg:y1="6.041cm" svg:x2="16.476cm" svg:y2="6.131cm">
          <text:p/>
        </draw:line>
        <draw:line draw:style-name="gr9" draw:text-style-name="P1" draw:layer="layout" svg:x1="16.476cm" svg:y1="6.13cm" svg:x2="16.229cm" svg:y2="6.712cm">
          <text:p/>
        </draw:line>
        <draw:line draw:style-name="gr9" draw:text-style-name="P1" draw:layer="layout" svg:x1="16.23cm" svg:y1="6.712cm" svg:x2="16.087cm" svg:y2="6.59cm">
          <text:p/>
        </draw:line>
        <draw:line draw:style-name="gr9" draw:text-style-name="P1" draw:layer="layout" svg:x1="16.088cm" svg:y1="6.59cm" svg:x2="15.946cm" svg:y2="6.712cm">
          <text:p/>
        </draw:line>
        <draw:line draw:style-name="gr9" draw:text-style-name="P1" draw:layer="layout" svg:x1="15.947cm" svg:y1="6.712cm" svg:x2="15.699cm" svg:y2="6.13cm">
          <text:p/>
        </draw:line>
        <draw:path draw:style-name="gr9" draw:text-style-name="P1" draw:layer="layout" svg:width="0.159cm" svg:height="0.225cm" svg:x="16.09cm" svg:y="5.991cm" svg:viewBox="0 0 160 226" svg:d="M160 226c0-126-72-226-160-226">
          <text:p/>
        </draw:path>
        <draw:path draw:style-name="gr9" draw:text-style-name="P1" draw:layer="layout" svg:width="0.159cm" svg:height="0.45cm" svg:x="15.931cm" svg:y="5.991cm" svg:viewBox="0 0 160 451" svg:d="M160 0c-88 0-160 101-160 226 0 124 72 225 160 225">
          <text:p/>
        </draw:path>
        <draw:path draw:style-name="gr9" draw:text-style-name="P1" draw:layer="layout" svg:width="0.159cm" svg:height="0.225cm" svg:x="16.09cm" svg:y="6.216cm" svg:viewBox="0 0 160 226" svg:d="M0 226c88 0 160-102 160-226">
          <text:p/>
        </draw:path>
        <draw:polyline draw:style-name="gr9" draw:text-style-name="P1" draw:layer="layout" svg:width="0cm" svg:height="0cm" svg:x="15.805cm" svg:y="4.691cm" svg:viewBox="0 0 0 0" draw:points="0,0">
          <text:p/>
        </draw:polyline>
        <draw:line draw:style-name="gr9" draw:text-style-name="P1" draw:layer="layout" svg:x1="15.805cm" svg:y1="4.691cm" svg:x2="15.805cm" svg:y2="5.841cm">
          <text:p/>
        </draw:line>
        <draw:line draw:style-name="gr9" draw:text-style-name="P1" draw:layer="layout" svg:x1="15.805cm" svg:y1="4.691cm" svg:x2="16.228cm" svg:y2="4.691cm">
          <text:p/>
        </draw:line>
        <draw:line draw:style-name="gr9" draw:text-style-name="P1" draw:layer="layout" svg:x1="16.37cm" svg:y1="4.691cm" svg:x2="16.485cm" svg:y2="4.691cm">
          <text:p/>
        </draw:line>
        <draw:line draw:style-name="gr9" draw:text-style-name="P1" draw:layer="layout" svg:x1="16.228cm" svg:y1="4.691cm" svg:x2="16.371cm" svg:y2="4.691cm">
          <text:p/>
        </draw:line>
        <draw:line draw:style-name="gr9" draw:text-style-name="P1" draw:layer="layout" svg:x1="15.805cm" svg:y1="4.691cm" svg:x2="16.228cm" svg:y2="4.691cm">
          <text:p/>
        </draw:line>
        <draw:line draw:style-name="gr9" draw:text-style-name="P1" draw:layer="layout" svg:x1="15.708cm" svg:y1="2.82cm" svg:x2="15.699cm" svg:y2="2.792cm">
          <text:p/>
        </draw:line>
        <draw:line draw:style-name="gr9" draw:text-style-name="P1" draw:layer="layout" svg:x1="15.707cm" svg:y1="2.821cm" svg:x2="15.707cm" svg:y2="2.819cm">
          <text:p/>
        </draw:line>
        <draw:line draw:style-name="gr9" draw:text-style-name="P1" draw:layer="layout" svg:x1="15.707cm" svg:y1="2.821cm" svg:x2="15.941cm" svg:y2="3.593cm">
          <text:p/>
        </draw:line>
        <draw:line draw:style-name="gr9" draw:text-style-name="P1" draw:layer="layout" svg:x1="15.94cm" svg:y1="3.592cm" svg:x2="16.347cm" svg:y2="3.592cm">
          <text:p/>
        </draw:line>
        <draw:polyline draw:style-name="gr9" draw:text-style-name="P1" draw:layer="layout" svg:width="0.028cm" svg:height="0.59cm" svg:x="16.478cm" svg:y="4.064cm" svg:viewBox="0 0 29 591" draw:points="29,591 22,547 17,503 12,459 8,416 4,372 2,329 0,286 0,244 0,202 0,161 2,120 5,80 9,40 13,0">
          <text:p/>
        </draw:polyline>
        <draw:line draw:style-name="gr9" draw:text-style-name="P1" draw:layer="layout" svg:x1="15.947cm" svg:y1="6.711cm" svg:x2="14.709cm" svg:y2="7.763cm">
          <text:p/>
        </draw:line>
        <draw:line draw:style-name="gr9" draw:text-style-name="P1" draw:layer="layout" svg:x1="15.894cm" svg:y1="6.587cm" svg:x2="14.921cm" svg:y2="7.414cm">
          <text:p/>
        </draw:line>
        <draw:line draw:style-name="gr9" draw:text-style-name="P1" draw:layer="layout" svg:x1="15.142cm" svg:y1="7.79cm" svg:x2="14.709cm" svg:y2="7.79cm">
          <text:p/>
        </draw:line>
        <draw:line draw:style-name="gr9" draw:text-style-name="P1" draw:layer="layout" svg:x1="17.232cm" svg:y1="7.563cm" svg:x2="16.229cm" svg:y2="6.711cm">
          <text:p/>
        </draw:line>
        <draw:line draw:style-name="gr9" draw:text-style-name="P1" draw:layer="layout" svg:x1="17.232cm" svg:y1="7.562cm" svg:x2="17.05cm" svg:y2="7.791cm">
          <text:p/>
        </draw:line>
        <draw:line draw:style-name="gr9" draw:text-style-name="P1" draw:layer="layout" svg:x1="17.05cm" svg:y1="7.79cm" svg:x2="15.142cm" svg:y2="7.79cm">
          <text:p/>
        </draw:line>
        <draw:line draw:style-name="gr9" draw:text-style-name="P1" draw:layer="layout" svg:x1="15.865cm" svg:y1="6.519cm" svg:x2="14.921cm" svg:y2="7.321cm">
          <text:p/>
        </draw:line>
        <draw:path draw:style-name="gr9" draw:text-style-name="P1" draw:layer="layout" svg:width="0.106cm" svg:height="0.387cm" svg:x="16.847cm" svg:y="7.926cm" svg:viewBox="0 0 107 388" svg:d="M0 388c64-22 107-102 107-193s-43-171-107-195">
          <text:p/>
        </draw:path>
        <draw:line draw:style-name="gr9" draw:text-style-name="P1" draw:layer="layout" svg:x1="17.05cm" svg:y1="7.79cm" svg:x2="17.616cm" svg:y2="7.79cm">
          <text:p/>
        </draw:line>
        <draw:line draw:style-name="gr9" draw:text-style-name="P1" draw:layer="layout" svg:x1="16.37cm" svg:y1="4.691cm" svg:x2="16.37cm" svg:y2="5.841cm">
          <text:p/>
        </draw:line>
        <draw:line draw:style-name="gr9" draw:text-style-name="P1" draw:layer="layout" svg:x1="16.485cm" svg:y1="4.692cm" svg:x2="17.537cm" svg:y2="2.792cm">
          <text:p/>
        </draw:line>
        <draw:line draw:style-name="gr9" draw:text-style-name="P1" draw:layer="layout" svg:x1="17.536cm" svg:y1="2.792cm" svg:x2="18.314cm" svg:y2="2.792cm">
          <text:p/>
        </draw:line>
        <draw:line draw:style-name="gr9" draw:text-style-name="P1" draw:layer="layout" svg:x1="18.314cm" svg:y1="2.792cm" svg:x2="18.314cm" svg:y2="6.191cm">
          <text:p/>
        </draw:line>
        <draw:line draw:style-name="gr9" draw:text-style-name="P1" draw:layer="layout" svg:x1="18.315cm" svg:y1="6.191cm" svg:x2="17.604cm" svg:y2="7.09cm">
          <text:p/>
        </draw:line>
        <draw:line draw:style-name="gr9" draw:text-style-name="P1" draw:layer="layout" svg:x1="16.475cm" svg:y1="6.13cm" svg:x2="17.605cm" svg:y2="7.09cm">
          <text:p/>
        </draw:line>
        <draw:polyline draw:style-name="gr9" draw:text-style-name="P1" draw:layer="layout" svg:width="0cm" svg:height="0cm" svg:x="16.229cm" svg:y="6.711cm" svg:viewBox="0 0 0 0" draw:points="0,0">
          <text:p/>
        </draw:polyline>
        <draw:line draw:style-name="gr9" draw:text-style-name="P1" draw:layer="layout" svg:x1="16.229cm" svg:y1="6.712cm" svg:x2="16.551cm" svg:y2="6.454cm">
          <text:p/>
        </draw:line>
        <draw:line draw:style-name="gr9" draw:text-style-name="P1" draw:layer="layout" svg:x1="16.58cm" svg:y1="6.386cm" svg:x2="16.55cm" svg:y2="6.455cm">
          <text:p/>
        </draw:line>
        <draw:line draw:style-name="gr9" draw:text-style-name="P1" draw:layer="layout" svg:x1="16.476cm" svg:y1="6.131cm" svg:x2="16.58cm" svg:y2="6.387cm">
          <text:p/>
        </draw:line>
        <draw:path draw:style-name="gr9" draw:text-style-name="P1" draw:layer="layout" svg:width="0.053cm" svg:height="0.335cm" svg:x="16.143cm" svg:y="6.048cm" svg:viewBox="0 0 54 336" svg:d="M54 0c-35 43-54 104-54 169 0 64 19 125 54 167">
          <text:p/>
        </draw:path>
        <draw:line draw:style-name="gr9" draw:text-style-name="P1" draw:layer="layout" svg:x1="16.228cm" svg:y1="4.691cm" svg:x2="16.228cm" svg:y2="5.841cm">
          <text:p/>
        </draw:line>
        <draw:line draw:style-name="gr9" draw:text-style-name="P1" draw:layer="layout" svg:x1="17.605cm" svg:y1="7.089cm" svg:x2="17.604cm" svg:y2="7.089cm">
          <text:p/>
        </draw:line>
        <draw:line draw:style-name="gr9" draw:text-style-name="P1" draw:layer="layout" svg:x1="18.314cm" svg:y1="6.191cm" svg:x2="18.879cm" svg:y2="6.191cm">
          <text:p/>
        </draw:line>
        <draw:line draw:style-name="gr9" draw:text-style-name="P1" draw:layer="layout" svg:x1="18.88cm" svg:y1="6.191cm" svg:x2="17.616cm" svg:y2="7.791cm">
          <text:p/>
        </draw:line>
        <draw:polyline draw:style-name="gr9" draw:text-style-name="P1" draw:layer="layout" svg:width="0cm" svg:height="0cm" svg:x="17.231cm" svg:y="7.562cm" svg:viewBox="0 0 0 0" draw:points="0,0">
          <text:p/>
        </draw:polyline>
        <draw:line draw:style-name="gr9" draw:text-style-name="P1" draw:layer="layout" svg:x1="17.231cm" svg:y1="7.563cm" svg:x2="17.608cm" svg:y2="7.353cm">
          <text:p/>
        </draw:line>
        <draw:line draw:style-name="gr9" draw:text-style-name="P1" draw:layer="layout" svg:x1="17.607cm" svg:y1="7.354cm" svg:x2="17.652cm" svg:y2="7.298cm">
          <text:p/>
        </draw:line>
        <draw:line draw:style-name="gr9" draw:text-style-name="P1" draw:layer="layout" svg:x1="17.605cm" svg:y1="7.089cm" svg:x2="17.652cm" svg:y2="7.299cm">
          <text:p/>
        </draw:line>
        <draw:line draw:style-name="gr9" draw:text-style-name="P1" draw:layer="layout" svg:x1="17.232cm" svg:y1="7.563cm" svg:x2="16.229cm" svg:y2="6.711cm">
          <text:p/>
        </draw:line>
        <draw:path draw:style-name="gr9" draw:text-style-name="P1" draw:layer="layout" svg:width="0.053cm" svg:height="0.194cm" svg:x="16.759cm" svg:y="8.023cm" svg:viewBox="0 0 54 195" svg:d="M0 195c32-12 54-53 54-98 0-46-22-86-54-97">
          <text:p/>
        </draw:path>
        <draw:line draw:style-name="gr9" draw:text-style-name="P1" draw:layer="layout" svg:x1="18.879cm" svg:y1="2.792cm" svg:x2="18.879cm" svg:y2="6.191cm">
          <text:p/>
        </draw:line>
        <draw:line draw:style-name="gr9" draw:text-style-name="P1" draw:layer="layout" svg:x1="18.314cm" svg:y1="2.792cm" svg:x2="18.879cm" svg:y2="2.792cm">
          <text:p/>
        </draw:line>
        <draw:path draw:style-name="gr9" draw:text-style-name="P1" draw:layer="layout" svg:width="0.206cm" svg:height="0cm" svg:x="18.107cm" svg:y="2.792cm" svg:viewBox="0 0 207 0" svg:d="M0 0h1c1 0 2 0 4 0s4 0 6 0c3 0 6 0 9 0s7 0 11 0 9 0 13 0c5 0 10 0 15 0 6 0 12 0 17 0 7 0 13 0 19 0 7 0 14 0 21 0s14 0 21 0c8 0 15 0 23 0 15 0 31 0 47 0">
          <text:p/>
        </draw:path>
        <draw:line draw:style-name="gr9" draw:text-style-name="P1" draw:layer="layout" svg:x1="16.579cm" svg:y1="6.386cm" svg:x2="17.652cm" svg:y2="7.299cm">
          <text:p/>
        </draw:line>
        <draw:line draw:style-name="gr9" draw:text-style-name="P1" draw:layer="layout" svg:x1="17.608cm" svg:y1="7.354cm" svg:x2="16.55cm" svg:y2="6.454cm">
          <text:p/>
        </draw:line>
        <draw:path draw:style-name="gr9" draw:text-style-name="P1" draw:layer="layout" svg:width="0.106cm" svg:height="0.15cm" svg:x="13.969cm" svg:y="6.216cm" svg:viewBox="0 0 107 151" svg:d="M107 0c0 82-48 151-107 151">
          <text:p/>
        </draw:path>
        <draw:path draw:style-name="gr9" draw:text-style-name="P1" draw:layer="layout" svg:width="0.106cm" svg:height="0.3cm" svg:x="13.863cm" svg:y="6.066cm" svg:viewBox="0 0 107 301" svg:d="M107 301c-59 0-107-68-107-150 0-83 48-151 107-151">
          <text:p/>
        </draw:path>
        <draw:path draw:style-name="gr9" draw:text-style-name="P1" draw:layer="layout" svg:width="0.106cm" svg:height="0.15cm" svg:x="13.969cm" svg:y="6.066cm" svg:viewBox="0 0 107 151" svg:d="M0 0c59 0 107 67 107 151">
          <text:p/>
        </draw:path>
        <draw:path draw:style-name="gr9" draw:text-style-name="P1" draw:layer="layout" svg:width="0.195cm" svg:height="0.275cm" svg:x="13.969cm" svg:y="6.216cm" svg:viewBox="0 0 196 276" svg:d="M196 0c0 151-87 276-196 276">
          <text:p/>
        </draw:path>
        <draw:path draw:style-name="gr9" draw:text-style-name="P1" draw:layer="layout" svg:width="0.194cm" svg:height="0.55cm" svg:x="13.775cm" svg:y="5.941cm" svg:viewBox="0 0 195 551" svg:d="M195 551c-108 0-195-124-195-276s87-275 195-275">
          <text:p/>
        </draw:path>
        <draw:path draw:style-name="gr9" draw:text-style-name="P1" draw:layer="layout" svg:width="0.195cm" svg:height="0.275cm" svg:x="13.969cm" svg:y="5.941cm" svg:viewBox="0 0 196 276" svg:d="M0 0c109 0 196 123 196 276">
          <text:p/>
        </draw:path>
        <draw:path draw:style-name="gr9" draw:text-style-name="P1" draw:layer="layout" svg:width="0.194cm" svg:height="0.275cm" svg:x="14.005cm" svg:y="6.216cm" svg:viewBox="0 0 195 276" svg:d="M195 0c0 151-87 276-195 276">
          <text:p/>
        </draw:path>
        <draw:path draw:style-name="gr9" draw:text-style-name="P1" draw:layer="layout" svg:width="0.194cm" svg:height="0.275cm" svg:x="14.005cm" svg:y="5.941cm" svg:viewBox="0 0 195 276" svg:d="M0 0c108 0 195 123 195 276">
          <text:p/>
        </draw:path>
        <draw:path draw:style-name="gr9" draw:text-style-name="P1" draw:layer="layout" svg:width="0.176cm" svg:height="0.25cm" svg:x="14.125cm" svg:y="6.216cm" svg:viewBox="0 0 177 251" svg:d="M177 0c0 139-79 251-177 251">
          <text:p/>
        </draw:path>
        <draw:path draw:style-name="gr9" draw:text-style-name="P1" draw:layer="layout" svg:width="0.176cm" svg:height="0.25cm" svg:x="14.125cm" svg:y="5.966cm" svg:viewBox="0 0 177 251" svg:d="M0 0c98 0 177 112 177 251">
          <text:p/>
        </draw:path>
        <draw:path draw:style-name="gr9" draw:text-style-name="P1" draw:layer="layout" svg:width="0.183cm" svg:height="0.259cm" svg:x="14.132cm" svg:y="6.216cm" svg:viewBox="0 0 184 260" svg:d="M184 0c0 144-82 260-184 260">
          <text:p/>
        </draw:path>
        <draw:path draw:style-name="gr9" draw:text-style-name="P1" draw:layer="layout" svg:width="0.048cm" svg:height="0.009cm" svg:x="14.084cm" svg:y="6.466cm" svg:viewBox="0 0 49 10" svg:d="M49 10c-17 0-33-3-49-10">
          <text:p/>
        </draw:path>
        <draw:path draw:style-name="gr9" draw:text-style-name="P1" draw:layer="layout" svg:width="0.048cm" svg:height="0.009cm" svg:x="14.084cm" svg:y="5.956cm" svg:viewBox="0 0 49 10" svg:d="M0 10c16-7 32-10 49-10">
          <text:p/>
        </draw:path>
        <draw:path draw:style-name="gr9" draw:text-style-name="P1" draw:layer="layout" svg:width="0.183cm" svg:height="0.26cm" svg:x="14.132cm" svg:y="5.956cm" svg:viewBox="0 0 184 261" svg:d="M0 0c102 0 184 116 184 261">
          <text:p/>
        </draw:path>
        <draw:path draw:style-name="gr9" draw:text-style-name="P1" draw:layer="layout" svg:width="0.184cm" svg:height="0.259cm" svg:x="14.167cm" svg:y="6.216cm" svg:viewBox="0 0 185 260" svg:d="M185 0c0 144-83 260-185 260">
          <text:p/>
        </draw:path>
        <draw:path draw:style-name="gr9" draw:text-style-name="P1" draw:layer="layout" svg:width="0.184cm" svg:height="0.26cm" svg:x="14.167cm" svg:y="5.956cm" svg:viewBox="0 0 185 261" svg:d="M0 0c102 0 185 116 185 261">
          <text:p/>
        </draw:path>
        <draw:path draw:style-name="gr9" draw:text-style-name="P1" draw:layer="layout" svg:width="0.007cm" svg:height="0.107cm" svg:x="14.061cm" svg:y="6.162cm" svg:viewBox="0 0 8 108" svg:d="M8 108c-11-35-11-74 0-108">
          <text:p/>
        </draw:path>
        <draw:line draw:style-name="gr9" draw:text-style-name="P1" draw:layer="layout" svg:x1="13.969cm" svg:y1="5.941cm" svg:x2="14.005cm" svg:y2="5.941cm">
          <text:p/>
        </draw:line>
        <draw:line draw:style-name="gr9" draw:text-style-name="P1" draw:layer="layout" svg:x1="13.969cm" svg:y1="6.491cm" svg:x2="14.005cm" svg:y2="6.491cm">
          <text:p/>
        </draw:line>
        <draw:line draw:style-name="gr9" draw:text-style-name="P1" draw:layer="layout" svg:x1="14.086cm" svg:y1="5.966cm" svg:x2="14.125cm" svg:y2="5.966cm">
          <text:p/>
        </draw:line>
        <draw:line draw:style-name="gr9" draw:text-style-name="P1" draw:layer="layout" svg:x1="14.086cm" svg:y1="6.466cm" svg:x2="14.125cm" svg:y2="6.466cm">
          <text:p/>
        </draw:line>
        <draw:line draw:style-name="gr9" draw:text-style-name="P1" draw:layer="layout" svg:x1="14.132cm" svg:y1="5.956cm" svg:x2="14.167cm" svg:y2="5.956cm">
          <text:p/>
        </draw:line>
        <draw:line draw:style-name="gr9" draw:text-style-name="P1" draw:layer="layout" svg:x1="14.132cm" svg:y1="6.475cm" svg:x2="14.167cm" svg:y2="6.475cm">
          <text:p/>
        </draw:line>
        <draw:polygon draw:style-name="gr7" draw:text-style-name="P5" draw:layer="layout" svg:width="7.107cm" svg:height="9.045cm" svg:x="1.994cm" svg:y="3.023cm" svg:viewBox="0 0 7108 9046" draw:points="7108,1864 7108,3168 5544,7228 5365,7466 4560,8539 4180,9046 3633,8863 3577,8845 3432,9038 2884,8856 2884,5894 3140,4918 1968,4527 1121,4245 1028,4158 883,4110 0,2624 0,2028 1520,0 2504,328 2985,1905 3130,1953 3397,2266 3578,2326 3845,2192 3968,2232 5544,1341">
          <text:p/>
        </draw:polygon>
        <draw:polygon draw:style-name="gr8" draw:text-style-name="P1" draw:layer="layout" svg:width="0cm" svg:height="0cm" svg:x="5.564cm" svg:y="6.059cm" svg:viewBox="0 0 0 0" draw:points="0,0">
          <text:p/>
        </draw:polygon>
        <draw:path draw:style-name="gr7" draw:text-style-name="P5" draw:layer="layout" svg:width="1.878cm" svg:height="6.023cm" svg:x="5.29cm" svg:y="5.862cm" svg:viewBox="0 0 1879 6024" svg:d="M1700 4206l-1364 1818-56-18-280-93v-681c27 99 73 161 133 181 103 34 242-56 387-249 303-403 548-1139 548-1643 0-242-58-398-161-433-134-44-328 124-513 443s-334 745-394 1125v-2153l224-298 538-717 906-1206 211-282v279z">
          <text:p/>
        </draw:path>
        <draw:polygon draw:style-name="gr8" draw:text-style-name="P1" draw:layer="layout" svg:width="0cm" svg:height="0cm" svg:x="5.564cm" svg:y="6.059cm" svg:viewBox="0 0 0 0" draw:points="0,0">
          <text:p/>
        </draw:polygon>
        <draw:polygon draw:style-name="gr7" draw:text-style-name="P5" draw:layer="layout" svg:width="2.778cm" svg:height="3.561cm" svg:x="1.994cm" svg:y="3.619cm" svg:viewBox="0 0 2779 3562" draw:points="2779,1228 2504,328 1520,0 0,2028 883,3514 1028,3562">
          <text:p/>
        </draw:polygon>
        <draw:polygon draw:style-name="gr8" draw:text-style-name="P1" draw:layer="layout" svg:width="0cm" svg:height="0cm" svg:x="5.564cm" svg:y="6.059cm" svg:viewBox="0 0 0 0" draw:points="0,0">
          <text:p/>
        </draw:polygon>
        <draw:path draw:style-name="gr7" draw:text-style-name="P5" draw:layer="layout" svg:width="2.996cm" svg:height="3.14cm" svg:x="3.961cm" svg:y="4.927cm" svg:viewBox="0 0 2997 3141" svg:d="M1878 287l-267 134-181-60-267-313-145-48v875c0 25 2 58 6 94l13 19 11 20 10 19 9 19 7 19 6 17 4 17 3 17 2 15v15l-2 13-3 12-4 11-7 10-1073 1430 1173 392 381 127 538-718-1252-417 535-714c50-66 90-186 90-268v-28-171 171 28c0 82-40 202-90 268l-535 714 1252 417c279-646 625-1107 905-1206l-476-159-35 2-35 3-35 4-36 4-37 6-36 7-38 8-37 9-38 10-38 11-38 12-39 12-39 14-39 15c-59 23-119 49-180 79l20-11 19-12 19-15 19-16 18-18 16-18 15-20 14-21 12-20 10-21 8-21 5-20 4-19 1-18v-677z">
          <text:p/>
        </draw:path>
        <draw:polygon draw:style-name="gr8" draw:text-style-name="P1" draw:layer="layout" svg:width="0cm" svg:height="0cm" svg:x="5.564cm" svg:y="6.059cm" svg:viewBox="0 0 0 0" draw:points="0,0">
          <text:p/>
        </draw:polygon>
        <draw:polygon draw:style-name="gr7" draw:text-style-name="P5" draw:layer="layout" svg:width="2.111cm" svg:height="4.437cm" svg:x="6.99cm" svg:y="5.813cm" svg:viewBox="0 0 2112 4438" draw:points="2112,377 984,0 783,1649 742,1957 697,2258 647,2551 593,2830 536,3092 476,3335 415,3554 351,3747 289,3912 227,4047 166,4150 108,4220 52,4255 0,4256 447,4404 548,4438">
          <text:p/>
        </draw:polygon>
        <draw:polygon draw:style-name="gr8" draw:text-style-name="P1" draw:layer="layout" svg:width="0cm" svg:height="0cm" svg:x="5.564cm" svg:y="6.059cm" svg:viewBox="0 0 0 0" draw:points="0,0">
          <text:p/>
        </draw:polygon>
        <draw:path draw:style-name="gr7" draw:text-style-name="P5" draw:layer="layout" svg:width="0.983cm" svg:height="5.108cm" svg:x="6.99cm" svg:y="4.96cm" svg:viewBox="0 0 984 5109" svg:d="M783 2501l201-1648v-336c0-202-194-431-436-517l-23 13-347 460 1 1 51 17 54 18 55 18 112 37 56 19 54 18 52 17 49 16 46 16 42 14 38 12 33 11 28 10-28-10-33-11-38-12-42-14-46-16-49-16-52-17-54-18-56-19-112-37-55-18-54-18-51-17-1-1v429 279l-178 3928 52-1 56-35 58-70 61-103 62-135 62-165 64-193 61-219 60-243 57-262 54-279 50-293 45-301z">
          <text:p/>
        </draw:path>
        <draw:polygon draw:style-name="gr8" draw:text-style-name="P1" draw:layer="layout" svg:width="0cm" svg:height="0cm" svg:x="5.564cm" svg:y="6.059cm" svg:viewBox="0 0 0 0" draw:points="0,0">
          <text:p/>
        </draw:polygon>
        <draw:polygon draw:style-name="gr7" draw:text-style-name="P5" draw:layer="layout" svg:width="2.027cm" svg:height="2.702cm" svg:x="3.022cm" svg:y="4.847cm" svg:viewBox="0 0 2028 2703" draw:points="2012,1272 2019,1262 2023,1251 2026,1239 2028,1226 2028,1211 2026,1196 2023,1179 2019,1162 2013,1145 2006,1126 1997,1107 1987,1088 1976,1068 1963,1049 1751,0 0,2334 94,2421 940,2703">
          <text:p/>
        </draw:polygon>
        <draw:polygon draw:style-name="gr8" draw:text-style-name="P1" draw:layer="layout" svg:width="0cm" svg:height="0cm" svg:x="5.564cm" svg:y="6.059cm" svg:viewBox="0 0 0 0" draw:points="0,0">
          <text:p/>
        </draw:polygon>
        <draw:path draw:style-name="gr7" draw:text-style-name="P5" draw:layer="layout" svg:width="1.564cm" svg:height="1.826cm" svg:x="7.537cm" svg:y="4.364cm" svg:viewBox="0 0 1565 1827" svg:d="M1565 523v1304l-1129-377v-336c0-202-194-431-436-517v-597z">
          <text:p/>
        </draw:path>
        <draw:polygon draw:style-name="gr8" draw:text-style-name="P1" draw:layer="layout" svg:width="0cm" svg:height="0cm" svg:x="5.564cm" svg:y="6.059cm" svg:viewBox="0 0 0 0" draw:points="0,0">
          <text:p/>
        </draw:polygon>
        <draw:path draw:style-name="gr7" draw:text-style-name="P5" draw:layer="layout" svg:width="1.095cm" svg:height="2.338cm" svg:x="5.263cm" svg:y="8.943cm" svg:viewBox="0 0 1096 2339" svg:d="M547 2083c-145 193-284 283-387 249-60-20-106-82-133-181-18-68-27-153-27-251s9-207 27-325c60-381 209-807 394-1126s380-486 514-442c103 35 161 190 161 432-303 403-549 1140-549 1644z">
          <text:p/>
        </draw:path>
        <draw:polygon draw:style-name="gr8" draw:text-style-name="P1" draw:layer="layout" svg:width="0cm" svg:height="0cm" svg:x="5.564cm" svg:y="6.059cm" svg:viewBox="0 0 0 0" draw:points="0,0">
          <text:p/>
        </draw:polygon>
        <draw:path draw:style-name="gr7" draw:text-style-name="P5" draw:layer="layout" svg:width="1.756cm" svg:height="1.817cm" svg:x="5.781cm" svg:y="4.364cm" svg:viewBox="0 0 1757 1818" svg:d="M1757 0v597l-23 13-641 362v428l-392 222-35 2-35 3-35 4-36 4-37 6-36 7-38 8-37 9-38 10-39 11-38 12-39 12-39 14-39 15c-59 23-119 49-180 79l20-11 19-12 19-15 19-16 18-18 16-18 15-20 14-21 12-20 10-21 8-21 5-20 4-19 1-18v-677z">
          <text:p/>
        </draw:path>
        <draw:polygon draw:style-name="gr8" draw:text-style-name="P1" draw:layer="layout" svg:width="0cm" svg:height="0cm" svg:x="5.564cm" svg:y="6.059cm" svg:viewBox="0 0 0 0" draw:points="0,0">
          <text:p/>
        </draw:polygon>
        <draw:path draw:style-name="gr7" draw:text-style-name="P5" draw:layer="layout" svg:width="0.413cm" svg:height="3.513cm" svg:x="4.877cm" svg:y="8.365cm" svg:viewBox="0 0 414 3514" svg:d="M414 2729v681l-269-90-145 194v-2962l414-552v2153c-18 118-27 227-27 325s9 183 27 251z">
          <text:p/>
        </draw:path>
        <draw:polygon draw:style-name="gr8" draw:text-style-name="P1" draw:layer="layout" svg:width="0cm" svg:height="0cm" svg:x="5.564cm" svg:y="6.059cm" svg:viewBox="0 0 0 0" draw:points="0,0">
          <text:p/>
        </draw:polygon>
        <draw:polygon draw:style-name="gr7" draw:text-style-name="P5" draw:layer="layout" svg:width="1.911cm" svg:height="2cm" svg:x="5.626cm" svg:y="10.068cm" svg:viewBox="0 0 1912 2001" draw:points="1912,182 1811,148 1365,0 0,1818 547,2001 927,1494 1733,420">
          <text:p/>
        </draw:polygon>
        <draw:polygon draw:style-name="gr8" draw:text-style-name="P1" draw:layer="layout" svg:width="0cm" svg:height="0cm" svg:x="5.564cm" svg:y="6.059cm" svg:viewBox="0 0 0 0" draw:points="0,0">
          <text:p/>
        </draw:polygon>
        <draw:polygon draw:style-name="gr7" draw:text-style-name="P5" draw:layer="layout" svg:width="1.52cm" svg:height="2.623cm" svg:x="1.994cm" svg:y="3.023cm" svg:viewBox="0 0 1521 2624" draw:points="1521,0 1521,596 0,2624 0,2028">
          <text:p/>
        </draw:polygon>
        <draw:polygon draw:style-name="gr8" draw:text-style-name="P1" draw:layer="layout" svg:width="0cm" svg:height="0cm" svg:x="5.564cm" svg:y="6.059cm" svg:viewBox="0 0 0 0" draw:points="0,0">
          <text:p/>
        </draw:polygon>
        <draw:polygon draw:style-name="gr7" draw:text-style-name="P5" draw:layer="layout" svg:width="0.983cm" svg:height="0.924cm" svg:x="3.514cm" svg:y="3.023cm" svg:viewBox="0 0 984 925" draw:points="984,329 984,925 0,597 0,0">
          <text:p/>
        </draw:polygon>
        <draw:polygon draw:style-name="gr8" draw:text-style-name="P1" draw:layer="layout" svg:width="0cm" svg:height="0cm" svg:x="5.564cm" svg:y="6.059cm" svg:viewBox="0 0 0 0" draw:points="0,0">
          <text:p/>
        </draw:polygon>
        <draw:path draw:style-name="gr7" draw:text-style-name="P5" draw:layer="layout" svg:width="0.603cm" svg:height="0.596cm" svg:x="4.81cm" svg:y="1.398cm" svg:viewBox="0 0 604 597" svg:d="M578 387c-51 68-165 74-277 15-111-59-189-167-189-262 0-32 9-61 26-84 60-81 209-73 331 18 121 92 170 232 109 313-51 68-165 74-277 15-111-59-189-167-189-262 0-32 9-61 26-84 60-81 209-73 331 18 121 92 170 232 109 313l-22 29c-16 22-38 37-66 47l-7 9c-4 16-10 30-20 42-48 65-157 71-262 15-104-55-178-158-178-248 0-30 8-56 24-78-16 22-24 48-24 78 0 90 74 193 178 248 105 56 214 50 262-15l-22 30c-48 64-157 71-262 15s-179-158-179-248c0-30 9-57 25-78l22-30c10-12 22-23 36-31l3-1-27 32c-15 21-23 46-23 75 0 87 71 186 172 239 102 53 206 48 252-14l23-31c-4 16-10 30-20 42l-22 30c-48 64-157 71-262 15s-179-158-179-248c0-30 9-57 25-78l22-30c10-12 22-23 36-31l6-9-3 8 3-8c2-29 10-55 26-77l23-30-23 30c-16 22-24 48-26 77 0 2 0 4 0 7 0 78 55 168 140 231 86 62 188 86 261 62 28-10 50-25 66-47z">
          <text:p/>
        </draw:path>
        <draw:polygon draw:style-name="gr8" draw:text-style-name="P1" draw:layer="layout" svg:width="0cm" svg:height="0cm" svg:x="5.564cm" svg:y="6.059cm" svg:viewBox="0 0 0 0" draw:points="0,0">
          <text:p/>
        </draw:polygon>
        <draw:path draw:style-name="gr7" draw:text-style-name="P5" draw:layer="layout" svg:width="0.487cm" svg:height="2.545cm" svg:x="4.497cm" svg:y="3.351cm" svg:viewBox="0 0 488 2546" svg:d="M488 2546c-4-36-6-69-6-94v-875l-482-1577v597l276 900z">
          <text:p/>
        </draw:path>
        <draw:polygon draw:style-name="gr8" draw:text-style-name="P1" draw:layer="layout" svg:width="0cm" svg:height="0cm" svg:x="5.564cm" svg:y="6.059cm" svg:viewBox="0 0 0 0" draw:points="0,0">
          <text:p/>
        </draw:polygon>
        <draw:path draw:style-name="gr7" draw:text-style-name="P5" draw:layer="layout" svg:width="0.548cm" svg:height="1.643cm" svg:x="5.81cm" svg:y="9.382cm" svg:viewBox="0 0 549 1644" svg:d="M549 0c0 504-246 1240-549 1644 0-505 245-1241 549-1644z">
          <text:p/>
        </draw:path>
        <draw:polygon draw:style-name="gr8" draw:text-style-name="P1" draw:layer="layout" svg:width="0cm" svg:height="0cm" svg:x="5.564cm" svg:y="6.059cm" svg:viewBox="0 0 0 0" draw:points="0,0">
          <text:p/>
        </draw:polygon>
        <draw:path draw:style-name="gr7" draw:text-style-name="P5" draw:layer="layout" svg:width="0.603cm" svg:height="0.596cm" svg:x="9.102cm" svg:y="2.829cm" svg:viewBox="0 0 604 597" svg:d="M578 386c-51 69-166 76-277 16-111-59-190-168-190-263 0-32 9-60 26-83 61-81 209-73 331 19 121 91 171 230 110 311-51 69-166 76-277 16-111-59-190-168-190-263 0-32 9-60 26-83 61-81 209-73 331 19 121 91 171 230 110 311l-22 30c-16 21-39 38-66 47-74 25-175 1-262-63-85-62-139-152-139-231 0-2 0-5 0-7 1-29 10-55 26-76l22-30-22 30c-16 21-25 47-26 76l-3 5-27 35c-16 21-24 47-24 76 0 86 71 186 172 239 102 54 206 48 253-14l23-31c-4 16-11 30-20 43l-23 30c-48 64-156 70-261 14-105-55-179-159-179-248 0-30 8-57 24-79l23-29c9-13 21-23 35-32-14 9-26 19-35 32l-23 29c-16 22-24 49-24 79 0 89 74 193 179 248 105 56 213 50 261-14l23-30c-48 64-156 70-262 15-105-56-179-159-179-249 0-30 9-57 25-78-16 21-25 48-25 78 0 90 74 193 179 249 106 55 214 49 262-15 9-13 16-27 20-43l7-9c27-9 50-26 66-47z">
          <text:p/>
        </draw:path>
        <draw:polygon draw:style-name="gr8" draw:text-style-name="P1" draw:layer="layout" svg:width="0cm" svg:height="0cm" svg:x="5.564cm" svg:y="6.059cm" svg:viewBox="0 0 0 0" draw:points="0,0">
          <text:p/>
        </draw:polygon>
        <draw:polygon draw:style-name="gr7" draw:text-style-name="P5" draw:layer="layout" svg:width="0.637cm" svg:height="0.976cm" svg:x="4.877cm" svg:y="7.94cm" svg:viewBox="0 0 638 977" draw:points="256,0 638,127 413,426 0,977">
          <text:p/>
        </draw:polygon>
        <draw:polygon draw:style-name="gr8" draw:text-style-name="P1" draw:layer="layout" svg:width="0cm" svg:height="0cm" svg:x="5.564cm" svg:y="6.059cm" svg:viewBox="0 0 0 0" draw:points="0,0">
          <text:p/>
        </draw:polygon>
        <draw:polygon draw:style-name="gr7" draw:text-style-name="P5" draw:layer="layout" svg:width="0.687cm" svg:height="0.381cm" svg:x="6.481cm" svg:y="5.763cm" svg:viewBox="0 0 688 382" draw:points="688,99 477,382 0,223 393,0">
          <text:p/>
        </draw:polygon>
        <draw:polygon draw:style-name="gr8" draw:text-style-name="P1" draw:layer="layout" svg:width="0cm" svg:height="0cm" svg:x="5.564cm" svg:y="6.059cm" svg:viewBox="0 0 0 0" draw:points="0,0">
          <text:p/>
        </draw:polygon>
        <draw:polygon draw:style-name="gr7" draw:text-style-name="P5" draw:layer="layout" svg:width="0.693cm" svg:height="0.376cm" svg:x="4.877cm" svg:y="11.684cm" svg:viewBox="0 0 694 377" draw:points="549,377 694,184 414,90 145,0 0,195">
          <text:p/>
        </draw:polygon>
        <draw:polygon draw:style-name="gr8" draw:text-style-name="P1" draw:layer="layout" svg:width="0cm" svg:height="0cm" svg:x="5.564cm" svg:y="6.059cm" svg:viewBox="0 0 0 0" draw:points="0,0">
          <text:p/>
        </draw:polygon>
        <draw:polygon draw:style-name="gr7" draw:text-style-name="P5" draw:layer="layout" svg:width="0.295cm" svg:height="0.527cm" svg:x="6.873cm" svg:y="5.335cm" svg:viewBox="0 0 296 528" draw:points="296,98 296,528 0,429 0,0">
          <text:p/>
        </draw:polygon>
        <draw:polygon draw:style-name="gr8" draw:text-style-name="P1" draw:layer="layout" svg:width="0cm" svg:height="0cm" svg:x="5.564cm" svg:y="6.059cm" svg:viewBox="0 0 0 0" draw:points="0,0">
          <text:p/>
        </draw:polygon>
        <draw:path draw:style-name="gr7" draw:text-style-name="P5" draw:layer="layout" svg:width="0.905cm" svg:height="1.206cm" svg:x="6.052cm" svg:y="6.144cm" svg:viewBox="0 0 906 1207" svg:d="M906 0l-906 1207c279-646 625-1108 906-1207z">
          <text:p/>
        </draw:path>
        <draw:polygon draw:style-name="gr8" draw:text-style-name="P1" draw:layer="layout" svg:width="0cm" svg:height="0cm" svg:x="5.564cm" svg:y="6.059cm" svg:viewBox="0 0 0 0" draw:points="0,0">
          <text:p/>
        </draw:polygon>
        <draw:path draw:style-name="gr7" draw:text-style-name="P5" draw:layer="layout" svg:width="0.403cm" svg:height="0.361cm" svg:x="3.625cm" svg:y="3.226cm" svg:viewBox="0 0 404 362" svg:d="M382 317c14-19 22-42 22-68 0-79-64-168-155-216-92-48-186-43-227 13-50 66-10 181 90 256 100 74 221 81 270 15z">
          <text:p/>
        </draw:path>
        <draw:polygon draw:style-name="gr8" draw:text-style-name="P1" draw:layer="layout" svg:width="0cm" svg:height="0cm" svg:x="5.564cm" svg:y="6.059cm" svg:viewBox="0 0 0 0" draw:points="0,0">
          <text:p/>
        </draw:polygon>
        <draw:path draw:style-name="gr7" draw:text-style-name="P5" draw:layer="layout" svg:width="0.402cm" svg:height="0.361cm" svg:x="7.917cm" svg:y="4.657cm" svg:viewBox="0 0 403 362" svg:d="M382 316c14-18 21-42 21-68 0-78-64-167-156-215-91-49-184-43-226 12-50 67-9 182 90 256 99 75 221 81 271 15z">
          <text:p/>
        </draw:path>
        <draw:polygon draw:style-name="gr8" draw:text-style-name="P1" draw:layer="layout" svg:width="0cm" svg:height="0cm" svg:x="5.564cm" svg:y="6.059cm" svg:viewBox="0 0 0 0" draw:points="0,0">
          <text:p/>
        </draw:polygon>
        <draw:polygon draw:style-name="gr7" draw:text-style-name="P5" draw:layer="layout" svg:width="0.64cm" svg:height="0.459cm" svg:x="6.873cm" svg:y="4.974cm" svg:viewBox="0 0 641 460" draw:points="641,0 295,460 0,362">
          <text:p/>
        </draw:polygon>
        <draw:polygon draw:style-name="gr8" draw:text-style-name="P1" draw:layer="layout" svg:width="0cm" svg:height="0cm" svg:x="5.564cm" svg:y="6.059cm" svg:viewBox="0 0 0 0" draw:points="0,0">
          <text:p/>
        </draw:polygon>
        <draw:path draw:style-name="gr7" draw:text-style-name="P5" draw:layer="layout" svg:width="0.454cm" svg:height="0.391cm" svg:x="9.137cm" svg:y="2.99cm" svg:viewBox="0 0 455 392" svg:d="M455 300c-74 26-175 1-261-62-86-62-140-152-140-231l401 293-7 9-23 32c-47 62-151 68-252 14-102-54-173-153-173-239 0-29 8-55 24-76l27-35 3 2c0-2 0-5 0-7z">
          <text:p/>
        </draw:path>
        <draw:polygon draw:style-name="gr8" draw:text-style-name="P1" draw:layer="layout" svg:width="0cm" svg:height="0cm" svg:x="5.564cm" svg:y="6.059cm" svg:viewBox="0 0 0 0" draw:points="0,0">
          <text:p/>
        </draw:polygon>
        <draw:path draw:style-name="gr7" draw:text-style-name="P5" draw:layer="layout" svg:width="0.453cm" svg:height="0.39cm" svg:x="4.846cm" svg:y="1.56cm" svg:viewBox="0 0 454 391" svg:d="M454 301l-7 9-23 31c-46 62-151 67-252 14s-172-152-172-240c0-29 8-54 23-75l27-32 3-8c0 2 0 4 0 7 0 78 55 168 140 232 85 62 188 86 261 62z">
          <text:p/>
        </draw:path>
        <draw:polygon draw:style-name="gr8" draw:text-style-name="P1" draw:layer="layout" svg:width="0cm" svg:height="0cm" svg:x="5.564cm" svg:y="6.059cm" svg:viewBox="0 0 0 0" draw:points="0,0">
          <text:p/>
        </draw:polygon>
        <draw:path draw:style-name="gr7" draw:text-style-name="P5" draw:layer="layout" svg:width="0.269cm" svg:height="0.24cm" svg:x="5.033cm" svg:y="1.498cm" svg:viewBox="0 0 270 241" svg:d="M15 30c33-44 113-40 181 10 66 50 93 127 60 171-28 37-92 40-152 8-61-32-104-91-104-143 0-18 5-34 15-46z">
          <text:p/>
        </draw:path>
        <draw:polygon draw:style-name="gr8" draw:text-style-name="P1" draw:layer="layout" svg:width="0cm" svg:height="0cm" svg:x="5.564cm" svg:y="6.059cm" svg:viewBox="0 0 0 0" draw:points="0,0">
          <text:p/>
        </draw:polygon>
        <draw:path draw:style-name="gr7" draw:text-style-name="P5" draw:layer="layout" svg:width="0.268cm" svg:height="0.241cm" svg:x="9.325cm" svg:y="2.929cm" svg:viewBox="0 0 269 242" svg:d="M14 30c33-44 114-39 181 10 66 51 93 127 60 171-28 37-91 41-152 9-60-32-103-92-103-144 0-18 5-33 14-46z">
          <text:p/>
        </draw:path>
        <draw:polygon draw:style-name="gr8" draw:text-style-name="P1" draw:layer="layout" svg:width="0cm" svg:height="0cm" svg:x="5.564cm" svg:y="6.059cm" svg:viewBox="0 0 0 0" draw:points="0,0">
          <text:p/>
        </draw:polygon>
        <draw:path draw:style-name="gr7" draw:text-style-name="P5" draw:layer="layout" svg:width="0.178cm" svg:height="0.382cm" svg:x="5.054cm" svg:y="9.181cm" svg:viewBox="0 0 179 383" svg:d="M179 72c0-40-9-65-26-71-35-11-91 64-126 170-36 105-36 199 0 211 17 5 39-9 63-41 49-66 89-186 89-269z">
          <text:p/>
        </draw:path>
        <draw:polygon draw:style-name="gr8" draw:text-style-name="P1" draw:layer="layout" svg:width="0cm" svg:height="0cm" svg:x="5.564cm" svg:y="6.059cm" svg:viewBox="0 0 0 0" draw:points="0,0">
          <text:p/>
        </draw:polygon>
        <draw:path draw:style-name="gr7" draw:text-style-name="P5" draw:layer="layout" svg:width="0.178cm" svg:height="0.382cm" svg:x="6.414cm" svg:y="10.152cm" svg:viewBox="0 0 179 383" svg:d="M153 1c35 12 35 106 0 211s-92 181-127 170c-17-6-26-31-26-72 0-60 21-143 55-211s73-106 98-98z">
          <text:p/>
        </draw:path>
        <draw:polygon draw:style-name="gr8" draw:text-style-name="P1" draw:layer="layout" svg:width="0cm" svg:height="0cm" svg:x="5.564cm" svg:y="6.059cm" svg:viewBox="0 0 0 0" draw:points="0,0">
          <text:p/>
        </draw:polygon>
        <draw:path draw:style-name="gr7" draw:text-style-name="P5" draw:layer="layout" svg:width="0.178cm" svg:height="0.382cm" svg:x="6.414cm" svg:y="7.843cm" svg:viewBox="0 0 179 383" svg:d="M153 1c35 11 35 106 0 211-35 104-92 181-127 169-17-5-26-31-26-71 0-61 21-144 55-212 34-67 73-106 98-97z">
          <text:p/>
        </draw:path>
        <draw:polygon draw:style-name="gr8" draw:text-style-name="P1" draw:layer="layout" svg:width="0cm" svg:height="0cm" svg:x="5.564cm" svg:y="6.059cm" svg:viewBox="0 0 0 0" draw:points="0,0">
          <text:p/>
        </draw:polygon>
        <draw:path draw:style-name="gr7" draw:text-style-name="P5" draw:layer="layout" svg:width="0.178cm" svg:height="0.381cm" svg:x="5.028cm" svg:y="9.69cm" svg:viewBox="0 0 179 382" svg:d="M153 1c35 11 35 106 0 211-34 105-91 180-127 169-17-6-26-31-26-71 0-60 22-143 56-211 33-67 72-107 97-98z">
          <text:p/>
        </draw:path>
        <draw:polygon draw:style-name="gr8" draw:text-style-name="P1" draw:layer="layout" svg:width="0cm" svg:height="0cm" svg:x="5.564cm" svg:y="6.059cm" svg:viewBox="0 0 0 0" draw:points="0,0">
          <text:p/>
        </draw:polygon>
        <draw:path draw:style-name="gr7" draw:text-style-name="P5" draw:layer="layout" svg:width="0.178cm" svg:height="0.382cm" svg:x="5.054cm" svg:y="9.181cm" svg:viewBox="0 0 179 383" svg:d="M179 72c0-40-9-65-26-71-35-11-91 64-126 170-36 105-36 199 0 211 17 5 39-9 63-41 0-82 40-203 89-269z">
          <text:p/>
        </draw:path>
        <draw:polygon draw:style-name="gr8" draw:text-style-name="P1" draw:layer="layout" svg:width="0cm" svg:height="0cm" svg:x="5.564cm" svg:y="6.059cm" svg:viewBox="0 0 0 0" draw:points="0,0">
          <text:p/>
        </draw:polygon>
        <draw:path draw:style-name="gr7" draw:text-style-name="P5" draw:layer="layout" svg:width="0.089cm" svg:height="0.268cm" svg:x="5.143cm" svg:y="9.253cm" svg:viewBox="0 0 90 269" svg:d="M0 269c49-67 90-187 90-269-50 66-90 186-90 269z">
          <text:p/>
        </draw:path>
        <draw:polygon draw:style-name="gr8" draw:text-style-name="P1" draw:layer="layout" svg:width="0cm" svg:height="0cm" svg:x="5.564cm" svg:y="6.059cm" svg:viewBox="0 0 0 0" draw:points="0,0">
          <text:p/>
        </draw:polygon>
        <draw:line draw:style-name="gr9" draw:text-style-name="P1" draw:layer="layout" svg:x1="7.359cm" svg:y1="10.488cm" svg:x2="6.553cm" svg:y2="11.562cm">
          <text:p/>
        </draw:line>
        <draw:line draw:style-name="gr9" draw:text-style-name="P1" draw:layer="layout" svg:x1="6.989cm" svg:y1="10.067cm" svg:x2="6.99cm" svg:y2="10.068cm">
          <text:p/>
        </draw:line>
        <draw:line draw:style-name="gr9" draw:text-style-name="P1" draw:layer="layout" svg:x1="6.99cm" svg:y1="10.067cm" svg:x2="5.626cm" svg:y2="11.886cm">
          <text:p/>
        </draw:line>
        <draw:line draw:style-name="gr9" draw:text-style-name="P1" draw:layer="layout" svg:x1="6.174cm" svg:y1="12.069cm" svg:x2="5.626cm" svg:y2="11.885cm">
          <text:p/>
        </draw:line>
        <draw:line draw:style-name="gr9" draw:text-style-name="P1" draw:layer="layout" svg:x1="6.554cm" svg:y1="11.561cm" svg:x2="6.173cm" svg:y2="12.069cm">
          <text:p/>
        </draw:line>
        <draw:line draw:style-name="gr9" draw:text-style-name="P1" draw:layer="layout" svg:x1="7.538cm" svg:y1="10.25cm" svg:x2="7.358cm" svg:y2="10.489cm">
          <text:p/>
        </draw:line>
        <draw:line draw:style-name="gr9" draw:text-style-name="P1" draw:layer="layout" svg:x1="7.538cm" svg:y1="10.251cm" svg:x2="7.436cm" svg:y2="10.216cm">
          <text:p/>
        </draw:line>
        <draw:line draw:style-name="gr9" draw:text-style-name="P1" draw:layer="layout" svg:x1="7.437cm" svg:y1="10.217cm" svg:x2="6.99cm" svg:y2="10.068cm">
          <text:p/>
        </draw:line>
        <draw:line draw:style-name="gr9" draw:text-style-name="P1" draw:layer="layout" svg:x1="5.425cm" svg:y1="12.061cm" svg:x2="5.571cm" svg:y2="11.867cm">
          <text:p/>
        </draw:line>
        <draw:path draw:style-name="gr9" draw:text-style-name="P1" draw:layer="layout" svg:width="0.548cm" svg:height="1.643cm" svg:x="5.81cm" svg:y="9.382cm" svg:viewBox="0 0 549 1644" svg:d="M0 1644c0-505 245-1241 549-1644">
          <text:p/>
        </draw:path>
        <draw:path draw:style-name="gr9" draw:text-style-name="P1" draw:layer="layout" svg:width="0.027cm" svg:height="0.251cm" svg:x="5.263cm" svg:y="10.842cm" svg:viewBox="0 0 28 252" svg:d="M28 252c-19-68-28-153-28-252">
          <text:p/>
        </draw:path>
        <draw:path draw:style-name="gr9" draw:text-style-name="P1" draw:layer="layout" svg:width="0.907cm" svg:height="1.574cm" svg:x="5.29cm" svg:y="8.943cm" svg:viewBox="0 0 908 1575" svg:d="M0 1575c60-381 209-807 394-1126s380-486 514-442">
          <text:p/>
        </draw:path>
        <draw:path draw:style-name="gr9" draw:text-style-name="P1" draw:layer="layout" svg:width="0.935cm" svg:height="2.331cm" svg:x="5.423cm" svg:y="8.95cm" svg:viewBox="0 0 936 2332" svg:d="M775 0c214 72 214 650 0 1291-214 643-561 1105-775 1034">
          <text:p/>
        </draw:path>
        <draw:path draw:style-name="gr9" draw:text-style-name="P1" draw:layer="layout" svg:width="0.133cm" svg:height="0.181cm" svg:x="5.29cm" svg:y="11.093cm" svg:viewBox="0 0 134 182" svg:d="M134 182c-60-20-107-83-134-182">
          <text:p/>
        </draw:path>
        <draw:path draw:style-name="gr9" draw:text-style-name="P1" draw:layer="layout" svg:width="0.027cm" svg:height="0.325cm" svg:x="5.263cm" svg:y="10.517cm" svg:viewBox="0 0 28 326" svg:d="M0 326c0-98 9-207 28-326">
          <text:p/>
        </draw:path>
        <draw:path draw:style-name="gr9" draw:text-style-name="P1" draw:layer="layout" svg:width="0.152cm" svg:height="0.31cm" svg:x="6.414cm" svg:y="7.843cm" svg:viewBox="0 0 153 311" svg:d="M0 311c0-61 21-144 56-212 33-68 72-107 97-98">
          <text:p/>
        </draw:path>
        <draw:path draw:style-name="gr9" draw:text-style-name="P1" draw:layer="layout" svg:width="0.152cm" svg:height="0.38cm" svg:x="6.44cm" svg:y="7.844cm" svg:viewBox="0 0 153 381" svg:d="M127 0c35 11 35 106 0 211-35 104-91 181-127 169">
          <text:p/>
        </draw:path>
        <draw:path draw:style-name="gr9" draw:text-style-name="P1" draw:layer="layout" svg:width="0.026cm" svg:height="0.07cm" svg:x="6.414cm" svg:y="8.153cm" svg:viewBox="0 0 27 71" svg:d="M27 71c-18-5-27-31-27-71">
          <text:p/>
        </draw:path>
        <draw:path draw:style-name="gr9" draw:text-style-name="P1" draw:layer="layout" svg:width="0.152cm" svg:height="0.31cm" svg:x="6.414cm" svg:y="10.152cm" svg:viewBox="0 0 153 311" svg:d="M0 311c0-60 21-144 56-212 33-68 72-106 97-98">
          <text:p/>
        </draw:path>
        <draw:path draw:style-name="gr9" draw:text-style-name="P1" draw:layer="layout" svg:width="0.152cm" svg:height="0.381cm" svg:x="6.44cm" svg:y="10.153cm" svg:viewBox="0 0 153 382" svg:d="M127 0c35 12 35 106 0 211-35 106-91 181-127 170">
          <text:p/>
        </draw:path>
        <draw:path draw:style-name="gr9" draw:text-style-name="P1" draw:layer="layout" svg:width="0.026cm" svg:height="0.071cm" svg:x="6.414cm" svg:y="10.462cm" svg:viewBox="0 0 27 72" svg:d="M27 72c-18-6-27-31-27-72">
          <text:p/>
        </draw:path>
        <draw:line draw:style-name="gr9" draw:text-style-name="P1" draw:layer="layout" svg:x1="9.102cm" svg:y1="6.19cm" svg:x2="7.537cm" svg:y2="10.251cm">
          <text:p/>
        </draw:line>
        <draw:line draw:style-name="gr9" draw:text-style-name="P1" draw:layer="layout" svg:x1="7.168cm" svg:y1="6.141cm" svg:x2="7.169cm" svg:y2="6.141cm">
          <text:p/>
        </draw:line>
        <draw:line draw:style-name="gr9" draw:text-style-name="P1" draw:layer="layout" svg:x1="7.169cm" svg:y1="6.141cm" svg:x2="6.989cm" svg:y2="10.068cm">
          <text:p/>
        </draw:line>
        <draw:line draw:style-name="gr9" draw:text-style-name="P1" draw:layer="layout" svg:x1="7.772cm" svg:y1="7.462cm" svg:x2="7.974cm" svg:y2="5.813cm">
          <text:p/>
        </draw:line>
        <draw:polyline draw:style-name="gr9" draw:text-style-name="P1" draw:layer="layout" svg:width="0.782cm" svg:height="2.607cm" svg:x="6.99cm" svg:y="7.461cm" svg:viewBox="0 0 783 2608" draw:points="783,0 742,308 697,609 647,902 593,1181 536,1443 476,1687 414,1906 351,2099 289,2264 227,2399 166,2502 108,2572 52,2607 0,2608">
          <text:p/>
        </draw:polyline>
        <draw:line draw:style-name="gr9" draw:text-style-name="P1" draw:layer="layout" svg:x1="9.102cm" svg:y1="6.191cm" svg:x2="7.973cm" svg:y2="5.813cm">
          <text:p/>
        </draw:line>
        <draw:line draw:style-name="gr9" draw:text-style-name="P1" draw:layer="layout" svg:x1="6.053cm" svg:y1="7.35cm" svg:x2="5.514cm" svg:y2="8.068cm">
          <text:p/>
        </draw:line>
        <draw:line draw:style-name="gr9" draw:text-style-name="P1" draw:layer="layout" svg:x1="5.515cm" svg:y1="8.067cm" svg:x2="5.29cm" svg:y2="8.366cm">
          <text:p/>
        </draw:line>
        <draw:line draw:style-name="gr9" draw:text-style-name="P1" draw:layer="layout" svg:x1="5.29cm" svg:y1="8.365cm" svg:x2="5.29cm" svg:y2="10.517cm">
          <text:p/>
        </draw:line>
        <draw:line draw:style-name="gr9" draw:text-style-name="P1" draw:layer="layout" svg:x1="5.29cm" svg:y1="11.093cm" svg:x2="5.29cm" svg:y2="11.774cm">
          <text:p/>
        </draw:line>
        <draw:line draw:style-name="gr9" draw:text-style-name="P1" draw:layer="layout" svg:x1="5.627cm" svg:y1="11.886cm" svg:x2="5.29cm" svg:y2="11.774cm">
          <text:p/>
        </draw:line>
        <draw:line draw:style-name="gr9" draw:text-style-name="P1" draw:layer="layout" svg:x1="7.168cm" svg:y1="5.862cm" svg:x2="7.168cm" svg:y2="6.141cm">
          <text:p/>
        </draw:line>
        <draw:line draw:style-name="gr9" draw:text-style-name="P1" draw:layer="layout" svg:x1="7.169cm" svg:y1="5.862cm" svg:x2="6.957cm" svg:y2="6.145cm">
          <text:p/>
        </draw:line>
        <draw:line draw:style-name="gr9" draw:text-style-name="P1" draw:layer="layout" svg:x1="6.958cm" svg:y1="6.144cm" svg:x2="6.052cm" svg:y2="7.351cm">
          <text:p/>
        </draw:line>
        <draw:line draw:style-name="gr9" draw:text-style-name="P1" draw:layer="layout" svg:x1="5.291cm" svg:y1="11.775cm" svg:x2="5.022cm" svg:y2="11.684cm">
          <text:p/>
        </draw:line>
        <draw:line draw:style-name="gr9" draw:text-style-name="P1" draw:layer="layout" svg:x1="9.101cm" svg:y1="4.886cm" svg:x2="9.101cm" svg:y2="6.19cm">
          <text:p/>
        </draw:line>
        <draw:line draw:style-name="gr9" draw:text-style-name="P1" draw:layer="layout" svg:x1="5.838cm" svg:y1="5.214cm" svg:x2="5.837cm" svg:y2="5.215cm">
          <text:p/>
        </draw:line>
        <draw:line draw:style-name="gr9" draw:text-style-name="P1" draw:layer="layout" svg:x1="5.962cm" svg:y1="5.255cm" svg:x2="5.838cm" svg:y2="5.214cm">
          <text:p/>
        </draw:line>
        <draw:line draw:style-name="gr9" draw:text-style-name="P1" draw:layer="layout" svg:x1="7.538cm" svg:y1="4.364cm" svg:x2="5.961cm" svg:y2="5.255cm">
          <text:p/>
        </draw:line>
        <draw:line draw:style-name="gr9" draw:text-style-name="P1" draw:layer="layout" svg:x1="9.102cm" svg:y1="4.887cm" svg:x2="7.537cm" svg:y2="4.364cm">
          <text:p/>
        </draw:line>
        <draw:line draw:style-name="gr9" draw:text-style-name="P1" draw:layer="layout" svg:x1="5.426cm" svg:y1="12.061cm" svg:x2="4.877cm" svg:y2="11.878cm">
          <text:p/>
        </draw:line>
        <draw:line draw:style-name="gr9" draw:text-style-name="P1" draw:layer="layout" svg:x1="4.877cm" svg:y1="8.916cm" svg:x2="4.877cm" svg:y2="11.878cm">
          <text:p/>
        </draw:line>
        <draw:line draw:style-name="gr9" draw:text-style-name="P1" draw:layer="layout" svg:x1="5.023cm" svg:y1="11.684cm" svg:x2="4.877cm" svg:y2="11.879cm">
          <text:p/>
        </draw:line>
        <draw:path draw:style-name="gr9" draw:text-style-name="P1" draw:layer="layout" svg:width="0.152cm" svg:height="0.309cm" svg:x="5.028cm" svg:y="9.69cm" svg:viewBox="0 0 153 310" svg:d="M0 310c0-60 22-143 55-211 34-68 73-107 98-98">
          <text:p/>
        </draw:path>
        <draw:path draw:style-name="gr9" draw:text-style-name="P1" draw:layer="layout" svg:width="0.152cm" svg:height="0.38cm" svg:x="5.054cm" svg:y="9.692cm" svg:viewBox="0 0 153 381" svg:d="M127 0c35 11 35 105 0 210-34 105-92 181-127 170">
          <text:p/>
        </draw:path>
        <draw:path draw:style-name="gr9" draw:text-style-name="P1" draw:layer="layout" svg:width="0.026cm" svg:height="0.071cm" svg:x="5.028cm" svg:y="10cm" svg:viewBox="0 0 27 72" svg:d="M27 72c-17-6-27-32-27-72">
          <text:p/>
        </draw:path>
        <draw:line draw:style-name="gr9" draw:text-style-name="P1" draw:layer="layout" svg:x1="5.291cm" svg:y1="8.365cm" svg:x2="4.877cm" svg:y2="8.917cm">
          <text:p/>
        </draw:line>
        <draw:path draw:style-name="gr9" draw:text-style-name="P1" draw:layer="layout" svg:width="0.026cm" svg:height="0.071cm" svg:x="5.206cm" svg:y="9.182cm" svg:viewBox="0 0 27 72" svg:d="M27 72c0-40-9-66-27-72">
          <text:p/>
        </draw:path>
        <draw:path draw:style-name="gr9" draw:text-style-name="P1" draw:layer="layout" svg:width="0.152cm" svg:height="0.381cm" svg:x="5.054cm" svg:y="9.181cm" svg:viewBox="0 0 153 382" svg:d="M153 1c-35-11-91 64-127 170-35 105-35 199 0 211">
          <text:p/>
        </draw:path>
        <draw:path draw:style-name="gr9" draw:text-style-name="P1" draw:layer="layout" svg:width="0.152cm" svg:height="0.31cm" svg:x="5.08cm" svg:y="9.253cm" svg:viewBox="0 0 153 311" svg:d="M0 310c26 8 65-30 98-98 34-69 55-152 55-212">
          <text:p/>
        </draw:path>
        <draw:line draw:style-name="gr9" draw:text-style-name="P1" draw:layer="layout" svg:x1="7.168cm" svg:y1="5.433cm" svg:x2="7.169cm" svg:y2="5.434cm">
          <text:p/>
        </draw:line>
        <draw:line draw:style-name="gr9" draw:text-style-name="P1" draw:layer="layout" svg:x1="7.168cm" svg:y1="5.433cm" svg:x2="7.168cm" svg:y2="5.862cm">
          <text:p/>
        </draw:line>
        <draw:line draw:style-name="gr9" draw:text-style-name="P1" draw:layer="layout" svg:x1="7.973cm" svg:y1="5.813cm" svg:x2="7.973cm" svg:y2="5.477cm">
          <text:p/>
        </draw:line>
        <draw:line draw:style-name="gr9" draw:text-style-name="P1" draw:layer="layout" svg:x1="7.537cm" svg:y1="4.364cm" svg:x2="7.537cm" svg:y2="4.96cm">
          <text:p/>
        </draw:line>
        <draw:path draw:style-name="gr9" draw:text-style-name="P1" draw:layer="layout" svg:width="0.436cm" svg:height="0.517cm" svg:x="7.537cm" svg:y="4.96cm" svg:viewBox="0 0 437 518" svg:d="M0 0c243 86 437 315 437 518">
          <text:p/>
        </draw:path>
        <draw:path draw:style-name="gr9" draw:text-style-name="P1" draw:layer="layout" svg:width="0.381cm" svg:height="0.247cm" svg:x="7.938cm" svg:y="4.657cm" svg:viewBox="0 0 382 248" svg:d="M382 248c0-77-64-167-156-215-91-49-184-43-226 12">
          <text:p/>
        </draw:path>
        <draw:path draw:style-name="gr9" draw:text-style-name="P1" draw:layer="layout" svg:width="0.381cm" svg:height="0.316cm" svg:x="7.917cm" svg:y="4.702cm" svg:viewBox="0 0 382 317" svg:d="M21 0c-50 67-9 182 90 256 99 75 221 81 271 15">
          <text:p/>
        </draw:path>
        <draw:path draw:style-name="gr9" draw:text-style-name="P1" draw:layer="layout" svg:width="0.021cm" svg:height="0.068cm" svg:x="8.298cm" svg:y="4.904cm" svg:viewBox="0 0 22 69" svg:d="M0 69c15-18 22-42 22-69">
          <text:p/>
        </draw:path>
        <draw:line draw:style-name="gr9" draw:text-style-name="P1" draw:layer="layout" svg:x1="5.034cm" svg:y1="6.119cm" svg:x2="3.961cm" svg:y2="7.55cm">
          <text:p/>
        </draw:line>
        <draw:line draw:style-name="gr9" draw:text-style-name="P1" draw:layer="layout" svg:x1="3.961cm" svg:y1="7.549cm" svg:x2="5.515cm" svg:y2="8.068cm">
          <text:p/>
        </draw:line>
        <draw:line draw:style-name="gr9" draw:text-style-name="P1" draw:layer="layout" svg:x1="6.053cm" svg:y1="7.351cm" svg:x2="4.8cm" svg:y2="6.933cm">
          <text:p/>
        </draw:line>
        <draw:line draw:style-name="gr9" draw:text-style-name="P1" draw:layer="layout" svg:x1="4.8cm" svg:y1="6.934cm" svg:x2="5.336cm" svg:y2="6.219cm">
          <text:p/>
        </draw:line>
        <draw:line draw:style-name="gr9" draw:text-style-name="P1" draw:layer="layout" svg:x1="5.134cm" svg:y1="7.94cm" svg:x2="4.877cm" svg:y2="8.917cm">
          <text:p/>
        </draw:line>
        <draw:path draw:style-name="gr9" draw:text-style-name="P1" draw:layer="layout" svg:width="0.905cm" svg:height="1.206cm" svg:x="6.052cm" svg:y="6.144cm" svg:viewBox="0 0 906 1207" svg:d="M906 0c-281 99-627 561-906 1207">
          <text:p/>
        </draw:path>
        <draw:line draw:style-name="gr9" draw:text-style-name="P1" draw:layer="layout" svg:x1="6.874cm" svg:y1="5.763cm" svg:x2="6.481cm" svg:y2="5.986cm">
          <text:p/>
        </draw:line>
        <draw:line draw:style-name="gr9" draw:text-style-name="P1" draw:layer="layout" svg:x1="7.169cm" svg:y1="5.863cm" svg:x2="6.873cm" svg:y2="5.763cm">
          <text:p/>
        </draw:line>
        <draw:line draw:style-name="gr9" draw:text-style-name="P1" draw:layer="layout" svg:x1="6.958cm" svg:y1="6.145cm" svg:x2="6.481cm" svg:y2="5.985cm">
          <text:p/>
        </draw:line>
        <draw:polyline draw:style-name="gr9" draw:text-style-name="P1" draw:layer="layout" svg:width="0cm" svg:height="0cm" svg:x="5.838cm" svg:y="5.214cm" svg:viewBox="0 0 0 0" draw:points="0,0">
          <text:p/>
        </draw:polyline>
        <draw:line draw:style-name="gr9" draw:text-style-name="P1" draw:layer="layout" svg:x1="5.961cm" svg:y1="5.254cm" svg:x2="5.961cm" svg:y2="5.931cm">
          <text:p/>
        </draw:line>
        <draw:line draw:style-name="gr9" draw:text-style-name="P1" draw:layer="layout" svg:x1="5.425cm" svg:y1="5.923cm" svg:x2="5.425cm" svg:y2="5.752cm">
          <text:p/>
        </draw:line>
        <draw:line draw:style-name="gr9" draw:text-style-name="P1" draw:layer="layout" svg:x1="5.425cm" svg:y1="5.951cm" svg:x2="5.425cm" svg:y2="5.923cm">
          <text:p/>
        </draw:line>
        <draw:line draw:style-name="gr9" draw:text-style-name="P1" draw:layer="layout" svg:x1="4.978cm" svg:y1="4.927cm" svg:x2="4.978cm" svg:y2="5.802cm">
          <text:p/>
        </draw:line>
        <draw:line draw:style-name="gr9" draw:text-style-name="P1" draw:layer="layout" svg:x1="5.124cm" svg:y1="4.976cm" svg:x2="4.978cm" svg:y2="4.927cm">
          <text:p/>
        </draw:line>
        <draw:line draw:style-name="gr9" draw:text-style-name="P1" draw:layer="layout" svg:x1="5.123cm" svg:y1="4.975cm" svg:x2="5.123cm" svg:y2="4.976cm">
          <text:p/>
        </draw:line>
        <draw:line draw:style-name="gr9" draw:text-style-name="P1" draw:layer="layout" svg:x1="5.391cm" svg:y1="5.289cm" svg:x2="5.123cm" svg:y2="4.976cm">
          <text:p/>
        </draw:line>
        <draw:line draw:style-name="gr9" draw:text-style-name="P1" draw:layer="layout" svg:x1="5.572cm" svg:y1="5.349cm" svg:x2="5.39cm" svg:y2="5.288cm">
          <text:p/>
        </draw:line>
        <draw:line draw:style-name="gr9" draw:text-style-name="P1" draw:layer="layout" svg:x1="5.839cm" svg:y1="5.214cm" svg:x2="5.571cm" svg:y2="5.349cm">
          <text:p/>
        </draw:line>
        <draw:line draw:style-name="gr9" draw:text-style-name="P1" draw:layer="layout" svg:x1="7.514cm" svg:y1="4.974cm" svg:x2="7.538cm" svg:y2="4.96cm">
          <text:p/>
        </draw:line>
        <draw:line draw:style-name="gr9" draw:text-style-name="P1" draw:layer="layout" svg:x1="7.513cm" svg:y1="4.975cm" svg:x2="7.515cm" svg:y2="4.973cm">
          <text:p/>
        </draw:line>
        <draw:line draw:style-name="gr9" draw:text-style-name="P1" draw:layer="layout" svg:x1="7.514cm" svg:y1="4.974cm" svg:x2="6.873cm" svg:y2="5.336cm">
          <text:p/>
        </draw:line>
        <draw:line draw:style-name="gr9" draw:text-style-name="P1" draw:layer="layout" svg:x1="6.873cm" svg:y1="5.335cm" svg:x2="6.873cm" svg:y2="5.763cm">
          <text:p/>
        </draw:line>
        <draw:polyline draw:style-name="gr9" draw:text-style-name="P1" draw:layer="layout" svg:width="0.52cm" svg:height="0.117cm" svg:x="5.961cm" svg:y="5.985cm" svg:viewBox="0 0 521 118" draw:points="0,118 40,102 79,88 118,76 156,64 194,53 232,43 269,34 307,26 343,19 380,13 416,9 451,5 486,2 521,0">
          <text:p/>
        </draw:polyline>
        <draw:path draw:style-name="gr9" draw:text-style-name="P1" draw:layer="layout" svg:width="0.18cm" svg:height="0.079cm" svg:x="5.781cm" svg:y="6.102cm" svg:viewBox="0 0 181 80" svg:d="M181 0c-59 24-119 50-181 80">
          <text:p/>
        </draw:path>
        <draw:polyline draw:style-name="gr9" draw:text-style-name="P1" draw:layer="layout" svg:width="0.18cm" svg:height="0.25cm" svg:x="5.781cm" svg:y="5.931cm" svg:viewBox="0 0 181 251" draw:points="0,251 20,240 40,228 59,213 78,197 96,178 112,160 127,140 141,119 153,99 163,78 171,57 176,37 180,18 181,0">
          <text:p/>
        </draw:polyline>
        <draw:path draw:style-name="gr9" draw:text-style-name="P1" draw:layer="layout" svg:width="0.089cm" svg:height="0.268cm" svg:x="5.143cm" svg:y="9.253cm" svg:viewBox="0 0 90 269" svg:d="M90 0c-50 66-90 186-90 269">
          <text:p/>
        </draw:path>
        <draw:line draw:style-name="gr9" draw:text-style-name="P1" draw:layer="layout" svg:x1="7.514cm" svg:y1="4.974cm" svg:x2="7.168cm" svg:y2="5.434cm">
          <text:p/>
        </draw:line>
        <draw:polyline draw:style-name="gr9" draw:text-style-name="P1" draw:layer="layout" svg:width="0.669cm" svg:height="0.223cm" svg:x="7.169cm" svg:y="5.434cm" svg:viewBox="0 0 670 224" draw:points="0,0 51,17 105,36 160,54 271,91 327,110 381,128 433,145 482,161 529,177 571,191 609,203 642,214 670,224">
          <text:p/>
        </draw:polyline>
        <draw:line draw:style-name="gr9" draw:text-style-name="P1" draw:layer="layout" svg:x1="7.169cm" svg:y1="5.434cm" svg:x2="6.873cm" svg:y2="5.335cm">
          <text:p/>
        </draw:line>
        <draw:polyline draw:style-name="gr9" draw:text-style-name="P1" draw:layer="layout" svg:width="0.065cm" svg:height="0.223cm" svg:x="4.984cm" svg:y="5.896cm" svg:viewBox="0 0 66 224" draw:points="50,224 57,214 61,202 64,190 66,177 66,162 64,147 61,130 57,113 51,96 44,77 34,58 24,39 13,19 0,0">
          <text:p/>
        </draw:polyline>
        <draw:line draw:style-name="gr9" draw:text-style-name="P1" draw:layer="layout" svg:x1="4.985cm" svg:y1="5.897cm" svg:x2="4.772cm" svg:y2="4.847cm">
          <text:p/>
        </draw:line>
        <draw:line draw:style-name="gr9" draw:text-style-name="P1" draw:layer="layout" svg:x1="4.773cm" svg:y1="4.847cm" svg:x2="3.022cm" svg:y2="7.181cm">
          <text:p/>
        </draw:line>
        <draw:line draw:style-name="gr9" draw:text-style-name="P1" draw:layer="layout" svg:x1="3.022cm" svg:y1="7.18cm" svg:x2="3.116cm" svg:y2="7.269cm">
          <text:p/>
        </draw:line>
        <draw:line draw:style-name="gr9" draw:text-style-name="P1" draw:layer="layout" svg:x1="3.962cm" svg:y1="7.55cm" svg:x2="3.115cm" svg:y2="7.267cm">
          <text:p/>
        </draw:line>
        <draw:path draw:style-name="gr9" draw:text-style-name="P1" draw:layer="layout" svg:width="0.09cm" svg:height="0.268cm" svg:x="5.335cm" svg:y="5.951cm" svg:viewBox="0 0 91 269" svg:d="M0 269c51-66 91-186 91-269">
          <text:p/>
        </draw:path>
        <draw:path draw:style-name="gr9" draw:text-style-name="P1" draw:layer="layout" svg:width="0.006cm" svg:height="0.094cm" svg:x="4.978cm" svg:y="5.802cm" svg:viewBox="0 0 7 95" svg:d="M7 95c-5-36-7-69-7-95">
          <text:p/>
        </draw:path>
        <draw:line draw:style-name="gr9" draw:text-style-name="P1" draw:layer="layout" svg:x1="2.877cm" svg:y1="7.132cm" svg:x2="3.023cm" svg:y2="7.181cm">
          <text:p/>
        </draw:line>
        <draw:line draw:style-name="gr9" draw:text-style-name="P1" draw:layer="layout" svg:x1="4.979cm" svg:y1="4.928cm" svg:x2="4.497cm" svg:y2="3.351cm">
          <text:p/>
        </draw:line>
        <draw:line draw:style-name="gr9" draw:text-style-name="P1" draw:layer="layout" svg:x1="4.498cm" svg:y1="3.352cm" svg:x2="3.514cm" svg:y2="3.023cm">
          <text:p/>
        </draw:line>
        <draw:line draw:style-name="gr9" draw:text-style-name="P1" draw:layer="layout" svg:x1="3.515cm" svg:y1="3.023cm" svg:x2="1.994cm" svg:y2="5.051cm">
          <text:p/>
        </draw:line>
        <draw:line draw:style-name="gr9" draw:text-style-name="P1" draw:layer="layout" svg:x1="4.773cm" svg:y1="4.848cm" svg:x2="4.497cm" svg:y2="3.947cm">
          <text:p/>
        </draw:line>
        <draw:line draw:style-name="gr9" draw:text-style-name="P1" draw:layer="layout" svg:x1="4.497cm" svg:y1="3.351cm" svg:x2="4.497cm" svg:y2="3.947cm">
          <text:p/>
        </draw:line>
        <draw:line draw:style-name="gr9" draw:text-style-name="P1" draw:layer="layout" svg:x1="1.994cm" svg:y1="5.05cm" svg:x2="1.994cm" svg:y2="5.646cm">
          <text:p/>
        </draw:line>
        <draw:line draw:style-name="gr9" draw:text-style-name="P1" draw:layer="layout" svg:x1="1.994cm" svg:y1="5.646cm" svg:x2="2.878cm" svg:y2="7.133cm">
          <text:p/>
        </draw:line>
        <draw:line draw:style-name="gr9" draw:text-style-name="P1" draw:layer="layout" svg:x1="3.514cm" svg:y1="3.619cm" svg:x2="4.498cm" svg:y2="3.948cm">
          <text:p/>
        </draw:line>
        <draw:line draw:style-name="gr9" draw:text-style-name="P1" draw:layer="layout" svg:x1="3.515cm" svg:y1="3.619cm" svg:x2="1.994cm" svg:y2="5.647cm">
          <text:p/>
        </draw:line>
        <draw:line draw:style-name="gr9" draw:text-style-name="P1" draw:layer="layout" svg:x1="3.514cm" svg:y1="3.023cm" svg:x2="3.514cm" svg:y2="3.619cm">
          <text:p/>
        </draw:line>
        <draw:path draw:style-name="gr9" draw:text-style-name="P1" draw:layer="layout" svg:width="0.381cm" svg:height="0.248cm" svg:x="3.647cm" svg:y="3.226cm" svg:viewBox="0 0 382 249" svg:d="M382 249c0-78-65-168-156-216s-185-43-226 13">
          <text:p/>
        </draw:path>
        <draw:path draw:style-name="gr9" draw:text-style-name="P1" draw:layer="layout" svg:width="0.381cm" svg:height="0.315cm" svg:x="3.625cm" svg:y="3.272cm" svg:viewBox="0 0 382 316" svg:d="M22 0c-51 67-10 181 90 256 99 74 220 81 270 15">
          <text:p/>
        </draw:path>
        <draw:path draw:style-name="gr9" draw:text-style-name="P1" draw:layer="layout" svg:width="0.022cm" svg:height="0.068cm" svg:x="4.006cm" svg:y="3.474cm" svg:viewBox="0 0 23 69" svg:d="M0 69c14-19 23-43 23-69">
          <text:p/>
        </draw:path>
        <draw:path draw:style-name="gr9" draw:text-style-name="P1" draw:layer="layout" svg:width="0.014cm" svg:height="0.045cm" svg:x="9.325cm" svg:y="2.959cm" svg:viewBox="0 0 15 46" svg:d="M0 46c0-18 5-33 15-46">
          <text:p/>
        </draw:path>
        <draw:path draw:style-name="gr9" draw:text-style-name="P1" draw:layer="layout" svg:width="0.254cm" svg:height="0.21cm" svg:x="9.339cm" svg:y="2.929cm" svg:viewBox="0 0 255 211" svg:d="M0 30c33-44 114-39 180 10 67 50 94 127 61 171">
          <text:p/>
        </draw:path>
        <draw:path draw:style-name="gr9" draw:text-style-name="P1" draw:layer="layout" svg:width="0.254cm" svg:height="0.166cm" svg:x="9.325cm" svg:y="3.004cm" svg:viewBox="0 0 255 167" svg:d="M255 136c-28 37-91 41-152 9-60-32-103-92-103-145">
          <text:p/>
        </draw:path>
        <draw:path draw:style-name="gr9" draw:text-style-name="P1" draw:layer="layout" svg:width="0.026cm" svg:height="0.083cm" svg:x="9.213cm" svg:y="2.884cm" svg:viewBox="0 0 27 84" svg:d="M0 84c0-32 9-61 27-84">
          <text:p/>
        </draw:path>
        <draw:path draw:style-name="gr9" draw:text-style-name="P1" draw:layer="layout" svg:width="0.466cm" svg:height="0.386cm" svg:x="9.239cm" svg:y="2.829cm" svg:viewBox="0 0 467 387" svg:d="M0 56c61-81 208-73 331 20 121 91 171 230 110 311">
          <text:p/>
        </draw:path>
        <draw:path draw:style-name="gr9" draw:text-style-name="P1" draw:layer="layout" svg:width="0.466cm" svg:height="0.303cm" svg:x="9.213cm" svg:y="2.967cm" svg:viewBox="0 0 467 304" svg:d="M467 248c-51 68-167 75-278 16-110-60-189-169-189-264">
          <text:p/>
        </draw:path>
        <draw:path draw:style-name="gr9" draw:text-style-name="P1" draw:layer="layout" svg:width="0.026cm" svg:height="0.083cm" svg:x="9.191cm" svg:y="2.914cm" svg:viewBox="0 0 27 84" svg:d="M0 84c0-33 9-61 27-84">
          <text:p/>
        </draw:path>
        <draw:path draw:style-name="gr9" draw:text-style-name="P1" draw:layer="layout" svg:width="0.466cm" svg:height="0.303cm" svg:x="9.191cm" svg:y="2.997cm" svg:viewBox="0 0 467 304" svg:d="M467 248c-51 68-167 74-278 16-111-59-189-169-189-264">
          <text:p/>
        </draw:path>
        <draw:path draw:style-name="gr9" draw:text-style-name="P1" draw:layer="layout" svg:width="0.024cm" svg:height="0.076cm" svg:x="9.137cm" svg:y="3.03cm" svg:viewBox="0 0 25 77" svg:d="M0 77c0-29 9-55 25-77">
          <text:p/>
        </draw:path>
        <draw:path draw:style-name="gr9" draw:text-style-name="P1" draw:layer="layout" svg:width="0.424cm" svg:height="0.275cm" svg:x="9.137cm" svg:y="3.106cm" svg:viewBox="0 0 425 276" svg:d="M425 225c-48 62-152 68-253 14-101-53-172-152-172-239">
          <text:p/>
        </draw:path>
        <draw:path draw:style-name="gr9" draw:text-style-name="P1" draw:layer="layout" svg:width="0.025cm" svg:height="0.078cm" svg:x="9.124cm" svg:y="3.031cm" svg:viewBox="0 0 26 79" svg:d="M0 79c0-31 10-58 26-79">
          <text:p/>
        </draw:path>
        <draw:path draw:style-name="gr9" draw:text-style-name="P1" draw:layer="layout" svg:width="0.035cm" svg:height="0.032cm" svg:x="9.149cm" svg:y="2.999cm" svg:viewBox="0 0 36 33" svg:d="M0 33c10-14 22-24 36-33">
          <text:p/>
        </draw:path>
        <draw:path draw:style-name="gr9" draw:text-style-name="P1" draw:layer="layout" svg:width="0.02cm" svg:height="0.043cm" svg:x="9.564cm" svg:y="3.299cm" svg:viewBox="0 0 21 44" svg:d="M21 0c-4 16-11 30-21 44">
          <text:p/>
        </draw:path>
        <draw:path draw:style-name="gr9" draw:text-style-name="P1" draw:layer="layout" svg:width="0.44cm" svg:height="0.285cm" svg:x="9.124cm" svg:y="3.109cm" svg:viewBox="0 0 441 286" svg:d="M441 234c-48 64-157 70-262 15-105-56-179-159-179-249">
          <text:p/>
        </draw:path>
        <draw:path draw:style-name="gr9" draw:text-style-name="P1" draw:layer="layout" svg:width="0.024cm" svg:height="0.079cm" svg:x="9.102cm" svg:y="3.06cm" svg:viewBox="0 0 25 80" svg:d="M0 80c0-30 9-57 25-80">
          <text:p/>
        </draw:path>
        <draw:path draw:style-name="gr9" draw:text-style-name="P1" draw:layer="layout" svg:width="0.439cm" svg:height="0.285cm" svg:x="9.102cm" svg:y="3.139cm" svg:viewBox="0 0 440 286" svg:d="M440 234c-48 64-157 70-261 14-105-55-179-159-179-248">
          <text:p/>
        </draw:path>
        <draw:path draw:style-name="gr9" draw:text-style-name="P1" draw:layer="layout" svg:width="0.015cm" svg:height="0.045cm" svg:x="5.033cm" svg:y="1.529cm" svg:viewBox="0 0 16 46" svg:d="M0 46c0-17 5-34 16-46">
          <text:p/>
        </draw:path>
        <draw:path draw:style-name="gr9" draw:text-style-name="P1" draw:layer="layout" svg:width="0.254cm" svg:height="0.21cm" svg:x="5.048cm" svg:y="1.498cm" svg:viewBox="0 0 255 211" svg:d="M0 30c33-44 113-40 181 10 66 50 93 127 60 171">
          <text:p/>
        </draw:path>
        <draw:path draw:style-name="gr9" draw:text-style-name="P1" draw:layer="layout" svg:width="0.255cm" svg:height="0.165cm" svg:x="5.033cm" svg:y="1.574cm" svg:viewBox="0 0 256 166" svg:d="M256 135c-28 38-92 41-152 8-61-32-104-91-104-143">
          <text:p/>
        </draw:path>
        <draw:path draw:style-name="gr9" draw:text-style-name="P1" draw:layer="layout" svg:width="0.026cm" svg:height="0.083cm" svg:x="4.922cm" svg:y="1.454cm" svg:viewBox="0 0 27 84" svg:d="M0 84c0-33 9-61 27-84">
          <text:p/>
        </draw:path>
        <draw:path draw:style-name="gr9" draw:text-style-name="P1" draw:layer="layout" svg:width="0.465cm" svg:height="0.386cm" svg:x="4.948cm" svg:y="1.398cm" svg:viewBox="0 0 466 387" svg:d="M0 56c60-81 208-73 330 18s171 231 110 313">
          <text:p/>
        </draw:path>
        <draw:path draw:style-name="gr9" draw:text-style-name="P1" draw:layer="layout" svg:width="0.465cm" svg:height="0.302cm" svg:x="4.922cm" svg:y="1.537cm" svg:viewBox="0 0 466 303" svg:d="M466 248c-52 68-166 74-277 15s-189-168-189-263">
          <text:p/>
        </draw:path>
        <draw:path draw:style-name="gr9" draw:text-style-name="P1" draw:layer="layout" svg:width="0.026cm" svg:height="0.083cm" svg:x="4.899cm" svg:y="1.484cm" svg:viewBox="0 0 27 84" svg:d="M0 84c0-32 9-62 27-84">
          <text:p/>
        </draw:path>
        <draw:path draw:style-name="gr9" draw:text-style-name="P1" draw:layer="layout" svg:width="0.466cm" svg:height="0.302cm" svg:x="4.899cm" svg:y="1.567cm" svg:viewBox="0 0 467 303" svg:d="M467 247c-52 68-166 75-277 16s-190-167-190-263">
          <text:p/>
        </draw:path>
        <draw:path draw:style-name="gr9" draw:text-style-name="P1" draw:layer="layout" svg:width="0.023cm" svg:height="0.075cm" svg:x="4.846cm" svg:y="1.6cm" svg:viewBox="0 0 24 76" svg:d="M0 76c0-29 8-54 24-76">
          <text:p/>
        </draw:path>
        <draw:path draw:style-name="gr9" draw:text-style-name="P1" draw:layer="layout" svg:width="0.423cm" svg:height="0.275cm" svg:x="4.846cm" svg:y="1.675cm" svg:viewBox="0 0 424 276" svg:d="M424 226c-46 62-150 67-251 14s-173-153-173-240">
          <text:p/>
        </draw:path>
        <draw:path draw:style-name="gr9" draw:text-style-name="P1" draw:layer="layout" svg:width="0.024cm" svg:height="0.078cm" svg:x="4.833cm" svg:y="1.6cm" svg:viewBox="0 0 25 79" svg:d="M0 79c0-31 9-57 25-79">
          <text:p/>
        </draw:path>
        <draw:path draw:style-name="gr9" draw:text-style-name="P1" draw:layer="layout" svg:width="0.036cm" svg:height="0.031cm" svg:x="4.857cm" svg:y="1.569cm" svg:viewBox="0 0 37 32" svg:d="M0 32c10-13 22-24 37-32">
          <text:p/>
        </draw:path>
        <draw:path draw:style-name="gr9" draw:text-style-name="P1" draw:layer="layout" svg:width="0.02cm" svg:height="0.042cm" svg:x="5.272cm" svg:y="1.869cm" svg:viewBox="0 0 21 43" svg:d="M21 0c-5 17-11 31-21 43">
          <text:p/>
        </draw:path>
        <draw:path draw:style-name="gr9" draw:text-style-name="P1" draw:layer="layout" svg:width="0.439cm" svg:height="0.286cm" svg:x="4.833cm" svg:y="1.678cm" svg:viewBox="0 0 440 287" svg:d="M440 234c-48 65-156 71-262 15-104-55-178-159-178-249">
          <text:p/>
        </draw:path>
        <draw:path draw:style-name="gr9" draw:text-style-name="P1" draw:layer="layout" svg:width="0.025cm" svg:height="0.078cm" svg:x="4.81cm" svg:y="1.63cm" svg:viewBox="0 0 26 79" svg:d="M0 79c0-30 10-58 26-79">
          <text:p/>
        </draw:path>
        <draw:path draw:style-name="gr9" draw:text-style-name="P1" draw:layer="layout" svg:width="0.44cm" svg:height="0.286cm" svg:x="4.81cm" svg:y="1.708cm" svg:viewBox="0 0 441 287" svg:d="M441 234c-48 64-156 71-262 15-105-56-179-159-179-249">
          <text:p/>
        </draw:path>
        <draw:line draw:style-name="gr9" draw:text-style-name="P1" draw:layer="layout" svg:x1="9.68cm" svg:y1="3.214cm" svg:x2="9.657cm" svg:y2="3.245cm">
          <text:p/>
        </draw:line>
        <draw:line draw:style-name="gr9" draw:text-style-name="P1" draw:layer="layout" svg:x1="9.24cm" svg:y1="2.884cm" svg:x2="9.217cm" svg:y2="2.915cm">
          <text:p/>
        </draw:line>
        <draw:line draw:style-name="gr9" draw:text-style-name="P1" draw:layer="layout" svg:x1="9.592cm" svg:y1="3.29cm" svg:x2="9.561cm" svg:y2="3.331cm">
          <text:p/>
        </draw:line>
        <draw:line draw:style-name="gr9" draw:text-style-name="P1" draw:layer="layout" svg:x1="9.192cm" svg:y1="2.99cm" svg:x2="9.161cm" svg:y2="3.031cm">
          <text:p/>
        </draw:line>
        <draw:line draw:style-name="gr9" draw:text-style-name="P1" draw:layer="layout" svg:x1="9.565cm" svg:y1="3.342cm" svg:x2="9.541cm" svg:y2="3.373cm">
          <text:p/>
        </draw:line>
        <draw:line draw:style-name="gr9" draw:text-style-name="P1" draw:layer="layout" svg:x1="9.15cm" svg:y1="3.031cm" svg:x2="9.126cm" svg:y2="3.061cm">
          <text:p/>
        </draw:line>
        <draw:line draw:style-name="gr9" draw:text-style-name="P1" draw:layer="layout" svg:x1="5.388cm" svg:y1="1.784cm" svg:x2="5.365cm" svg:y2="1.814cm">
          <text:p/>
        </draw:line>
        <draw:line draw:style-name="gr9" draw:text-style-name="P1" draw:layer="layout" svg:x1="4.949cm" svg:y1="1.454cm" svg:x2="4.925cm" svg:y2="1.485cm">
          <text:p/>
        </draw:line>
        <draw:line draw:style-name="gr9" draw:text-style-name="P1" draw:layer="layout" svg:x1="5.3cm" svg:y1="1.86cm" svg:x2="5.269cm" svg:y2="1.901cm">
          <text:p/>
        </draw:line>
        <draw:line draw:style-name="gr9" draw:text-style-name="P1" draw:layer="layout" svg:x1="4.9cm" svg:y1="1.56cm" svg:x2="4.869cm" svg:y2="1.601cm">
          <text:p/>
        </draw:line>
        <draw:line draw:style-name="gr9" draw:text-style-name="P1" draw:layer="layout" svg:x1="5.273cm" svg:y1="1.911cm" svg:x2="5.25cm" svg:y2="1.942cm">
          <text:p/>
        </draw:line>
        <draw:line draw:style-name="gr9" draw:text-style-name="P1" draw:layer="layout" svg:x1="4.858cm" svg:y1="1.6cm" svg:x2="4.835cm" svg:y2="1.631cm">
          <text:p/>
        </draw:line>
        <draw:frame draw:style-name="gr12" draw:text-style-name="P6" draw:layer="layout" svg:width="0.119cm" svg:height="0.141cm" svg:x="24.767cm" svg:y="12.241cm">
          <draw:text-box>
            <text:p text:style-name="P3"><text:span text:style-name="T2"><text:s/></text:span></text:p>
          </draw:text-box>
        </draw:frame>
        <draw:frame draw:style-name="gr13" draw:text-style-name="P7" draw:layer="layout" svg:width="6.763cm" svg:height="0.462cm" svg:x="11.479cm" svg:y="10.079cm">
          <draw:text-box>
            <text:p text:style-name="P3"><text:span text:style-name="T3">2X M3 Brass Inserts [HD-MS003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4-23T09:55:05.179339582</dc:date>
    <meta:editing-duration>PT3M16S</meta:editing-duration>
    <meta:editing-cycles>1</meta:editing-cycles>
    <meta:document-statistic meta:object-count="970"/>
    <meta:generator>LibreOffice/5.2.7.2$Linux_X86_64 LibreOffice_project/20m0$Build-2</meta:generator>
  </office:meta>
</office:document-meta>
</file>